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6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2402in"/>
    </style:style>
    <style:style style:name="co4" style:family="table-column">
      <style:table-column-properties fo:break-before="auto" style:column-width="3.1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ffiliations</text:p>
          </table:table-cell>
          <table:table-cell table:style-name="ce1" office:value-type="string" calcext:value-type="string">
            <text:p>Qu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overnance of Physical Artificial Intellig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es an artificial intelligence perform market manipulation with its own</text:p>
            <text:p>  discretion? -- A genetic algorithm learns in an artificial market simul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 of Artificial Intelligence on Economic Theo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se for psychometric artificial general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hirteenth Conference on Uncertainty in Artificial</text:p>
            <text:p>  Intelligence (1997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Ninth Conference on Uncertainty in Artificial</text:p>
            <text:p>  Intelligence (1993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Second Conference on Uncertainty in Artificial</text:p>
            <text:p>  Intelligence (1986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AI FSS-18: Artificial Intelligence in Government and Public Sector</text:p>
            <text:p>  Proceeding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in Huma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shed of Artificial Intelligence: Human Intelligence, Machine</text:p>
            <text:p>  Intelligence, and Biologic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pective: Purposeful Failure in Artificial Life and Artificial</text:p>
            <text:p> 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ificial Scientist: Logicist, Emergentist, and Universalist</text:p>
            <text:p>  Approaches to Artificial Gener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 $\neq$ AG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Technology analysis using Artificial</text:p>
            <text:p>  Intelligence patent through Deep Learning model and vector space mod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 IQs of AI Systems and their Testing Metho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amining correlation between trust and transparency with explainable</text:p>
            <text:p>  artifici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Seventh Conference on Uncertainty in</text:p>
            <text:p>  Artificial Intelligence (2011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Sixth Conference on Uncertainty in Artificial</text:p>
            <text:p>  Intelligence (2010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Fifth Conference on Uncertainty in Artificial</text:p>
            <text:p>  Intelligence (2009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Fourth Conference on Uncertainty in Artificial</text:p>
            <text:p>  Intelligence (2008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First Conference on Uncertainty in Artificial</text:p>
            <text:p>  Intelligence (2005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Second Conference on Uncertainty in Artificial</text:p>
            <text:p>  Intelligence (2006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ieth Conference on Uncertainty in Artificial</text:p>
            <text:p>  Intelligence (2004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Eighth Conference on Uncertainty in Artificial</text:p>
            <text:p>  Intelligence (2012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Nineteenth Conference on Uncertainty in Artificial</text:p>
            <text:p>  Intelligence (2003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Seventeenth Conference on Uncertainty in Artificial</text:p>
            <text:p>  Intelligence (2001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Eighteenth Conference on Uncertainty in Artificial</text:p>
            <text:p>  Intelligence (2002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Sixteenth Conference on Uncertainty in Artificial</text:p>
            <text:p>  Intelligence (2000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Fifteenth Conference on Uncertainty in Artificial</text:p>
            <text:p>  Intelligence (1999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Fourteenth Conference on Uncertainty in Artificial</text:p>
            <text:p>  Intelligence (1998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lfth Conference on Uncertainty in Artificial</text:p>
            <text:p>  Intelligence (1996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Eleventh Conference on Uncertainty in Artificial</text:p>
            <text:p>  Intelligence (1995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enth Conference on Uncertainty in Artificial</text:p>
            <text:p>  Intelligence (1994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Eighth Conference on Uncertainty in Artificial</text:p>
            <text:p>  Intelligence (1992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Seventh Conference on Uncertainty in Artificial</text:p>
            <text:p>  Intelligence (1991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Sixth Conference on Uncertainty in Artificial</text:p>
            <text:p>  Intelligence (1990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Fifth Conference on Uncertainty in Artificial</text:p>
            <text:p>  Intelligence (1989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Fourth Conference on Uncertainty in Artificial</text:p>
            <text:p>  Intelligence (1988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hird Conference on Uncertainty in Artificial</text:p>
            <text:p>  Intelligence (1987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First Conference on Uncertainty in Artificial</text:p>
            <text:p>  Intelligence (1985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Ninth Conference on Uncertainty in Artificial</text:p>
            <text:p>  Intelligence (2013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osophy in the Face of Artificial Intellig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AI FSS-19: Artificial Intelligence in Government and Public Sector</text:p>
            <text:p>  Proceeding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s in Artificial Intelligence Require Progress Across all of</text:p>
            <text:p>  Computer Sci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AI FSS-20: Artificial Intelligence in Government and Public Sector</text:p>
            <text:p>  Proceeding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AI FSS-21: Artificial Intelligence in Government and Public Sector</text:p>
            <text:p>  Proceeding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ce of Astronomical Optical Telescope: Present Status and</text:p>
            <text:p>  Future Perspectiv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Statistical Relational to Neuro-Symbolic Artificial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AI-2019 Workshop on Games and Simulations for Artifici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udy on Artificial Intelligence IQ and Standard Intelligent Mod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Systems Knowledge Representation Using Modelling Environment</text:p>
            <text:p>  System Techniques Artificial Intelligen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inite-Time Technological Singularity Model With Artificial</text:p>
            <text:p>  Intelligence Self-Improve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ivity and Artificial Intelligence: A Digital Art Perspectiv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ndations of Intelligence in Natural and Artificial Systems: A</text:p>
            <text:p>  Workshop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s of Machine Intelligenc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pproximation of the Universal Intelligence Measur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ision under Uncertaint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ook of Why: Revie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dging the Gap between Artificial Intelligence and Artificial General</text:p>
            <text:p>  Intelligence: A Ten Commandment Framework for Human-Like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hniques for Adversarial Examples Threatening the Safety of Artificial</text:p>
            <text:p>  Intelligence Based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 Selection Properties in a Software Simulated Agen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vel Method for Developing Robotics via Artificial Intelligence and</text:p>
            <text:p>  Internet of Thing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ar Belief Updates and Confusion about Measures of Certainty in</text:p>
            <text:p>  Artificial Intelligence Researc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vepiping and Malicious Software: A Critical Review of AGI Containm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Centered Artificial Intelligence and Machine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in Artificial Intelligence: Towards a Common</text:p>
            <text:p>  Understand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, Natural Language Processing, and Explainable Artificial</text:p>
            <text:p>  Intelligence in the Biomedical Dom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fying Natural and Artificial Intelligence in Robots and Natural</text:p>
            <text:p>  Systems with an Algorithmic Behavioural Tes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ing the Singularity for A.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al Artificial Intelligence: The Concept Expansion of</text:p>
            <text:p>  Next-Generation Artifici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Artificial Intelligence Do Everything That We Can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Super Intelligence and Polymetric Analys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ormal Measure of Machine Intelligenc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ational Narrative Intelligence: A Human-Centered Goal for</text:p>
            <text:p>  Artificial Intellig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Human Intelligence through Human Limit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ce as information processing: brains, swarms, and comput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in-the-loop Artificial Intellig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nd Economic Theor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 of Artificial Intelligence Techniques / Applications in Cyber</text:p>
            <text:p>  Defen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ng Entrepreneurial Decision-Making Through Hybrid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Does Artificial Life Tell Us About Death?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Generative Artificial Intelligence in Intelligent Vehicle</text:p>
            <text:p> 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the intelligence of an idealized mechanical knowing ag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t behavior depends on the ecological niche: Scaling up AI to</text:p>
            <text:p>  human-like intelligence in socio-cultural environmen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for Interstellar Trav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Intelligence and Growth Rate: Variations on Hibbard's</text:p>
            <text:p>  Intelligence Measu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gnitive Architecture for Co-Evolutionary Hybrid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efinition of Artificial Intellig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lines for Artificial Intelligence Containm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 Enhanced Artifici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ical Considerations in Artificial Intelligence Cours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nation in Artificial Intelligence: Insights from the Social</text:p>
            <text:p>  Scienc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nd Medicine: A literature review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iomedical Robotics Laboratory, Department of Biomedical Engineering, City University of Hong Kong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-SMART: A Reference Architecture for Artificially Intelligent Autonomic</text:p>
            <text:p>  Smart Building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content marketing processes with the approaches by artificial</text:p>
            <text:p>  intellig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located Accountabilities in the AI Supply Chain: Modularity and</text:p>
            <text:p>  Developers' Notions of Responsibil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est Trends in Artificial Intelligence Technology: A Scoping Review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 Intelligence: Go Beyond Artificial Intellig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 for Searching for General Artificial Intellig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ce Quotient and Intelligence Grade of Artificial Intellig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on of Multidisciplinary Effects of Artificial Intelligence with</text:p>
            <text:p>  Optimization Perspectiv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ilia: Scalable Intelligent Video Surveillance for the Artificial</text:p>
            <text:p>  Intelligence of Thing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ture Trends for Human-AI Collaboration: A Comprehensive Taxonomy of</text:p>
            <text:p>  AI/AGI Using Multiple Intelligences and Learning Styl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rm Intelligenc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in Intelligent Tutoring Robots: A Systematic</text:p>
            <text:p>  Review and Design Guidelin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Safer AGI by introducing Artificial Stupid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Reasoning and the Future of Iconic Representati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IPN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erse Consequences of Algorithmic Probabilit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Twenty-Third Conference on Uncertainty in Artificial</text:p>
            <text:p>  Intelligence (2007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ackwards View for Assess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ndations of Probability Theory for AI - The Application of</text:p>
            <text:p>  Algorithmic Probability to Problems in Artificial Intellige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Artificial Intelligence for Cyber Security (AICS)</text:p>
            <text:p>  Workshop 20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layered Model of Spee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in Minimally Invasive Interventional Treat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 Drexel Society of Artificial Intelligence Research Confer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influence of intelligence in (social) intelligence testing</text:p>
            <text:p>  environmen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mbeddings World and Artificial General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and Biological Intelligenc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ning with Brain-inspired A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der ethical and social challenges in smart grid resear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lassification of Artificial Intelligence Systems for Mathematics</text:p>
            <text:p>  Edu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troductory Review of Spiking Neural Network and Artificial Neural</text:p>
            <text:p>  Network: From Biological Intelligence to Artificial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 in the AI loop via xAI and Active Learning for Visual Inspe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: A Child's Pla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 and Machine: Questions of Risk, Trust and Accountability in Today's</text:p>
            <text:p>  AI Technolog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led Language and Baby Turing Test for General Conversational</text:p>
            <text:p> 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iers in Collective Intelligence: A Workshop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Intelligence: When Blockchain Meets Artifici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ergetic Learning Systems: Concept, Architecture, and Algorith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t Computing: The Latest Advances, Challenges and Futu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s of collective machine intellige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is an intelligent system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ole of Artificial Intelligence Technologies in Crisis Respo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ystematic Approach to Artificial Agent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ty Judgement in Artificial Intellige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Methods in Algorithmic Composition: A Comprehensive Surv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ON Challenge on Algorithm Selec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ython Engine for Teaching Artificial Intelligence in Ga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putation System for Artificial Societ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ations of Quantum Computing for Artificial Intelligence alignment</text:p>
            <text:p>  resear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pproach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son between the two definitions of A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 Choice and Artificial Intellig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as Amplification in Artificial Intelligence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Scratch to Teach Undergraduate Students' Skills on Artificial</text:p>
            <text:p> 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agine All the People: Citizen Science, Artificial Intelligence, and</text:p>
            <text:p>  Computational Resear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Health: An Artificial Intelligence Oriented Mobile Application for</text:p>
            <text:p>  Personal Healthcare Sup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tifiable Artificial Intelligence Through Data Fu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Robust Artificial Intelligence System Assurance</text:p>
            <text:p>  (RAISA) Workshop 202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12 Track Reconstruction with Artificial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e of the Art in Artificial Intelligence applied to the Legal Dom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tgenstein's influence on artificial intellig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for Agile development: a Meta-Analy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can the brain teach us about building artificial intelligence?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t Autonomous Things on the Battlefiel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-evolutionary hybrid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merging Artificial Intelligence Protocol for Hierarchical</text:p>
            <text:p>  Information Networ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ulation of Human and Artificial Emotion (SHAr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zation of Games: Towards Quantum Artificial Intelligenc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ng Lower Probabilit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ssumptions Behind Dempster's Ru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ature of the Unnormalized Beliefs Encountered in the Transferable</text:p>
            <text:p>  Belief Mod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efficients of Relations for Probabilistic Reaso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able artificial intelligence (XAI), the goodness criteria and the</text:p>
            <text:p>  grasp-ability tes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Independencies in Causal Graphs with Feedba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olution towards Smart Optical Networking: Where Artificial</text:p>
            <text:p>  Intelligence (AI) meets the World of Photon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, Philosophie, Log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 forecasting the technological singularity risks from artificial</text:p>
            <text:p> 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 Root Artificial Intelligence Deeply in Basic Science for a New</text:p>
            <text:p>  Generation of A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Operation of Affective Artificial Intellig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twin brain: a bridge between biological intelligence and</text:p>
            <text:p>  artificial intellig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 Decade of Universal Artificial Intellig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ing Artificial Cognitive Architectures: Brain Inspired or</text:p>
            <text:p>  Biologically Inspired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nd Asymmetric Information Theo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ing the reach and maturity of machine learning and artificial</text:p>
            <text:p>  intelligence in astronom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d the Gap! Bridging Explainable Artificial Intelligence and Human</text:p>
            <text:p>  Understanding with Luhmann's Functional Theory of Communic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n Explainable Artificial Intelligence for Healthcare: Why,</text:p>
            <text:p>  How, and When?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e-based Platforms for Artificial Intelligence Researc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ive Artificial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ssion, The Fermi Paradox and Artificial Super-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Intelligent is your Intelligent Robot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izing Intellig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Based Machine Intelligence Techniques in VLSI hardwa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Hierarchical Model of Consciousness, Intelligence, Mind and</text:p>
            <text:p>  Bod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nt Models of Political Interacti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imer on Answer Set Programmi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tative Analysis of Whether Machine Intelligence Can Surpass Human</text:p>
            <text:p>  Intellige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intelligent computing unit 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 of a dynamic and self adapting system, supported with artificial</text:p>
            <text:p>  intelligence, machine learning and real time intelligence for predictive</text:p>
            <text:p>  cyber risk analytics in extreme environments, cyber risk in the colonisation</text:p>
            <text:p>  of Ma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ce via ultrafilters: structural properties of some</text:p>
            <text:p>  intelligence comparators of deterministic Legg-Hutter ag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al Intelligence: A Definition of Machine Intelligenc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Intelligence through Gam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ded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iding Undesired Choices Using Intelligent Adaptive Syste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2Seq AI Chatbot with Attention Mechanis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ical Considerations for AI Researche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ext Decade of Telecommunications Artifici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iaInfo Technologies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-Process Methodology for Intelligent System Develop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 Indignity: From Legal AI Personhood to Selfish Mem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Qualia in Natural and Artificial Agen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nomous Visual Navigation A Biologically Inspired Approa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on Artificial Intelligence Ethics Based on the Evolution of</text:p>
            <text:p>  Population Knowledge Bas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yber Science Based Ontology for Artificial General Intelligence</text:p>
            <text:p>  Containm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stive Explanation: A Structural-Model Appro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-based XAI through CBR: There is more to explanations than</text:p>
            <text:p>  models can tel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ive Problem Solving in Artificially Intelligent Agents: A Survey</text:p>
            <text:p>  and Framewor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 in a Vat: On Missing Pieces Towards Artificial General</text:p>
            <text:p>  Intelligence in Large Language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derations upon the Machine Learning Technologi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gorithmic Randomness as Foundation of Inductive Reasoning and</text:p>
            <text:p>  Artificial Intelligen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Systems for Knowledge Representation in Artificial Intellig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s of Cognition and its Implications for future High-Level Cognitive</text:p>
            <text:p>  Machi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t Physiotherapy Through Procedural Content Gener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-Defined 5G Radio Access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-based Clinical Decision Support for COVID-19 --</text:p>
            <text:p>  Where Art Thou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larification of misconceptions, myths and desired status of</text:p>
            <text:p>  artificial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earning in natural and artificial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Techniques for Software Requirements Prioritiz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 Complexity Important for Philosophy of Mind?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Era of Artificial Intelligence in Education: A Multifaceted</text:p>
            <text:p>  Revolu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aradigm Shifts in Artificial Intellig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biente de Planejamento Ipê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pproaches To UCAV Autonom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parkCognition Inc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ible Autonom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ia los Comités de Ética en Inteligencia Artifici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-Symbolic Artificial Intelligence: Current Tren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a Collated Cybersecurity Dataset for Machine Learning and</text:p>
            <text:p>  Artifici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y of Cognitive Relativity: A Promising Paradigm for True A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elationship between Biological and Artifici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Hybrid Human-Artificial Intelligence for Social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Measuring Ethicality of an Intelligent Assistive Syste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ge Intelligence: Paving the Last Mile of Artificial Intelligence with</text:p>
            <text:p>  Edge Comput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Cognitively-inspired Generation of the Notion of Topological</text:p>
            <text:p>  Group in the Context of Artificial Mathematic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able Artificial Intelligence Applications in Cyber Security:</text:p>
            <text:p>  State-of-the-Art in Resear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eralization in Agents' Decision Making: Evidence of Benefits/Costs</text:p>
            <text:p>  from Artificial Intellig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nd its Role in Near Fu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ntropy of Artificial Intelligence and a Case Study of AlphaZero</text:p>
            <text:p>  from Shannon's Perspectiv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llection of Definitions of Intelligenc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: Cluster detection and multidimensional visualization of</text:p>
            <text:p>  automated data mining using intelligent agen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velace 2.0 Test of Artificial Creativity and Intelligen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t Biohybrid Neurotechnologies: Are They Really What They</text:p>
            <text:p>  Claim?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 and development of a software system for swarm intelligence based</text:p>
            <text:p>  research stud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Question Answering for Math and Science Probl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s and Characteristics of Intelligent Autonomy for Internet of</text:p>
            <text:p>  Battle Things in Highly Adversarial Environmen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eless 2.0: Towards an Intelligent Radio Environment Empowered by</text:p>
            <text:p>  Reconfigurable Meta-Surfaces and Artificial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metry as an Organizing Principle for Geometric Intellig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I4AI: Threat Intelligence Generation and Sharing after Red Teaming AI</text:p>
            <text:p>  Model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Problems in Universal Induction &amp; Intelligenc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ntropy-based Measure of Intelligence Degree of System Structur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rtificial Neural Network Functionalized by Evolu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inguistic Blind Spot of Value-Aligned Agency, Natural and</text:p>
            <text:p>  Artifici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ce Prim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tology in Hybrid Intelligence: a concise literature review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utational Theory of Intelligence: Information Entrop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Collective Intelligence Engineering: a Survey of Concepts and</text:p>
            <text:p>  Perspectiv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odel for Combination of External and Internal Stimuli in the Action</text:p>
            <text:p>  Selection of an Autonomous Agen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Techniques for Steam Generator Modelli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ue Sky Ideas in Artificial Intelligence Education from the EAAI 2017</text:p>
            <text:p>  New and Future AI Educator Progra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Based Malware Analysi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entury Long Commitment to Assessing Artificial Intelligence and its</text:p>
            <text:p>  Impact on Socie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Ethics into Artificial Intellig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ing Artificial Intelligence Princip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ask Analysis Cell Assembly Perspectiv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erprise AI Canvas -- Integrating Artificial Intelligence into</text:p>
            <text:p>  Busines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Microarray Data using Artificial Intelligence Based</text:p>
            <text:p>  Techniqu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 Transfer Between Artificial Intelligence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rrow Artificial Intelligence with Machine Learning for Real-Time</text:p>
            <text:p>  Estimation of a Mobile Agents Location Using Hidden Markov Mode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es the "Artificial Intelligence Clinician" learn optimal treatment</text:p>
            <text:p>  strategies for sepsis in intensive care?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: from Research to Application ; the Upper-Rhine</text:p>
            <text:p>  Artificial Intelligence Symposium (UR-AI 2019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ds.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f Artificial Intelligence for Card Games and Its Application to</text:p>
            <text:p>  the Swiss Game Jas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ansformative Potential of Artifici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ed Explanatory Efficacy on Human Affect and Workload through</text:p>
            <text:p>  Interactive Process in Artifici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oly Grail of Quantum Artificial Intelligence: Major Challenges in</text:p>
            <text:p>  Accelerating the Machine Learning Pipelin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MU Munich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K: Exploring the State of the Art and the Future Potential of</text:p>
            <text:p>  Artificial Intelligence in Digital Forensic Investig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sons, Values, Stakeholders: A Philosophical Framework for Explainable</text:p>
            <text:p>  Artificial Intellig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ves and AI: An Overview of Current Debates and Future Perspectiv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for Sustainable Energy: A Contextual Topic</text:p>
            <text:p>  Modeling and Content Analys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en, artificial intelligence, and key positions in collaboration</text:p>
            <text:p>  networks: Towards a more equal scientific ecosyst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system based on multi-value classification of</text:p>
            <text:p>  fully connected neural network for construction managemen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nosis of Paratuberculosis in Histopathological Images Based on</text:p>
            <text:p>  Explainable Artificial Intelligence and Deep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ing the cybersecurity of the healthcare system with</text:p>
            <text:p>  self-optimising and self-adaptative artificial intelligence (part 2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AI at ACM SIGSPATIAL: The New Frontier of Geospatial Artificial</text:p>
            <text:p>  Intelligence Resear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Robots to Books: An Introduction to Smart Applications of AI in</text:p>
            <text:p>  Education (AIEd)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oducibility of Machine Learning: Terminology, Recommendations and</text:p>
            <text:p>  Open Issu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 label classification of Artificial Intelligence related patents</text:p>
            <text:p>  using Modified D2SBERT and Sentence Attention mechanis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Classic-Quantum Computing for Staging of Invasive Ductal</text:p>
            <text:p>  Carcinoma of Brea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 of Intelligence: A Survey on the Enabling Technologies,</text:p>
            <text:p>  Applications, and Challeng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ction-Based Artificial Intelligence: Toward Coevolution with Humans</text:p>
            <text:p>  in the Lo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ve Maintenance -- Bridging Artificial Intelligence and Io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n Intelligent Database System Founded on the SP Theory of</text:p>
            <text:p>  Computing and Cogni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th in the Algorithm, Part 1: Beyond the Turing Tes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xisting, ecologically-successful genus of collectively intelligent</text:p>
            <text:p>  artificial creatur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th and Suicide in Universal Artificial Intellig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lgonauts Project: A Platform for Communication between the Sciences</text:p>
            <text:p>  of Biological and Artifici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mptotically Unambitious Artificial General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and deep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ward is not enough: can we liberate AI from the reinforcement learning</text:p>
            <text:p>  paradigm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Artificial Intelligence for Music Generation: Agents,</text:p>
            <text:p>  Domains and Perspectiv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nd Dual Contrac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zing the Contextual Shortcomings of Artificial General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rtificial Intellig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ture Notes: Optimization for Machine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timal Control View of Adversarial Machine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x deviation strategies for machine learning and recognition with</text:p>
            <text:p>  short learning sampl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for Clinical Predictive Analytic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Modular Machine Learning Solution Development: Benefits and</text:p>
            <text:p>  Trade-off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Advances in Optimal Transport for Machine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Machine Learning: Class Notes 675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ibes of Machine Learning and the Realm of Computer Architectu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chine Learning Tutorial for Operational Meteorology, Part I:</text:p>
            <text:p>  Traditional Machine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Paper: Towards Transparent Machine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Bias in Machine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Unified Analytical Framework for Trustable Machine Learning and</text:p>
            <text:p>  Automation Running with Blockchai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Bench: How Good Are Machine Learning Clouds for Binary Classification</text:p>
            <text:p>  Tasks on Structured Data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Pricing in Machine Learning Pipelin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hniques for Automated Machine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llelization of Machine Learning Algorithms Respectively on Single</text:p>
            <text:p>  Machine and Spar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ompete: A Framework for Machine Learning Competi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Training of Deep Boltzmann Machin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Machine Learning via Randomised Respon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2016 ICML Workshop on #Data4Good: Machine Learning in</text:p>
            <text:p>  Social Good Applica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hematical Perspective of Machin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-year Survival Prediction for Breast Cancer Pati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Optimization Methods from a Machine Learning Perspectiv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ed Graph Machine Learning: Approaches, Libraries and Direc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Machine Learning Meets Privacy: A Survey and Outloo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ed Q Imitation Learning (AQIL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Machine Learning for Health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on Challenges for Geospatial M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CRISP-ML(Q): A Machine Learning Process Model with Quality</text:p>
            <text:p>  Assurance Methodolog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oral-related Convolutional-Restricted-Boltzmann-Machine capable of</text:p>
            <text:p>  learning relational order via reinforcement learning procedure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29th International Conference on Machine Learning</text:p>
            <text:p>  (ICML-12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ditors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Multi-Task Learning with Shared Represent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nents of Machine Learning: Binding Bits and FLO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 of Legal Requirements on Explainability in Machin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Potential Reposito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ric-learn: Metric Learning Algorithms in Pyth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etical Models of Learning to Lear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 Insights into Lifelong Reinforcement Learning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-the-Fly Learning in a Perpetual Learning Mach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ggregate and Iterative Disaggregate Algorithm with Proven Optimality</text:p>
            <text:p>  in Machine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Machine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ing the black box of deep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-Oriented Deep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research landscape &amp; roadmap in a nutshell: past, present</text:p>
            <text:p>  and future -- Towards deep cortical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irst Look at Deep Learning Apps on Smartphon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&amp; When Deep Learning Works: Looking Inside Deep Learning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metrization of deep networks for the interpretability of deep</text:p>
            <text:p>  learning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Task-aware Robust Deep Learning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dy Deep Dictionary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in Software Enginee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ing Deep Learning into Web Browser: How Far Can We Go?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Neural Networks: Concepts, Applications, and Challeng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Booster: Empowering Tiny Deep Learning By Standing on the Shoulders</text:p>
            <text:p>  of Deep Gia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Reinforcement Learning in Computer Vision: A Comprehensive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energy-efficient Deep Learning: An overview of energy-efficient</text:p>
            <text:p>  approaches along the Deep Learning Lifecycl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Deep Learning with Probabilistic Neural Networks and Deep</text:p>
            <text:p>  Probabilistic Mode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Really is Deep Learning Doing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ability in Deep Learning: A Surve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Learning and Reasoning with Deep Logic Mode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in the Field of Biometric Template Protection: An Overview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Unified Framework of Deep Neural Networks by Capsu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Deep Reinforcement Learning: A Survey and A Multi-Player</text:p>
            <text:p>  Multi-Agent Learning Toolbox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ture versus Raw Sequence: Deep Learning Comparative Study on</text:p>
            <text:p>  Predicting Pre-miRN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 Efficient Deep Representations Learnable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for Genomics: A Concise Overvie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for Sentiment Analysis : A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: A Critical Apprais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deep learning meets secur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Causal Learning for Robotic Intellig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rief Survey of Deep Reinforcement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Deep Learning Methods for Robot Vis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in radiology: an overview of the concepts and a survey of</text:p>
            <text:p>  the state of the ar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lective Overview of Deep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pretations of Deep Learning by Forests and Haar Wavele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logical Deep Learning: A Review of an Emerging Paradig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Bayesian Active Learning with Image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frequency principle towards understanding why deeper learning is</text:p>
            <text:p>  fas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Incremental Boost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Deep Learning with Good Old-Fashioned Machine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ation and Expressivity for Deep Ne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ed Q Imitation Learning (AQIL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reinforcement learning for optical systems: A case study of</text:p>
            <text:p>  mode-locked lase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or Bounds for a Matrix-Vector Product Approximation with Deep ReLU</text:p>
            <text:p> 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deep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Training of Deep Boltzmann Machin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: From Basics to Building Deep Neural Networks with Pyth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Reinforcement Learning for Conversational A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verview of Deep Semi-Supervised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ssay on Optimization Mystery of Deep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Deep Reinforcement Learning Algorith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sterov's Accelerated quasi-Newton method for Global Routing using</text:p>
            <text:p>  Deep Reinforcement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-By-Node Greedy Deep Learning for Interpretable Featur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ng Deep Learning with Shrinkage and Recal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rsarial Attack Based Countermeasures against Deep Learning</text:p>
            <text:p>  Side-Channel Attac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rsarial Robustness of Deep Learning: Theory, Algorithms, and</text:p>
            <text:p>  Applic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Deep Feature Learning and Extraction via StochasticNe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Divergenc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Embedding Kern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s in Bayesian Deep Learning: A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for Epidemiologists: An Introduction to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Super Learner: A Deep Ensemble for Classification Probl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lit learning for health: Distributed deep learning without sharing raw</text:p>
            <text:p>  patient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ep Ritz method: A deep learning-based numerical algorithm for</text:p>
            <text:p>  solving variational probl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 of deep reinforcement learning for Indian stock trading</text:p>
            <text:p>  autom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t Pricing and Deep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nseTime Research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metric Understanding of Deep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Advances in Deep Learning: An Overvie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Causal Learning: Representation, Discovery and Infer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vity of deep ReLU network for learning in Besov and mixed smooth</text:p>
            <text:p>  Besov spaces: optimal rate and curse of dimensional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ness in Deep Learning: A Computational Perspectiv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ny faces of deep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Active Learning by Leveraging Training Dynam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rehensive Overview and Comparative Analysis on Deep Learning</text:p>
            <text:p>  Models: CNN, RNN, LSTM, GR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SI: Interactive Deep Learning for Semantic Intera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Meta-Learning: Learning to Learn in the Concept Spa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Program Vector Representations for Deep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erging Threats in Deep Learning-Based Autonomous Driving: A</text:p>
            <text:p>  Comprehensive Surve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-Machine-Learning Database: Reimagining Deep Learning with Old-School</text:p>
            <text:p>  SQ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Deep Learning for Skeleton-Based Human Anim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terDigital, Inc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Recurrent Convolutional Neural Network: Improving Performance For</text:p>
            <text:p>  Speech Recogni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Ensemble Learning under the Era of Deep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 Learning with Neural Networks: Insights from Nonparametric</text:p>
            <text:p>  Statis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Generative Deep Learning for Molecular Desig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Call - MinION end2end convolutional deep learning basecall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 Complexity of Deep Learning: A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Q for Credit Risk Management: A deep evidence regression approac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s Functions and Metrics in Deep Learning. A Review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and Its Applications to Machine Health Monitoring: A</text:p>
            <text:p>  Surv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oundations of Deep Learning with a Path Towards General</text:p>
            <text:p>  Intellig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chastic Variational Deep Kernel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tial Interpretability: Methods, Applications, and Future Direction</text:p>
            <text:p>  for Understanding Deep Learning Models in the Context of Sequential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ng Context to Source Code Representations for Deep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the Convergence of 5G/6G Architecture and Deep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of Representations: Looking Forwar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nforcement Learning and Video Gam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er Deep Q-learning using Neural Episodic Contro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Online Learning with Stochastic Constrai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-augmented Column Networks: Guiding Deep Learning with Advi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3-Deep One Class Classification using Contradic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soning Deep Reinforcement Learning Agents with In-Distribution</text:p>
            <text:p>  Trigg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-training with Non-expert Human Demonstration for Deep Reinforcement</text:p>
            <text:p> 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eep Lear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ture Notes: Neural Network Architectur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-Organizing Multilayered Neural Networks of Optimal Complexit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 Processing Neural Networks: An efficient way to learn</text:p>
            <text:p>  higher order func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anteed Quantization Error Computation for Neural Network Model</text:p>
            <text:p>  Compress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 Neural Networks without Backpropagation: A Deeper Dive into the</text:p>
            <text:p>  Likelihood Ratio Metho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Structure of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tex Neural Network: learning with Neural Network grou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etrical Neural Networks and Some Other Similar Architecture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ssing Intelligence in Artificial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 Neural Network Controll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mptotic Theory of Expectile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Recurrent and Convolutional Neural Networks for Relation</text:p>
            <text:p>  Classif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rehensive Review of Spiking Neural Networks: Interpretation,</text:p>
            <text:p>  Optimization, Efficiency, and Best Practi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x Formulation of Overparameterized Deep Neur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oximate Bisimulation Relations for Neural Networks and Application</text:p>
            <text:p>  to Assured Neural Network Compres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rates of approximation by shallow ReLU$^k$ neural networks and</text:p>
            <text:p>  applications to nonparametric regress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 weird trick for parallelizing convolutional neural network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linear Systems Identification Using Deep Dynamic Neural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metric Decomposition of Feed Forward Neural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s Architecture Evaluation in a Quantum Comput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Compact and Robust Deep Neural Networks with Toeplitz Matric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 of Neural Network in Optimization of Chemical Proces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Neural Trojans Through Merkle Tre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Analysis Of Neural Network Models For Oxazolines And</text:p>
            <text:p>  Oxazoles Derivatives Descriptor Datase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Quantization Improves Generalization: NTK of Binary Weight Neural</text:p>
            <text:p> 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Neural Networks: Essentia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ier Neural Networks for Function Approxim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 cellular neural networks for generating three-dimensional</text:p>
            <text:p>  geomet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 Regression Neural Networks, Radial Basis Function Neural</text:p>
            <text:p>  Networks, Support Vector Machines, and Feedforward Neur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f Dropout Methods for Deep Neur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neural network kernels and the storage capacity probl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 Coding for Neural Network Learn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Neural Networks - A Brief Histo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 Pruning as Spectrum Preserving Proces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U Acceleration of Sparse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Hiding Neural Networks Inside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Constructive Method to Optimize Neural Network Architecture and</text:p>
            <text:p>  Generaliz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physical neural networks enabled by a backpropagation algorithm for</text:p>
            <text:p>  arbitrary physical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cy of Neural Networks with Regular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Weight Similarity of Neural Networks via Chain</text:p>
            <text:p>  Normalization Rule and Hypothesis-Training-Test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Learning of Neural Networks for Signal/Background</text:p>
            <text:p>  Discrimination in Particle Physic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Neural Networks for Pattern Recogni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deep neural network based prediction method for unsteady flows</text:p>
            <text:p>  with moving bounda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 learning dynamics in a path integral framewor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forward Neural Networks for Caching: Enough or Too Much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SDE: Stabilizing Neural ODE Networks with Stochastic Noi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epresentation Theory of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Kronecker neural networks: A general framework for neural networks</text:p>
            <text:p>  with adaptive activation func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a powerful neural network be a teacher for a weaker neural network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tially Varying Nanophotonic Neural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s of Deep Neural Networks and Neural Tangent Hierarch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ture Weight Tuning for Recursive Neural Network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s via Forward State Transformation and Backward Loss</text:p>
            <text:p>  Transform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ratic models for understanding neural network dynam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-adaptive neural network based prediction for image compress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irocco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olving Self-taught Neural Networks: The Baldwin Effect and the</text:p>
            <text:p>  Emergence of Intellig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s Processing Mean Values of Random Variabl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bility of a neural network model with small-world connectio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ity Prediction in Wireless Ad Hoc Networks using Neural Network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ing neural networks that process mean values of random variabl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Law in Sparsified Deep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Relative Expressiveness of Bayesian and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imer on Neural Network Models for Natural Language Process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nel-based Translations of Convolution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Graph Classification and Link Prediction based on GN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Field Analysis of Neural Networks: A Law of Large Numbe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ing Neural Networks FAI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ariate ReLU neural network and its application in nonlinear system</text:p>
            <text:p>  identif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he Imposition of Synaptic Precision Restrictions For</text:p>
            <text:p>  Evolutionary Synthesis of Deep Neural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Training of Artificial Neural Networks with Adaptive Sparse</text:p>
            <text:p>  Connectivity inspired by Network Sci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Convolutional Spiking Neural Networks for Image Classif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SMT-Based Approach for Verifying Binarized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essivity of Spiking Neural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w of Information in Feed-Forward Deep Neural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xed-point optimization of deep neural networks with adaptive step size</text:p>
            <text:p>  retra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lation of a Robot's Brain: Neural Networks Under a Knif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s, Hypersurfaces, and Radon Transfor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al Tests and Confidential Intervals as Thresholds for Quantum</text:p>
            <text:p> 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forward Sequential Memory Neural Networks without Recurrent Feedbac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ier Neural Networks: A Comparative Stu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eries Expansion Neural Networ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biotic Hybrid Neural Network Watchdog For Outlier Dete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ck Price Prediction using Dynamic Neural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xed Integral Neural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Character Recognition using Artificial Neural Network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-organizing neural networks in classification and image recogni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Codes from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ding Answer Set Programs with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Variable Threshold to Increase Capacity in a Feedback Neural</text:p>
            <text:p>  Networ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 Deep Neural Networks "Robust"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validity of kernel approximations for orthogonally-initialized</text:p>
            <text:p> 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zing over an ensemble of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fying the generalization error in deep learning in terms of data</text:p>
            <text:p>  distribution and neural network smoothnes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Neural Networks Carve the Brain at its Join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zzyRNN: Reparameterizing Recurrent Neural Networks for Norm-Preserving</text:p>
            <text:p>  Backpropag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sionAccel: A General Re-configurable Deep Learning Inference</text:p>
            <text:p>  Accelerator on FPGA for Convolutional Neur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Graph Neur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ve networking and optimization for flow-based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Neural Networks with Logarithm Determinant Entropy</text:p>
            <text:p>  Estimato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s are Decision Tre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urrent Neural Networks as Electrical Networks, a formaliz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Capacity of Neural Networks using a Circulant Weight Matrix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YERS: Yet another Neural Network toolki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on Identification Using Deep Neural Networks with the Muon Telescope</text:p>
            <text:p>  Detector at STA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t of error control in neural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udy on Neural Network Language Mode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hinking Arithmetic for Deep Neur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riant neural networks and equivarif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hNN: Reachability Analysis of Neural-Network Controlled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fferential neural network learns stochastic differential equations</text:p>
            <text:p>  and the Black-Scholes equation for pricing multi-asset op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Repairing Neural Networks Correctl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ise-robust classification with hypergraph neural networ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Neural Network Verifi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te on the complex and bicomplex valued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Approximation and Complexity of Deep Neural Networks to Invariant</text:p>
            <text:p>  Func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C dimensions of group convolutional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-based Neural Network Encod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Neural Progra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y-resistant Graph Neural Networks via Neural Architecture Sear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e Learning of Deep Neural Networks with Q-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etical Analysis of the Advantage of Deepening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ely-Connected Neural Networks: Towards Efficient VLSI</text:p>
            <text:p>  Implementation of Deep Neural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or Programs I: Wide Feedforward or Recurrent Neural Networks of Any</text:p>
            <text:p>  Architecture are Gaussian Process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ifying Properties of Binarized Deep Neural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 Quantization for Efficient Inference: A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emantic landscape paradigm for neural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ocation Polynomial Neural Forms and Domain Fragmentation for solving</text:p>
            <text:p>  Initial Value Probl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RATES: Towards a Unified Platform for Neural Network Ana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Grade Deep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model selection and the disability of neural networks to decompose</text:p>
            <text:p>  task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by Ensembles of Neural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2Sky - Neural Networks as Services in the Cloud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-Valued Recurrent Projection Neural Networks on Unit</text:p>
            <text:p>  Quatern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high-dimensional dynamics with Hamiltonian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aptic metaplasticity in binarized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lutional Neural Network(CNN/ConvNet) in Stock Price Movement</text:p>
            <text:p>  Predi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space of coefficients of a Feed Forward Neural Networ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struct -- linking deep learning and graph theo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NCA: Growing Developmental Networks with Neural Cellular Autom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chastic resonance neurons in artificial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entiable Neural Architecture Learning for Efficient Neural Network</text:p>
            <text:p>  Desig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istence and Global Logarithmic Stability of Impulsive Neural Networks</text:p>
            <text:p>  with Time Dela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uture of Neural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e Neural Networks Topolog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modularity and memory capacity of neural reservoi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Neural Network for Performance Modeling and Optimization of</text:p>
            <text:p>  CMOS Analog Circui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parametric Regression Quantum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Verification of Neural Networks Against Group Fairnes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 neural networks using Metropolis Monte Carlo and an adaptive</text:p>
            <text:p>  varian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 Accelerator and Neural Network Co-Optimization for</text:p>
            <text:p>  Ultra-Low-Power Audio Processing Devic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al Property of Convolutional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Neural Networks for Small Graph and Giant Network Representation</text:p>
            <text:p>  Learning: An Overvie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rative Neural Networks with Bounded Weigh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mpirical size of trained neural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mproved Neural Segmentation Method Based on U-NE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gence of redundancy-free spiking neural networks to rate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rrespondence Between Random Neural Networks and Statistical Field</text:p>
            <text:p>  Theo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diting Neural Network Verification via Network Redu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Study of the Binarized Deep Neural Network for Image Classif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Neural Networks and Reinforcement Learning for Behavior Generation</text:p>
            <text:p>  in Semantic Environmen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ross-sectional stock return predictions via quantum neural network</text:p>
            <text:p>  and tensor networ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sing the topology of complex neural network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RIA Futurs, INRIA Futurs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Computational Efficiency of Training Neural Network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xified Convolutional Neural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rse and fine-grained automatic cropping deep convolutional neural</text:p>
            <text:p>  networ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nergy-Based View of Graph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nary Multi Channel Morphological Neural Networ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erivation of Feedforward Neural Network Gradients Using Fréchet</text:p>
            <text:p>  Calculu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explainability of quantum neural networks based on variational</text:p>
            <text:p>  quantum circui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ity-depth Tradeoff in Infinitely Wide Deep Neural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Optimal Neural Networks: the Role of Sample Splitting in</text:p>
            <text:p>  Hyperparameter Sele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s on Grou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anteeing Safety for Neural Network-Based Aircraft Collision</text:p>
            <text:p>  Avoidance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$^3$: Accelerating Attention Mechanisms in Neural Networks with</text:p>
            <text:p>  Approxim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Deep Neural Networks with Full-waveform Inversion:</text:p>
            <text:p>  Reparametrization, Regularization, and Uncertainty Quantif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and mitigating noise in trained deep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NN and FedHyBNN: (Federated) Hybrid Binary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le Extraction Algorithm for Deep Neural Networks: A Revie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vironmental Sound Recognition using Masked Conditional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for Neural Memory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Gas Vapor Leaks Using Uncalibrated Senso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etical Investigation of Composite Neural Netwo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Networks as Geometric Chaotic Ma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 error models: from nonparametric methods to deep neural</text:p>
            <text:p> 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tensor contractions and the expressive power of deep neural</text:p>
            <text:p>  quantum stat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Spiking Convolutional Neural Network for Single Object Localization</text:p>
            <text:p>  Based On Deep Continuous Local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lutional Spiking Neural Networks for Detecting Anticipatory Brain</text:p>
            <text:p>  Potentials Using Electroencephalogra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imentally Realizable Continuous-variable Quantum Neural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 of dilution in asymmetric recurrent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obabilistic Approach to Neural Network Pru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Hidden Links and Missing Nodes in Scale-Free Networks with</text:p>
            <text:p>  Artificial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rarchical Graph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mposing spiking neural networks with Graphical Neural Activity</text:p>
            <text:p>  Threa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Natural Robustness Against Adversarial Exampl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e into the Power of Neuronal Heterogeneit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ssing caveats of neural persistence with deep graph persist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Piecewise-Constant Delay Differential Equ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ergence of functional and structural properties of the head direction</text:p>
            <text:p>  system by optimization of recurrent neur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 and Recovery of Graph Signals based on Graph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eural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 Language Processing using Hadoop and KOSH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atural Langu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AI Planning with Natural Language Processing: A Combination</text:p>
            <text:p>  of Explicit and Tacit Knowled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atural Langu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Natural Language Processing Tools for Dani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atural Langu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the Study of Morphological Processing of the Tangkhul Langu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atural Langu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 Language Understanding with Distributed Represent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atural Langu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imer on Neural Network Models for Natural Language Process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atural Langu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loying Technology to Save Endangered Languag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atural Langu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ations of Computer Vision Driven Assistive Technologies Towards</text:p>
            <text:p>  Individuals with Visual Impairm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ond Croatian Computer Vision Workshop (CCVW 2013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band NFC for High-Throughput Wireless Computer Vision Sensor</text:p>
            <text:p>  Networ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vs. Traditional Computer Vis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hancing camera surveillance using computer vision: a research not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 object detection assessment criteria ready for maritime computer</text:p>
            <text:p>  vision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VC 2019: Workshop on Interpretable and Explainable Machine Vis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Transformers in Medical Computer Vision -- A Contemplative</text:p>
            <text:p>  Retrospe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ng Computer Vision Algorithms for Omnidirectional Vide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-time Tracking Based on Neuromrophic Vis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figuring the Imaging Pipeline for Computer Vis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ing Up Computer Vision Neural Networks Using Fast Fourier Transfor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 Building General Foundation Models for Language, Vision, and</text:p>
            <text:p>  Vision-Language Understanding Tas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ics and Creativity in Computer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'm sorry to say, but your understanding of image processing</text:p>
            <text:p>  fundamentals is absolutely wro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Vision and Abnormal Patient Gait Assessment a Comparison of</text:p>
            <text:p>  Machine Learning Mode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ing computer vision models with task rewar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Stereo Vision for Autonomous Driv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the Vision Transformers and its CNN-Transformer based</text:p>
            <text:p>  Varia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Deep Learning Methods for Robot Vis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s Should Be Uniters Not Dividers: A Vision of Computer-Enhanced</text:p>
            <text:p>  Happy Futu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apshot of Algebraic Vi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CV: Large Scale Distributed Computer Vision as a Cloud Servi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ention is All They Need: Exploring the Media Archaeology of the</text:p>
            <text:p>  Computer Vision Research Pap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Computer Vision for Ecolog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 Results in Computer Vision: A Perspectiv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fying Visual Image Quality: A Bayesian 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Language Transformers: A Surv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Better Understanding of the Computer Vision Research Community</text:p>
            <text:p>  in Afric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Vision Reconstruction Pipelines for Satellite Imager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riculture-Vision Challenge 2022 -- The Runner-Up Solution for</text:p>
            <text:p>  Agricultural Pattern Recognition via Transformer-based Model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V 2019: The Sixth Women In Computer Vision Worksh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es Image Anonymization Impact Computer Vision Training?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volution of First Person Vision Methods: A Surv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--Based Scene Simplification for Bionic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formed Sampler: A Discriminative Approach to Bayesian Inference in</text:p>
            <text:p>  Generative Computer Vision Model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arative Study of Confidence Calibration in Deep Learning: From</text:p>
            <text:p>  Computer Vision to Medical Imag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uated Cameras, Situated Knowledges: Towards an Egocentric</text:p>
            <text:p>  Epistemology for Computer Vis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and Language: from Visual Perception to Content Cre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urolab-4-HPC Long-Term Vision on High-Performance Comput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Vision-aided Atom Tracking in STEM Imag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f Computer Vision and Machine Learning in Gastrointestinal</text:p>
            <text:p>  Endoscop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uphrates: Algorithm-SoC Co-Design for Low-Power Mobile Continuous</text:p>
            <text:p>  Vis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AT: Bilateral Local Attention Vision Transform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Wireless Communications Meet Computer Vision in Beyond 5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wdsourcing in Computer Vis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Advances of Local Mechanisms in Computer Vision: A Survey and</text:p>
            <text:p>  Outlook of Recent Wor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 of SSD(Single Shot Detector) for Facial Detection using Nvidia</text:p>
            <text:p>  Jetson Nan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ual Quantity in Percentage of Factory Machines Using Computer</text:p>
            <text:p>  Vision and Mathematical Metho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Scale Vision Longformer: A New Vision Transformer for</text:p>
            <text:p>  High-Resolution Image Encod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How Low Vision People Read Using Eye Track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-Language Pre-training with Object Contrastive Learning for 3D</text:p>
            <text:p>  Scene Understand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Fitting in Computer Vision: Easy or Hard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-based localization methods under GPS-denied condi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Vision with Transformers: A Surve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-Time Stereo Vision on FPGAs with SceneSc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dversarial Examples: Designing Objects for Robust Vis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Immersive Virtual Reality Simulations of Bionic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or-to-Image: Image-to-Image Translation with Vision Transform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Transformers: State of the Art and Research Challeng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Cost Embedded Vision System For Location And Tracking Of A Color</text:p>
            <text:p>  Objec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can robotics research learn from computer vision research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sdom for the Crowd: Discoursive Power in Annotation Instructions for</text:p>
            <text:p>  Computer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Advances in Transient Imaging: A Computer Graphics and Vision</text:p>
            <text:p>  Perspectiv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 Visual Abstrac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ained Dominant sets and Its applications in computer vis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ellite-based Prediction of Forage Conditions for Livestock in</text:p>
            <text:p>  Northern Keny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s and Opportunities for Computer Vision in Real-life Soccer</text:p>
            <text:p> 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ICLR Workshop on Computer Vision for Agriculture</text:p>
            <text:p>  (CV4A) 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Defect Detection Using Deep Learning Based Object Detection For</text:p>
            <text:p>  Better Post Harvest Handl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pectives and Prospects on Transformer Architecture for Cross-Modal</text:p>
            <text:p>  Tasks with Language and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D vision: opto-electronic co-designed computer vision with division</text:p>
            <text:p>  adjoint metho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Built Environment Features for Planning Research with</text:p>
            <text:p>  Computer Vision: A Review and Discussion of State-of-the-Art Approach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inity Vision Transform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l Problems for the Calibrated Trifocal Variet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 Deep Neural Networks "Robust"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dCV: A Federated Learning Framework for Diverse Computer Vision Tas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TA: A Vision Transformer Inference Accelerator for Edge Applic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on Segmentation by SCC on the Hopkins 155 Databas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ctor Quantization for Machine Vis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Datasets Have Politics? Disciplinary Values in Computer Vision</text:p>
            <text:p>  Dataset Develop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 Chaser: Real Time Deep Learning Computer Vision on Low Computing</text:p>
            <text:p>  Power Devic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relevant Pixels are Everywhere: Find and Exclude Them for More</text:p>
            <text:p>  Efficient Computer Vi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e models for Computer Vis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Deep Learning Recognize Subtle Human Activities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Adaptive Filtering Layer for Computer Vis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es computer vision matter for action?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te Sensor Design for Visual Recognition with Convolutional Neural</text:p>
            <text:p> 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Fairer Datasets: Filtering and Balancing the Distribution of the</text:p>
            <text:p>  People Subtree in the ImageNet Hierarch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Vision For COVID-19 Control: A Surve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V 2020: The Seventh Women In Computer Vision Worksh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Reinforcement Learning in Computer Vision: A Comprehensive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k Oriented Video Coding: A Surve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Advanced Computer Vision Techniques for Spor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bolic Deep Learning in Computer Vision: A Surv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$^2$L: Leveraging Vision and Vision-language Models into Large-scale</text:p>
            <text:p>  Product Retriev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Datasets: A Benchmark for Vision-based InduStrial Inspe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y of Vision Transformers for Covid-19 Detection from Chest X-ray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Inference Models for Computer Vis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ng Energy Efficiency of CPU, GPU and FPGA Implementations for</text:p>
            <text:p>  Vision Kerne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BLIP: Efficient Bootstrapping of Multilingual Vision-LL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Q4ViT: Post-Training Quantization Framework for Vision Transformers</text:p>
            <text:p>  with Twin Uniform Quantiz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ing the Search Space of Vision Transform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y-attentive and interpretable: vision and video vision transformers</text:p>
            <text:p>  for pain dete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ersible Vision Transform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CViT: A Label-aware Contrastive Training Framework for Vision</text:p>
            <text:p>  Transform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MLP: A Patch Embedding-Free MLP Architecture for Vis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ational Geometry Column 3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Recent Advances of Computer Vision Algorithms for Egocentric</text:p>
            <text:p>  Vide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591 Report: Application of siamesa network in 2D transform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scaling Attack and Defense: Turning What You See Back Into What You</text:p>
            <text:p>  Ge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Net is all you need: Cascade DCN based underwater object detection</text:p>
            <text:p>  RCN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ations of the Convergence of Language and Vision Model Geometri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ChatGPT for Computer Vision Will Come? From 2D to 3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Storage Semi-Global Matching for Real Time Depth Process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Former: Closing the Gap Between CNN and Vision Transforme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Grained Encoder for Vision Transform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Transformer with Quadrangle Atten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Vision Systems in Road Vehicles: A Revie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$^2$: Exploiting Temporal Redundancy in Live Computer Vis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 Aspects of Geometric Computer Vision for Analysing Dynamical Scenes</text:p>
            <text:p>  focusing Automotive Applic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rnia: an Open Source Differentiable Computer Vision Library for</text:p>
            <text:p>  PyTor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Kornia: an Open Source Differentiable Computer Vision</text:p>
            <text:p>  Library for PyTor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ing Vision with Sparse Mixture of Exper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VT v2: Improved Baselines with Pyramid Vision Transform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Exit Vision Transformer for Dynamic Infer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ention Mechanisms in Computer Vision: A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cy 360: Efficient Vision Transform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Language Models That Can See: Computer Vision Through the LENS</text:p>
            <text:p>  of Natural Languag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ssing the non-functional requirements of computer vision systems: A</text:p>
            <text:p>  case stud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Graph Neural Networks and Graph Transformers in Computer</text:p>
            <text:p>  Vision: A Task-Oriented Perspectiv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Visual Transform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gorithmic progress in computer vi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al representations:The missing link between faces, text,</text:p>
            <text:p>  planktons, and cat bree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rsarial Vision Challeng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ur: Generalizable Compact Self-Attention for Vision Transform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win: Gated MLP Vision Model with Hierarchical Structure of Shifted</text:p>
            <text:p>  Window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es Vision Accelerate Hierarchical Generalization of Neural Language</text:p>
            <text:p>  Learners?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 Attentional Channel Processing Design Required? Comprehensive</text:p>
            <text:p>  Analysis Of Robustness Between Vision Transformers And Fully Attentional</text:p>
            <text:p> 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s in the Eye: Dynamic Gaze Datasets and Learnt Saliency Models for</text:p>
            <text:p>  Visual Recogni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uffler: A Large Scale Data Management Tool for ML in Computer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ed Convolutions for Efficient Multi-Scale Time to Contact</text:p>
            <text:p>  Computation in Jul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Vision Approach to Study Deformation of Materia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Robust Fit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rence: A New Foundation Model for Computer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k Nearest Neighbor Search using GP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 recognition through pose and shape estim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Za -- A classical Computer Vision approach to Tabular Extr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-to-Global Self-Attention in Vision Transform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entralized Verifiable Mail-in Ballot Counting for Postal Vot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Pipelines for Vision-Based Context Sens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Transformers with Patch Diversifi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Transparent Adversarial Exampl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ve Token Sampling For Efficient Vision Transform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VLM: Fast and Accurate Vision-Language Models via Knowledge</text:p>
            <text:p>  Distillation and Modal-adaptive Pru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ling Polarization-based Vision using Locally Controllable Polarizing</text:p>
            <text:p>  Proje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OR: Vision-Audio-Language Omni-Perception Pretraining Model and</text:p>
            <text:p>  Datase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 Designing Intelligent PDEs for Computer Vision: An Optimal</text:p>
            <text:p>  Control Approa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gregated Pyramid Vision Transformer: Split-transform-merge Strategy</text:p>
            <text:p>  for Image Recognition without Convolu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-Oriented Cloud Computing: Vision, Hype, and Reality for</text:p>
            <text:p>  Delivering IT Services as Computing Utiliti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Cut Segmentation Methods Revisited with a Quantum Algorith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lutional Neural Networks as a Model of the Visual System: Past,</text:p>
            <text:p>  Present, and Futu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Paper Summary Generation from Visual and Textual Inform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-based inspection system employing computer vision &amp; neural</text:p>
            <text:p>  networks for detection of fractures in manufactured compon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Wake Words Datase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ing energy efficient machine learning on a Ultra-Low-Power vision</text:p>
            <text:p>  sensor for Io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NN: Event Decay Neural Networks for low latency vi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-Language Pre-training: Basics, Recent Advances, and Future Trend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-Board Vision Processing For Small UAVs: Time to Rethink Strateg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zing Large Scale Vision and Text Datasets for Image Segmentation</text:p>
            <text:p>  from Referring Express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$^2$-MLPv2: Improved Spatial-Shift MLP Architecture for Vi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in Vision Transformer on Small-scale Datasets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TaskFormer: Searching Vision Transformers for Multi-task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of Deep Convolutional Neural Nets for Computer Vis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Computer Vision Methods in Network Secur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TERN-RD: Enabling Deep Learning for Mitigation of the Invasive</text:p>
            <text:p>  Spotted Lanternfl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formed Computer Vision: A Review and Perspectiv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ve Autonomy in Human-on-the-Loop Vision-Based Robotics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-attention in Vision Transformers Performs Perceptual Grouping, Not</text:p>
            <text:p>  Atten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Image Denoising Meets High-Level Vision Tasks: A Deep Learning</text:p>
            <text:p>  Approac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deEye: A Generative Neural Network Based Simulator of Human Peripheral</text:p>
            <text:p>  Vis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ending Anti-Aliasing into Vision Transform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VA: A Foundational Language And Vision Alignment Mod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Generative Vision Transformer with Energy-Based Latent Space</text:p>
            <text:p>  for Saliency Predi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Vision Features in Multimodal Machine Transl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DETR: A Versatile Architecture for Instance-wise Vision-Language Tas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T: General Robust Image Task Benchmar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zation vs. Semantics: How Can Language Benefit Visual</text:p>
            <text:p>  Representation Learning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r time series is worth a binary image: machine vision assisted deep</text:p>
            <text:p>  framework for time series forecast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ON: Implicit Vision Prompt Tu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 encoding models based on multimodal transformers can transfer</text:p>
            <text:p>  across language and vis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etUp! A Corpus of Joint Activity Dialogues in a Visual Environm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ing skeletal structure in computer vision annotation with Benders</text:p>
            <text:p>  decomposi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 for thought: Ethical considerations of user trust in computer</text:p>
            <text:p>  vis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Variation Optimization Layers for Computer Vi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al time vehicles detection algorithm for vision based senso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otation Methodologies for Vision and Language Dataset Cre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back control of event camer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 Transformer: Vit and its Derivativ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Computer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se of Agricultural Robots in Orchard Managem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ics in Snow and I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 Accident Investigation: a case study in Responsible Robo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uld Collaborative Robots be Transparent?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tern Formation for Asynchronous Robots without Agreement in Chiralit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tion of General Position by Asynchronous Mobile Robo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cuspidal serial and parallel manipulato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eV, LS2N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and Systems Theory: Applied to Cooperative</text:p>
            <text:p>  Robot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al robotics: where we come from, where we are and where we could g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IMC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e-Theoretic Modeling of Human Adaptation in Human-Robot Collabor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echniques in Human-Robot Interaction User Studies: a</text:p>
            <text:p>  Systematic Literature Revie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s that Take Advantage of Human Trus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sely Coupled Payload Transport System with Robot Replacem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 Vitals and Robot Health: Towards Systematically Quantifying</text:p>
            <text:p>  Runtime Performance Degradation in Robots Under Adverse Condi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ar Robots: extending the capabilities of one robo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pidal Robo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RCCyN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 of Interruptibility-Aware Robot Behavio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Neural Networks for Learning Robot Team Coordin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Robot Revolution and Tax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Advances in Human-Robot Collaboration Towards Joint A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AR: A Visual Tool for Intelligent Robots for Collaborative</text:p>
            <text:p>  Human-Robot Intera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End-User Robot Programm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sing Explanations to Mitigate Robot Conversational Failur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al Simulation of Inarticulate Robo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-level robot programming based on CAD: dealing with unpredictable</text:p>
            <text:p>  environm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g Robotics: A Summary, Challenges and Future Scop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ANer Team Description Paper for World Robot Challenge 20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Robot Creative Interactions (HRCI): Exploring Creativity in</text:p>
            <text:p>  Artificial Agents Using a Story-Telling Ga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 teams of oblivious asynchronous robots performing different tasks on</text:p>
            <text:p>  an infinite grid without the knowledge of its team membe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 Structure Prior Guided Temporal Attention for Camera-to-Robot Pose</text:p>
            <text:p>  Estimation from Image Sequ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rm Relays: Distributed Self-Healing Ground-and-Air Connectivity</text:p>
            <text:p>  Chai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cle robots A new specie of hybrid bio-inspired robo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ark Side of Ethical Robo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ystematic Literature Review of Experiments in Socially Assistive</text:p>
            <text:p>  Robotics using Humanoid Robo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ifying Robot Programming using Augmented Reality and End-User</text:p>
            <text:p>  Develop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 Thyself: Transferable Visual Control Policies Through</text:p>
            <text:p>  Robot-Awarenes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OCH: Augmented Reality for Robots Collaborating with a Hum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entralized Probabilistic Multi-Robot Collision Avoidance Using</text:p>
            <text:p>  Buffered Uncertainty-Aware Voronoi Cell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o 2.0: A Low-Cost Robot for Swarm Robotics Resear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nidirectional robot modeling and simul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zation of Humanoid Robot Designs for Human-Robot Ergonomic Payload</text:p>
            <text:p>  Lift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-based Experiment on Human Performance in Dual-Robot Teleope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++ Implementation of a Cartesian Impedance Controller for Robotic</text:p>
            <text:p>  Manipulato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nchronous Gathering of Robots with Finite Memory on a Circle under</text:p>
            <text:p>  Limited Visibilit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bodiment in Socially Interactive Robo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retization and fitting of nominal data for autonomous robo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Software Engineering through Robot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cation Algorithm to Determine the Trajectory of Robots with</text:p>
            <text:p>  Singularit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-Arm Collaboration: Two Dual-Arm Robots Work Together to Maneuver</text:p>
            <text:p>  Tethered Too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k-Space Control Interface for SoftBank Humanoid Robots and its</text:p>
            <text:p>  Human-Robot Interaction Applic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ersity and Intelligence in Multi-robot Tea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: Natural Explanations from a Robot Navigato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-Oriented Software Architecture for Cloud Robotic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Scene Representations for Robot Manipulato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 on Efficient Strategies for Coordinated Motion and Tracking in</text:p>
            <text:p>  Swarm Robot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izing Textile and Tactile Skins for Interactive Industrial Robo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robot learning from demonstrations for Human-Robot</text:p>
            <text:p>  Collabor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 Safe Interaction System for Intelligent Industrial Co-Robo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Scalable Continuous-Time Trajectory Optimization for Multi-Robot</text:p>
            <text:p>  Navig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er-Assisted Robotic Learning: A Data-Driven Collaborative Learning</text:p>
            <text:p>  Approach for Cloud Robotic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-Lived Distributed Relative Localization of Robot Swar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ual Visibility by Robots with Persistent Memo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derated Imitation Learning: A Novel Framework for Cloud Robotic</text:p>
            <text:p>  Systems with Heterogeneous Sensor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m Assignment for Heterogeneous Multi-Robot Sensor Coverage through</text:p>
            <text:p>  Graph Representation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t, Present, and Future of Swarm Robot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 Robot Yielding Cues for Human-Robot Spatial Inter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n Trust in Human-Robot Inter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's Inner Speech Effects on Trust and Anthropomorphic Cues in</text:p>
            <text:p>  Human-Robot Coope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I was Confused by It; It was Confused by Me:" Exploring the Experiences</text:p>
            <text:p>  of People with Visual Impairments around Mobile Service Robo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Grasp: 6-DoF Grasp Generation for Human-Robot Collabo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Simulator for Space Docking and Robotic Proximity Oper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gROS G: Enabling Secure, Connected and Mobile Fog Robotics with Global</text:p>
            <text:p>  Addressabil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ical Power for Swarms of Microscopic Robots in Blood Vess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ody image of social robo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e Visibility Algorithm for Autonomous Mobile Luminous Robots</text:p>
            <text:p>  under an Asynchronous Scheduler on Grid Pla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atch Team of Single-Rotor Robots and Decentralized Cooperative</text:p>
            <text:p>  Transportation with Robot Failu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ical Investigation of Factors that Influence Human Presence and</text:p>
            <text:p>  Agency in Telepresence Robo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the 2nd Workshop on Robots in Clutter: Preparing robots</text:p>
            <text:p>  for the real world (Berlin, 2013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Verbal and Non-Verbal Human-Robot Interactive Communi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 or not: Remote Human-robot Teaming with Incomplete Task Inform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Robot Mutual Adaptation in Shared Autonom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ect-Driven Modelling of Robot Personality for Collaborative</text:p>
            <text:p>  Human-Robot Interac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 of robot responsiveness and adult involvement on children's</text:p>
            <text:p>  social behaviours in human-robot intera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 Network Based Collision-Free Navigation and Map Building for</text:p>
            <text:p>  Mobile Robo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g Robotics for Efficient, Fluent and Robust Human-Robot Intera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olveR: Continuous Evolutionary Models for Robot-to-robot Policy</text:p>
            <text:p>  Transf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-from-Observation System Considering Hardware-Level Reusabil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odal Robot Programming by Demonstration: A Preliminary Explo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ider robot design to dim the fire with dt basic mini syste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Open Problems for Mobile Robo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stributed Algorithm for Gathering Many Fat Mobile Robots in the</text:p>
            <text:p>  Pla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fe Open-Loop Strategies for Handling Intermittent Communications in</text:p>
            <text:p>  Multi-Robot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orgia Institute of Technology USA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 for Interactive Teaching of Virtual Borders to Mobile Robo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form Circle Formation by Transparent Fat Robo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y of Robot Communication: II. Befriending a Robot over Ti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ed Cassie: A Dynamic Relatable Robotic Charac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ing Robots to Infer how End-Users Teach and Learn through</text:p>
            <text:p>  Human-Robot Intera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: Open-source Human-Robot Interface for Interactive Receptionist</text:p>
            <text:p> 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gning Robot's Behaviours and Users' Perceptions Through Participatory</text:p>
            <text:p>  Prototyp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s of Self-maintaining Robots and Their Desig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, text and web mining for business intelligence: a surv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Graph Mining: Frameworks and Techniqu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urney from Data Mining to Web Mining to Big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Analysis of Pattern and Association Rule Mining Approach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s of Symposium on Data Mining Applications 201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source Data Mining for e-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 Data Mining from the Author's Perspective: Whose Text, Whose</text:p>
            <text:p>  Mining, and to Whose Benefit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arative study of top-k high utility itemset mining metho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 Selfish Mining for More Profi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and Its Applications for Knowledge Management: A Literature</text:p>
            <text:p>  Review from 2007 to 20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 Classification Model for Enrollment In Higher Educational</text:p>
            <text:p>  Courses using Data Mining Techniqu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tiotemporal Data Mining: A Surve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Various Data Mining Techniques for ECG Meta Analys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bolic Methodology in Numeric Data Mining: Relational Techniques for</text:p>
            <text:p>  Financial Application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Techniques: A Source for Consumer Behavior Analysi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 Of Data Mining In Bioinformatic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Email Fraud detection using WEKA Too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Apriori with WEKA for Frequent Pattern Mi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ise Addition Scheme in Decision Tree for Privacy Preserving Data</text:p>
            <text:p>  Min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tio-Temporal Data Mining: A Survey of Problems and Metho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Rank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en-Source Integration of Process Mining Features into the Camunda</text:p>
            <text:p>  Workflow Engine: Data Extraction and Challeng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rief Study of Privacy-Preserving Practices (PPP) in Data Mi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Partitioning View of Mining Big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Generalized Temporal Pattern Mining in Big Time Series Using</text:p>
            <text:p>  Mutual Inform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Trends and Research Issues in Video Association Mi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ly Warning System for Seismic Events in Coal Mines Using Machine</text:p>
            <text:p> 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process mining help in anomaly-based intrusion detection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 of Data Mining in E-Payment system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Frequent Itemsets from Secondary Memor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vel Framework using Elliptic Curve Cryptography for Extremely Secure</text:p>
            <text:p>  Transmission in Distributed Privacy Preserving Data Min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factors that affect the students academic performance - Data</text:p>
            <text:p>  Mining Approac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Preprocessing Methods for Web Usage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-theoretic Interestingness Measures for Cross-Ontology Data</text:p>
            <text:p>  M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 Mining framework to model Consumer Indebtedness with</text:p>
            <text:p>  Psychological Facto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nalytical framework for data stream mining techniques based on</text:p>
            <text:p>  challenges and requiremen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partment of Electronic, Computer and IT, Islamic Azad University, Qazvin Branch, Qazvin, Iran and member of Young Researchers Club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 Preserving Data Mining by Using Implicit Function Theore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NT: Targeted Mining of Non-overlapping Sequential Patter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 of GTD from Flat File Format to OLAP for Data Mi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: Cluster detection and multidimensional visualization of</text:p>
            <text:p>  automated data mining using intelligent agen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 Map: Toward a New Approach Supporting the Knowledge Management</text:p>
            <text:p>  in Distributed Data Mi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ng CRISP-DM for Idea Mining: A Data Mining Process for Generating</text:p>
            <text:p>  Ideas Using a Textual Datase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 Strategies for Mining in Data-Scarce Domain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olutionary Equilibrium Analysis for Decision on Block Size in</text:p>
            <text:p>  Blockchain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: Mining Maximal Complete Graph Patterns from Large Spatial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ersification Across Mining Pools: Optimal Mining Strategies under P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arative Analysis of Data Mining Tools in Agent Based System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 Relational Data Mining Approaches: A Data Mining Techniqu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ndation for Frequent Pattern Mining Algorithms Implement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Usage mining framework for Data Cleaning and IP address</text:p>
            <text:p>  Identifi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ware Artifact Mining in Software Engineering Conferences: A</text:p>
            <text:p>  Meta-Analy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GD-I, Inria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lantation of Data Mining Algorithms to Cloud Computing Platform</text:p>
            <text:p>  when Dealing Big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 Queries for Declarative Process Mining on Event Logs of Relational</text:p>
            <text:p>  Databas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Distributed Convoy Pattern M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Text Mining and Visualization Techniques to Study Teams'</text:p>
            <text:p>  Behavioral Process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y Large Language Model as a Unified Methodology of Text Mi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the EULA: Improving consent for data m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erformance Study of Data Mining Techniques: Multiple Linear</text:p>
            <text:p>  Regression vs. Factor Analysi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-Trusted Mixer Based Privacy Preserving Distributed Data Mining for</text:p>
            <text:p>  Resource Constrained Devic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SIM++: An Improved Proxy to Bitext Mining Performance for Low-Resource</text:p>
            <text:p>  Languag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Hierarchical Data Mining to Characterize Performance of Wireless</text:p>
            <text:p>  System Configuration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for Actionable Knowledge: A Surv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Electronic Health Records: A Surv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wd-Powered Data Mi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Learner: A Data Mining and Knowledge Discovery Tool for Android</text:p>
            <text:p>  Smartphones and Table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rocessing Methods and Pipelines of Data Mining: An Overvie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P-DM: Context Aware Standard Process for Data M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Graph M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leido: An Efficient Out-of-core Graph Mining System on A Single</text:p>
            <text:p>  Machin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and Non-Deterministic Event Data in Process Mining:</text:p>
            <text:p>  Embedding Uncertainty in Process Analysis Techniqu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pidProM: Mine Your Processes and Not Just Your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Data Mining of Genomic Databases by Immersive Graph-Based</text:p>
            <text:p>  Explora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MSI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Constrained Association Rule Minin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sting Frequent Itemset Mining via Early Stopping Intersec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tems Mining with Heraklit: The Next Ste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RACE-RS: Efficient Graph Sequence Mining using Reverse Sear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Process Mi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UE: Discovering Top-K High Utility Episod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E-Commerce and Data Mining: Architecture and Challeng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Integrating Information Visualization Techniques into Data Mining: A</text:p>
            <text:p>  Revie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Addressing Efficiency Concerns in Privacy Preserving Data Minin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the Patterns of Hard CSPs with Association Rule Mini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ilarity Data Item Set Approach: An Encoded Temporal Data Base</text:p>
            <text:p>  Techniq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 NeuroDM: Where Computational Neuroscience Meets Data Mi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: Mining Implicit Novel Instances for Few-Shot Object Dete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Top-$K$ Non-Overlapping Sequential Patter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Financial Accounting Fraud Detection based on Data Mining</text:p>
            <text:p>  Techniqu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tial Data Mining using Correlation Matrix Memo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martSHARK Ecosystem for Software Repository Mi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High Utility Episodes in Sequenc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 Mining-Driven Analysis of the COVID19 Impact on the Vaccinations</text:p>
            <text:p>  of Victorian Patien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Nodesets: An Efficient Structure for Fast Mining Frequent Itemse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high on-shelf utility itemsets with negative values from dynamic</text:p>
            <text:p>  updated databa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series numerical association rule mining variants in smart</text:p>
            <text:p>  agricultu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il Data Analysis Using Classification Techniques and Soil Attribute</text:p>
            <text:p>  Predi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Social Data to Extract Intellectual Knowle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nt enabled Mining of Distributed Protein Data Bank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source Relations for Contextual Data Mining in Learning Analytic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ision Tree Classification with Differential Privacy: A Surv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-Based Privacy Preservation Techniques for Process Mi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rehensive Study of CRM through Data Mining Techniqu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data mining for public health purpos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Near Universal Time Series Data Mining Tool: Introducing the</text:p>
            <text:p>  Matrix Prof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ity Verification for Outsourcing Uncertain Frequent Itemset Mi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Text Mining with Sparse Generative Mode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uent Pattern Mining in Continuous-time Tempo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m: A new dataset for blog min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irst Look at the Crypto-Mining Malware Ecosystem: A Decade of</text:p>
            <text:p>  Unrestricted Wealt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ple Value Based Multiplicative Data Perturbation Approach To Preserve</text:p>
            <text:p>  Privacy In Data Stream Mi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odel of Semantic Concepts Lattice For Data Mining Of Microblog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llel algorithms for mining of frequent itemse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view of Web Content Mining Too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rehensive Survey on Outlying Aspect Mining Method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ing Privacy and Sharing the Data in Distributed Environment using</text:p>
            <text:p>  Cryptographic Technique on Perturbed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Compressed Repetitive Gapped Sequential Patterns Efficientl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tific Data Mining in Astronom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Parallel Sequential Pattern Mi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More Accurate Frequent Web Usage Patter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ing Sequential Patterns from Large Sequence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ng Apples and Oranges: Measuring Differences between Exploratory</text:p>
            <text:p>  Data Mining Resul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onal Data Mining Through Extraction of Representative Exemplar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tern Detection with Rare Item-set Min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The Data From Distributed Database Using An Improved Mining</text:p>
            <text:p>  Algorith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 of Data Mining Techniques to a Selected Business</text:p>
            <text:p>  Organisation with Special Reference to Buying Behaviou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asing Scalability of Process Mining using Event Dataframes: How</text:p>
            <text:p>  Data Structure Matte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-based process mi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n Distributed Data Mining in P2P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Far are we from Data Mining Democratisation? A Systematic Revie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uent Knot Discover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ext Mining for Low-Resource Languages via Contrastive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Semantic Web Mining Using Artificial Neural Analysi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arative Study of Association Rule Mining Algorithms on Grid and</text:p>
            <text:p>  Cloud Platfo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able Fuzzy Utility Mining on Sequenc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and Tailings Dam Detection In Satellite Imagery Using Deep</text:p>
            <text:p> 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tream Clustering: Challenges and Issu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amless Integration of Association Rule Mining with Database System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ulation-based metaheuristics for Association Rule Text Mi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inion Mining from YouTube Captions Using ChatGPT: A Case Study of</text:p>
            <text:p>  Street Interviews Polling the 2023 Turkish Elec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Mining Research: A Surve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ssment of effective parameters on dilution using approximate</text:p>
            <text:p>  reasoning methods in longwall mining method, Iran coal min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bsequence Interleaving Model for Sequential Pattern Mi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Density Contrast Subgraph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t: MDL-based approach for Mining INTeresting Numerical Pattern S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 Comparison Using Object-Centric Process Cub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Knowledge from Multi-modal Lecture Recording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Usage Mining: Pattern Discovery and Forecast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MSD: Data-Driven Simulation Using System Dynamics and Process Mi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SAT Models Enumeration in Itemset M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 Constraints in Itemset M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M4Py-GPU: a High-Performance General-Purpose Library for Process Mi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-institution text mining to uncover clinical associations: a case</text:p>
            <text:p>  study relating social factors and code status in intensive care medici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Web Multimedia Mi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arative Study of Discretization Approaches for Granular</text:p>
            <text:p>  Association Rule Min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ation of Association Rule Mining for Network Intrusion</text:p>
            <text:p>  Dete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tions for Frequency-Based Data Mining Probl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MDG: Privacy for Multi-Perspective Process Mining through Data</text:p>
            <text:p>  Generaliz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and Evaluation the Privacy Preserving Data Mining</text:p>
            <text:p>  Techniques by using a Data Modification-based Framewor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partment of Computer Engineering Al-Zahra University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Top-K Co-Occurrence I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Healthcare Procurement Data Using Text Mining and Natural</text:p>
            <text:p>  Language Processing -- Reflection From An Industrial Projec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or Relational Databases: A Speed Comparison for Process Mining</text:p>
            <text:p>  Algorith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line versus Online Triplet Mining based on Extreme Distances of</text:p>
            <text:p>  Histopathology Patch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-stopping time Sequential Detection for Energy Efficient Mining</text:p>
            <text:p>  in Blockchain-Enabled Io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 Big Data Mining and Analytics: Bringing Greenness and Acceleration</text:p>
            <text:p>  in the Clou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Seasonal Gradual Patterns from Temporal Sequence Data Using</text:p>
            <text:p>  Periodic Patterns Mi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 Processing for Solar Physics: Applications and Implications for</text:p>
            <text:p>  Big Solar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s of Data Mining to Electronic Commerc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heterogeneous data mining for brain disorde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EWARE - Data Mining &amp; Exploration Web Application Resour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S^3: A Sampling based method for top-k Frequent Subgraph Mi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sera Corpus Mining and Multistage Fine-Tuning for Improving Lectures</text:p>
            <text:p>  Transl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Constrained Pattern Mining Using Dynamic Item Ordering for</text:p>
            <text:p>  Explainable Classif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I-Miner: Fuzzy Rare Itemset Mi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w-shot Mining of Naturally Occurring Inputs and Outpu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u Mining: Analysis and Forecast of Mining Production in Peru Using</text:p>
            <text:p>  Time Series and Data Science Techniqu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ough Sets Partitioning Model for Mining Sequential Patterns with Time</text:p>
            <text:p>  Constrain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directional Growth based Mining and Cyclic Behaviour Analysis of Web</text:p>
            <text:p>  Sequential Patter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Temporal Pattern Mining in Big Time Series Using Mutual</text:p>
            <text:p>  Information -- Full Vers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on Social Interaction Network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measurement on categorical data using genetic algorith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Privacy-Preserving Data M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 Preserving Utility Mining: A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ovative Platform for Designing Hybrid Collaborative &amp; Context-Aware</text:p>
            <text:p>  Data Mining Scenario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the Blazar S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ScI/ESA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Positive and Negative Association Rules Using CoherentApproac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linear algorithms for mining graph cor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fix-Projection Global Constraint for Sequential Pattern M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rteen Years of Mining Software Repositories (MSR) Conference - What</text:p>
            <text:p>  is the Bibliography Data Telling Us?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nstraint Programming Approach for Mining Sequential Patterns in a</text:p>
            <text:p>  Sequence Databa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lobal constraint for closed itemset mi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umentation Mining: Exploiting Multiple Sources and Background</text:p>
            <text:p>  Knowledg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Large-Scale Video Video Object Mi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uent Itemset Mining with Multiple Minimum Supports: a</text:p>
            <text:p>  Constraint-based Approa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granularity Argument Mining in Legal Tex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inion Mining Using Population-tuned Generative Language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sus Data Mining and Data Analysis using WEK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ject Specific Stream Classification Preprocessing Algorithm for</text:p>
            <text:p>  Twitter Data Strea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curity Based Data Mining Approach in Data Gri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Analysis of Apriori Algorithm with Different Data Structures</text:p>
            <text:p>  on Hadoop Clust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RCANDO: Data Mining Toolkit for Mobile Broadband Measurem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 for High-Accuracy Privacy-Preserving Mini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Chip-on-Chip Neuroscience: Fast Mining of Frequent Episodes</text:p>
            <text:p>  Using Graphics Processor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ling False Positives in Association Rule Mi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lly Infrequent Itemset Mining using Pattern-Growth Paradigm and</text:p>
            <text:p>  Residual Tre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vel approach for fast mining frequent itemsets use N-list structure</text:p>
            <text:p>  based on MapRedu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brian Explosion Algorithm for Multi-Objective Association Rules</text:p>
            <text:p>  Mi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erical Association Rule Mining: A Systematic Literature Review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Privacy-Preserving Data Analy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ft Linked Data Miner: Mining OWL 2 EL class expressions directly from</text:p>
            <text:p>  online RDF datase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Mining Research in Educ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roleum prices prediction using data mining techniques -- A Review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what matters - Sampling interesting patter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tecture of Text Mining Application in Analyzing Public Sentiments</text:p>
            <text:p>  of West Java Governor Election using Naive Bayes Classif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Subjectively Interesting Attributed Subgraph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 Mining for Python (PM4Py): Bridging the Gap Between Process- and</text:p>
            <text:p>  Data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: A prediction of performer or underperformer using</text:p>
            <text:p>  classific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for Longitudinal Data under Multicollinearity and Time</text:p>
            <text:p>  Dependence using Penalized Generalized Estimating Equation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Data Mining Technique for Knowledge Discovery from Engineering</text:p>
            <text:p>  Materials' Data se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 Conflictual Relationship: Text Mining to Discover What and Whe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s of Data Mining Techniques for Vehicular Ad hoc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 Mining on Uncertain Event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ed pattern mining of interval data and distributional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esting Multi-Relational Patter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ty Modeling in Smart Home using High Utility Pattern Mining over</text:p>
            <text:p>  Data Strea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Data Mining Techniques for Social Media Analysi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ippext: Semi-supervised Opinion Mining with Augmented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-Driven Data Mining through Bias Removal and Data Incompleteness</text:p>
            <text:p>  Mitig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onal Algebra for In-Database Process M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Non-Redundant Local Process Models From Sequence Databas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ual Model with Built-in Process Mi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ision tree modeling with relational view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SST Data Mining Research Age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on of Predictive Data Mining Algorithms in Erythemato-Squamous</text:p>
            <text:p>  Disease Diagnosi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2MapReduce: Incremental MapReduce for Mining Evolving Big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Rule: A Connectionist Approach to Data M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Quantifying Privacy in Process Mi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and Pre-Processing Event Log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All Non-Derivable Frequent Itemset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p: Fast Frequent Itemset Mining with Efficient Bit-Vector Projection</text:p>
            <text:p>  Techniq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P-tree and COFI Based Approach for Mining of Multiple Level Association</text:p>
            <text:p>  Rules in Large Databas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upport Coupled Frequent Pattern Mining Over Progressive</text:p>
            <text:p>  Databas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 Function of the Mining Sector of Ir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ning Decentralization via Cost Analys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Effective Rebuttal: Listening Comprehension using Corpus-Wide</text:p>
            <text:p>  Claim Mi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Efficient Discriminative Pattern Mining in Hybrid Domai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calable mining of frequent quadratic concepts in d-folksonom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oximate Network Motif Mining Via Graph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hematical Justification of Hard Negative Mining via Isometric</text:p>
            <text:p>  Approximation Theor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Miner: A High-performance PIM Architecture-aware Graph Mining</text:p>
            <text:p>  Framewor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Utilization and Importance of Perl Status Reporter (SRr) in Text</text:p>
            <text:p>  Min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UM: Projection-based Utility Mining on Sequence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in Astronomical Databas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aytheon Information Technology and Scientific Services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on : Plate-forme d'extraction de connaissances dans les bases de</text:p>
            <text:p>  donné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RIA Lorraine - LORIA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ron Syste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RIA Lorraine - LORIA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Platform for Knowledge Access in Plant Health Domain : VESPA</text:p>
            <text:p>  M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tering and Mining Parallel Data in a Joint Multilingual Spa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Unified Definition of Data Mini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 Demo: CANFAR+Skytree: A Cloud Computing and Data Mining System for</text:p>
            <text:p>  Astronom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re framework: Distributed data mining on data grid platfor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ication in Data Grids: Metrics and Strateg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netary nervous system for social mining and collective awarenes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Determinism in Human Strategic Behavi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cer Research UK Drug Discovery Process Mi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a State-of-the-Art Heuristic for the Minimum Latency Problem</text:p>
            <text:p>  with Data Mi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H -- Comparative stu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data mining meets optimization: A case study on the quadratic</text:p>
            <text:p>  assignment probl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inimum Description Length Principle for Pattern Mining: A Surve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Model Selection for Predictive Pattern Mining Model by Safe</text:p>
            <text:p>  Pattern Pru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Seasonal Temporal Patterns in Time Seri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f laser scanning for geological and geotechnical applications</text:p>
            <text:p>  in underground mi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and Machine Learning in Astronom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erzberg Institute of Astrophysics, Victoria, BC, Canada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ultaneous Discrimination Prevention and Privacy Protection in Data</text:p>
            <text:p>  Publishing and Mi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tics of Data Mining Services in Cloud Comput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Preserving Data Publishing in Process Mi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l Me Something I Don't Know: Randomization Strategies for Iterative</text:p>
            <text:p>  Data Mi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data towards knowledge: Revealing the architecture of signaling</text:p>
            <text:p>  systems by unifying knowledge mining and data mining of systematic</text:p>
            <text:p>  perturbation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validation of the use of data sciences for the study of slope</text:p>
            <text:p>  stability in open pit min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lgorithms of Updating Sequential Pattern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In vivo" spam filtering: A challenge problem for data mini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tional Brain Imaging with Multi-Objective Multi-Modal Evolutionary</text:p>
            <text:p>  Optimiza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RIA Futurs, LRI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GCLUSTERS: an example of DAME web applic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Based Technique for IDS Alerts Classifi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Privacy Protection With Pattern-Based Heuristic Algorith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 extraction, modeling and formalization: EEG case stud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al Information Gain Mining Of Temporal Relational Strea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istic Graph-Walking Program Mi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fficient Algorithm for Mining Multilevel Association Rule Based on</text:p>
            <text:p>  Pincer Sear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mprovised Frequent Pattern Tree Based Association Rule Mining</text:p>
            <text:p>  Technique with Mining Frequent Item Sets Algorithm and a Modified Header</text:p>
            <text:p>  Tab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Issues in Mining User Behavioral Rules for Context-Aware</text:p>
            <text:p>  Intelligent Mobile Applic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nd-to-End Approach for Online Decision Mining and Decision Drift</text:p>
            <text:p>  Analysis in Process-Aware Information Systems: Extended Vers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Metric Learning by Online Soft Mining and Class-Aware Atten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on of River Sandbank for Sand Mining with the Presence of Other</text:p>
            <text:p>  High Mineral Content Regions Using Multi-spectral Imag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 Gene Mining in Transcriptional Regulation for Specific Biological</text:p>
            <text:p>  Processes with Small Sample Sizes Using Multi-network pipeline Transform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ng and the Short of It: Summarising Event Sequences with Serial</text:p>
            <text:p>  Episod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Preserving Continuous Event Data Publish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Rooted Ordered Trees under Subtree Homeomorphis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and Electronic Health Records: Selecting Optimal Clinical</text:p>
            <text:p>  Treatments in Practi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Applications: A comparative Study for Predicting Student's</text:p>
            <text:p>  performa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 when each data point is a networ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s Car is Mine!: Automobile Theft Countermeasure Leveraging Driver</text:p>
            <text:p>  Identification with Generative Adversarial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arative Study on Remote Tracking of Parkinsons Disease Progression</text:p>
            <text:p>  Using Data Mining Meth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ng Data Scie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in Perspectiv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: A Comprehensive Over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 Research Challenge Areas in Data Sci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and Practice of Data Science Pipelines: A Comprehensive Study of</text:p>
            <text:p>  Data Science Pipelines In Theory, In-The-Small, and In-The-Larg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bracing Data Sci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ng data science: a new field of inquir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Data Science Projects Fai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he University of Auckland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Data Science Capabilities into University Data Warehouse to</text:p>
            <text:p>  Predict Gradu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ing with data: advancing spatial data science by building and</text:p>
            <text:p>  sharing high-quality datas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izen Science in the European Open Science Clou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in Biomedicin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pectives on Surgical Data Sci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: Nature and Pitfal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ng Diverse Data Science Learning: Critical Reflections Towards</text:p>
            <text:p>  Future Practi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tGPT for Teaching and Learning: An Experience from Data Science</text:p>
            <text:p>  Educ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 in Data Science: Collaboration, Translation, and Accountability in</text:p>
            <text:p>  Corporate Data Science Projec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inionated practices for teaching reproducibility: motivation, guided</text:p>
            <text:p>  instruction and practi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sustainable is "common" data science in terms of power consumption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Data Science Workers Communicate Intermediate Results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 science axiology: the nature, value, and risks of data sc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materials science: status, challenges and perspectiv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Data Science Workers Collaborate? Roles, Workflows, and Too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transfer pathways from associate's to bachelor's progra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is science's second chance to get causal inference right: A</text:p>
            <text:p>  classification of data science tas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arge-scale comparative analysis of Coding Standard conformance in</text:p>
            <text:p>  Open-Source Data Science projec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: A Systematic Treatmen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into Data Science and Its Approaches in Mechanica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ed Environment Data for the Life Scienc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ifficulties of Addressing Interdisciplinary Challenges at the</text:p>
            <text:p>  Foundations of Data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and Ebo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AD: The FAIR Concept for Big-Data-Driven Materials Sci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: Challenges and Direc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 Kilometre Array Science Data Challenge 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or the SKAO Science Team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ational Skills by Stealth in Secondary School Data Sci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study of success factors in data science projec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gorical Data Integration for Computational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pective on Data Sci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 a Knowledge Discovery Framework for Data Science Job Market in</text:p>
            <text:p>  the United Stat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ilitating team-based data science: lessons learned from the DSC-WAV</text:p>
            <text:p>  projec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and Machine learning in the Clouds: A Perspective for the</text:p>
            <text:p>  Futu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as Political Action: Grounding Data Science in a Politics</text:p>
            <text:p>  of Justi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in Statistics Curricula: Preparing Students to "Think with</text:p>
            <text:p>  Data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eXplainable AI for Mobility Data Sc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on Methods and Applications in the Science of Science: A Surve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Methodologies: Current Challenges and Future Approach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S Responsibility Matrix: A tool for responsible data science by</text:p>
            <text:p>  desig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Data Infrastructure for High-Throughput Experimental Materials</text:p>
            <text:p>  Sci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Visual Accessibility in Introductory Data Science Classes with</text:p>
            <text:p>  Multi-Modal Data Represent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cology: combining Computer Science, Data Science, and Fiction</text:p>
            <text:p>  Sci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 the stage for data science: integration of data management</text:p>
            <text:p>  skills in introductory and second courses in statist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Systems Meet Machine Learning Challenges: Towards Big Data</text:p>
            <text:p>  Science as a Servi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gnostic Structure of Data Science Metho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se Data: A Novel Approach in Data Science from a Network Science</text:p>
            <text:p>  Perspectiv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ike WiseMan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DS: Towards Human-Centered Automation of Data Sci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-time intelligent big data processing: technology, platform, and</text:p>
            <text:p>  applic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Science in Biomedicine: Practicalities, Pitfalls and Potenti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eting in the notebook: a notebook-based environment for</text:p>
            <text:p>  micro-submissions in data science collabor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rials science and engineering: New vision in the era of artificial</text:p>
            <text:p>  intellig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The Trans Programmer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irst Course in Data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eting the challenge of Open Science in KM3Ne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ldren and the Data Cycle: Rights and Ethics in a Big Data Worl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NICEF Office of Research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ed Data Science: Towards Industrialization and Democratization of</text:p>
            <text:p>  Data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 of Clustering Methods for Functional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on Cross-media Science and Technology Information Data</text:p>
            <text:p>  Retriev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paradigm for accelerating clinical data science at Stanford</text:p>
            <text:p>  Medicin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current research information systems to investigate data</text:p>
            <text:p>  acquisition and data sharing practices of computer scientis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esearch services, Aalto University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oaching Ethical Guidelines for Data Scientis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the Characteristics of Jupyter Notebooks in Data Science Projec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Privacy-Preserving Data Science With Homomorphic Encryption:</text:p>
            <text:p>  An Over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case studies: Teaching data science critique and ethics through</text:p>
            <text:p>  sociotechnical surveillance studi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Methodology for Cybersecurity Projec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Machine Collaboration for Democratizing Data Sci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olution and use of data science vocabulary. How much have we changed</text:p>
            <text:p>  in 13 years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se for Data Commons: Towards Data Science as a Servi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Deps.jl: Repeatable Data Setup for Replicable Data Sci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many citations are there in the Data Citation Index?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, Science and Societ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: A Three Ring Circus or a Big Tent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w is the time to build a national data ecosystem for materials science</text:p>
            <text:p>  and chemistry research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r-peer mentoring in data science: Two experiences at Stanford</text:p>
            <text:p>  Univers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 and Open Computer Science Research Softwar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on Big Data: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User-Friendly Environment for Battery Data Sci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 Science Course for Undergraduates: Thinking with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does it all mean? Capturing Semantics of Surgical Data and</text:p>
            <text:p>  Algorithms with Ontolog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en Science Platform for the Next Generation of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terials data ecosystem: materials data science and its role in</text:p>
            <text:p>  data-driven materials discove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't Look at the Data! How Differential Privacy Reconfigures the</text:p>
            <text:p>  Practices of Data Sc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Vision for Semantically Enriched Data Sc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onesia embraces the Data Scie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 Data Science: Towards Understanding Data-Driven Intelligent</text:p>
            <text:p>  Mobile Applic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in public health: building next generation capac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 data science at baccalaureate institu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computing in the statistics and data science curriculum:</text:p>
            <text:p>  Creative structures, novel skills and habits, and ways to teach computational</text:p>
            <text:p>  think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 Ecosystem to Support Machine Learning in Materials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derated Data Science to Break Down Silos [Vision]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 principles for modernizing an undergraduate regression analysis</text:p>
            <text:p>  cour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OMAD Artificial-Intelligence Toolkit: Turning materials-science</text:p>
            <text:p>  data into knowledge and understand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ci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NSC-Cobordism of Bartnik Data in High Dimens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: Opportunities and Privacy Challeng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eral Typical Paradigms of Industrial Big Data Appli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Dwarfs Workloads in Big Data Analyt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on Big Data: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Big Data Benchmark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mplications of Diverse Applications and Scalable Data Sets in</text:p>
            <text:p>  Benchmarking Big Data Syste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Big 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AVA Model: Learning Analytics Meets Visual Analyt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s for the Internet of Things: A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ity of solutions for quasilinear wave equations and other</text:p>
            <text:p>  quasilinear system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Understanding Analytics in Software Startup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ualizing Geometric Data Analysis and Related Data Analytics: A</text:p>
            <text:p>  Virtual Microscope for Big Data Analytic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alytics Using Cloud and Crow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ybrid ICT-Solution for Smart Meter Data Analytic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Conceptual Approach of Analytical Engineering for Big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Big Data Analytics in the Cloud: Research Issues and Challeng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Deep Reinforcement Learning for Data Processing and</text:p>
            <text:p>  Analyt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Big Data Analytics in the Cloud: A Reference Architecture, Survey,</text:p>
            <text:p>  Opportunities, and Open Research Issu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Designing a Generic Framework for Cloud-based Big Data Analy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rinciple of Least Sensing: A Privacy-Friendly Sensing Paradigm for</text:p>
            <text:p>  Urban Big Data Analy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alytics for Wireless and Wired Network Design: A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ve analytics using Social Big Data and machine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WESOME: Empowering Scalable Data Science on Social Media Data with an</text:p>
            <text:p>  Optimized Tri-Store Data Syste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 limits in analytic spaces on exterior domai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calable Framework for Multilevel Streaming Data Analytics using Deep</text:p>
            <text:p> 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strial Big Data Analytics: Challenges, Methodologies, and</text:p>
            <text:p>  Applic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utomated Data Integration in Software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ulti-Stage Automated Online Network Data Stream Analytics Framework</text:p>
            <text:p>  for IIoT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timized Tri-store System for Multi-model Data Analyt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ing High-Performance and Energy-Efficient Hybrid</text:p>
            <text:p>  Transactional/Analytical Databases with Hardware/Software Coope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al Validity and Consistency of Big Data Analytics: A General</text:p>
            <text:p>  Framewo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Taxonomy for the Use of Synthetic Data in Advanced Analy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4UrbanMobility: Towards Holistic Data Analytics for Mobility</text:p>
            <text:p>  Applications in Urban Reg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existence and decay of solutions to Prandtl system with small</text:p>
            <text:p>  analytic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: A Comprehensive Over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eometry and Topology of Data and Information for Analytics of</text:p>
            <text:p>  Processes and Behaviours: Building on Bourdieu and Addressing New Societal</text:p>
            <text:p>  Challeng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s Data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or the Actuarial Community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ng Data Analytics Architecture for Smart Cities Data-Driven</text:p>
            <text:p>  Applications using DA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alytics for Manufacturing Internet of Things: Opportunities,</text:p>
            <text:p>  Challenges and Enabling Technolog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ity estimates for the Navier-Stokes equatio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ig Data Lake for Multilevel Streaming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ng and Conceptualizing Actionable Insight: A Conceptual Framework</text:p>
            <text:p>  for Decision-centric Analytic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 Time Analytics: Algorithms and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Performance Optimization in Neural Network-Based Video</text:p>
            <text:p>  Analytics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ed lower bounds of analytic radius for the Benjamin-Bona-Mahony</text:p>
            <text:p>  equ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-MC: Privacy-preserving Analytics Stream for the Mobile Clou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dyGD: Enhanced Generalized Deduplication for Direct Analytics in Io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ing Hybrid-Cloud Fast and Scalable Graph Analytics at Twitt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 limits in analytic spac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nesia: Enabling Effective Hybrid Transactional/Analytical Databases</text:p>
            <text:p>  with Specialized Hardware/Software Co-Desig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edge and cloud computing for mobility analy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hallenges in High-Performance Risk Analytic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tectural Tactics for Big Data Cybersecurity Analytic Systems: A</text:p>
            <text:p>  Revie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d Learning Analytics in Higher Education: Demystifying</text:p>
            <text:p>  Variety, Acquisition, Storage, NLP and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viscid limit of Navier-Stokes equations for locally near boundary</text:p>
            <text:p>  analytic data on an exterior circular dom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the application of Data Science And Analytics in the field</text:p>
            <text:p>  of Organised Spor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Big Data Analytic Workloads on Modern Processo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oximate Computation for Big Data Analytic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-based Modeling for Performance Tuning of Spark Data Analyt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icture for the Words! Textual Visualization in Big Data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Big Data Analytics in Healthcare Enhancement: Trends,</text:p>
            <text:p>  Challenges and Opportunit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ative Analysis of SpatialHadoop and GeoSpark for Geospatial Big</text:p>
            <text:p>  Data Analytic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viscid limit of Navier-Stokes for analytic data on the half-spa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on Edge Analytics: Issues, Challenges, Opportunities, Promises,</text:p>
            <text:p>  Future Directions, and Applic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tidy Data: The Unreasonable Effectiveness of Tabl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Analytics over Distributed Time-series Graphs using GoFFi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ole of Big Data Analytics in Industrial Internet of Thing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ity and resurgence in wall-crossing formula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Privacy-Preserving Data Analy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: Understanding Big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-K Deep Video Analytics: A Probabilistic Approa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6: A Declarative Language for Integrating Machine Learning in Visual</text:p>
            <text:p> 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r: Empowering Software Defined Networking with Data Analytic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z: A Fast and Flexible Data Analytics Syst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 of Smart Meter Data Analytics: Applications, Methodologies, and</text:p>
            <text:p>  Challen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-ML: Towards a Framework for Semantic Data Analytics Workflow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Computing and Clouds: Trends and Future Directio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swering Analytical Queries on Text Data with Temporal Term Histogra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Analytics and Human Involvement in Machin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cloud based big data analytics in knowledge management for</text:p>
            <text:p>  enhanced decision making in organiza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Spatio-temporal Data Analytics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ig data intelligence marketplace and secure analytics experimentation</text:p>
            <text:p>  platform for the aviation indust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BITECH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Data Formats for Big Bioinformatics Data Analy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Reliable (and Efficient) Job Executions in a Practical</text:p>
            <text:p>  Geo-distributed Data Analytics Syste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ing field theory in a magnetic field: analytic properties of the free</text:p>
            <text:p>  energ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al expression for radial distribution function of hard sphere</text:p>
            <text:p>  system: density derivative and application to perturbation theo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Hadamard states, Calderón projectors and Wick rotation near</text:p>
            <text:p>  analytic Cauchy surfac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er-Stokes equations, symmetric and uniform analytic solutions in</text:p>
            <text:p>  phase spa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regularity for the incompressible Navier-Stokes equations in</text:p>
            <text:p>  polyg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persistence of spatial analyticity for the Beam Equ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Mine: Multi-Party Privacy-Preserving Data Analytics Servi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Analytical Queries on Semantic Web Data Cub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luent-Drawing Parallel Coordinates: Web-Based Interactive Visual</text:p>
            <text:p>  Analytics of Large Multi-Dimensional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-situ data analytics for highly scalable cloud modelling on Cray</text:p>
            <text:p>  machin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al Engines With Context-Rich Processing: Towards Efficient</text:p>
            <text:p>  Next-Generation Analy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nalytics Aware Ontology Based Access to Static and Streaming</text:p>
            <text:p>  Data (Extended Versio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ing an edge computing platform for real-time descriptive</text:p>
            <text:p>  analy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Data and Analytics for Digital Business Transformation</text:p>
            <text:p>  through DataOps: An Information Processing Perspectiv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paradigm for accelerating clinical data science at Stanford</text:p>
            <text:p>  Medicin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d Education: using big data analytics in language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cation Theoretic Data Analyt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tising data items for business analytics: Framework and</text:p>
            <text:p>  application to human resour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"On The Fly" Framework for Efficiently Generating Synthetic Big Data</text:p>
            <text:p>  Se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ating Social Media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 Big Data Mining and Analytics: Bringing Greenness and Acceleration</text:p>
            <text:p>  in the Clou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Interesting Plots in Production Yield Data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compressible limit of the isentropic fluids in the analytic spac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ing Practicable Learning Analyt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s of Psychological Science for Actionable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nalytics in Operations Management: A Revie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pid and facile reconstruction of time-resolved fluorescence data with</text:p>
            <text:p>  exponentially modified Gaussia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MDAP: A Hybrid Framework for Multi-paradigm Data Analytical Processing</text:p>
            <text:p>  on Spar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gidity of real-analytic actions of $SL(n,\Z)$ on $\T^n$: A case of</text:p>
            <text:p>  realization of Zimmer progr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elian Analytic Torsion and Symplectic Volu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radius of spatial analyticity for cubic nonlinear Schrödinger</text:p>
            <text:p>  equ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well-posedness for the nonlinear wave equation in analytic Gevrey</text:p>
            <text:p>  spac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and Algebraic Deformations of Super Riemann Surfac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Analytic Solutions for the Nonlinear Schrödinger Equ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Gevery regulartiy and analyticity of a weakly dissipative</text:p>
            <text:p>  Camassa-Holm equ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-analytic geodesics in the Mabuchi space of Kähler metrics and</text:p>
            <text:p>  quant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for Reliable Mobile Edge Analytics in Intelligent</text:p>
            <text:p>  Transportation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Repository: An Interactive Data Repository with Multi-scale</text:p>
            <text:p>  Visual Analyt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al approach to nonperturbative Yang-Mills thermodynamic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current-vortex sheets in incompressible magnetohydrodynamic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OP: Scalable Graph Data Management and Analytics with Hadoop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Provenance Datasets: A Data Repository of Human Analysis</text:p>
            <text:p>  Activity and Interaction Log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ifying the Correctness of Analytic Query Resul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tegrated Platform for Collaborative Data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WPAE: An Ensemble Framework for Concept Drift Adaptation in IoT Data</text:p>
            <text:p>  Strea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Bird: Big Data Storage and Analytics at Scale in Hybrid Clou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-based Industrial Analytics over Knowledge Graphs with Ontology</text:p>
            <text:p>  Reshap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 by design in big data: An overview of privacy enhancing</text:p>
            <text:p>  technologies in the era of big data analyt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ll: A Persistent Memory Allocator For Data-Centric Analyt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enter for Applied Scientific Computing, Livermore National Laboratory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Exploratory Data Analysis of the Covid-19 Pandemic in Nigeria:</text:p>
            <text:p>  Two Years after the Outbrea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-Aware Analytics in MOM Application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ing for Mobile and Immersive Visual Analytics in the Fiel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parametric analytic continuation of Green's func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From What I see, this makes sense": Seeing meaning in algorithmic</text:p>
            <text:p>  resul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Neural Net using Analytical Graph Filters and Topology</text:p>
            <text:p>  Optimization for Image Denois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Flow: An open source toolkit for analytical continuation of quantum</text:p>
            <text:p>  Monte Carlo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Dwarfs Workloads in Big Data Analyt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alytics = Machine Learning + Cloud Comput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oducible and Portable Big Data Analytics in the Clou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Vise: Maximizing Out-of-Distribution Chemical Detection with the</text:p>
            <text:p>  Novel Application of Zero-Shot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chanisms of Lagrangian analyticity in flui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Interactive, Adaptive and Result-aware Big Data Analy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 Map Redu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Data to Visualisations and Back: Selecting Visualisations Based on</text:p>
            <text:p>  Data and System Design Considera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al Influence and Radicalization: A Social Data Analytics Stu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umnar Database Techniques for Creating AI Featur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Irregular Patterns in IoT Streaming Data for Fall Dete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Continuation of Noisy Data Using Adams Bashforth ResNe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Data-Driven and Analytical Model for Kinematic Control of a</text:p>
            <text:p>  Surgical Robotic Too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aive parametrization for the vortex-sheet proble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Continuation of Quantum Monte Carlo Data by Stochastic</text:p>
            <text:p>  Analytical Inferenc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rchhoff equations from quasi-analytic to spectral-gap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 on the 2019 Workshop on Smart Farming and Data Analytics (SFDAI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 time well-posdness of Prandtl system with small and analytic</text:p>
            <text:p>  initial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flow-Based Big Data Analytics in The Cloud Environment Present</text:p>
            <text:p>  Research Status and Future Prospec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au damping for analytic and Gevrey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lgebraic Approach for High-level Text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mer FEM-Dakota: A unified open-source computational framework for</text:p>
            <text:p>  electromagnetics and data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drostatic approximation of the 2D MHD system in a thin strip with a</text:p>
            <text:p>  small analytic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optimal analytic continuation from discrete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Preserving Federated Heavy Hitter Analytics for Non-IID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jorken sum rule with analytic coupling at low Q2 valu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Practical Privacy-Preserving Analytics for IoT and Cloud Based</text:p>
            <text:p>  Healthcare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etDBLite: An Embedded Analytical Databas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Structural Framework for Explicit Domain Knowledge in Visual</text:p>
            <text:p>  Analytic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. Poelten University of Applied Sciences, Austria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tracting data in distributed ledger systems for higher level</text:p>
            <text:p>  analytics and visualiz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Based Optimal Bandwidth for Kernel Density Estimation of</text:p>
            <text:p>  Statistical Sampl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Ideas in Sports Analytics and Statistical Tools for their</text:p>
            <text:p>  Investig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ing large-scale scientific hypotheses as uncertain and</text:p>
            <text:p>  probabilistic data with support for predictive analyt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alytics architecture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T Data Analytics in Dynamic Environments: From An Automated Machine</text:p>
            <text:p>  Learning Perspectiv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Architecture for Personalized Healthcare Service Recommendation</text:p>
            <text:p>  using Big Data Lak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nalytic Model for the Axis-Ratio Distribution of Dark Matter Halos</text:p>
            <text:p>  from the Primordial Gaussian Density Fiel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IAS/SNU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analytic running coupling in spacelike and timelike regio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 Analytics using the Vertica Relational Databa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luence of personal values and the adoption of analytical tools using</text:p>
            <text:p>  laddering methodolog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 continuation in an annulus and in a Bernstein ellips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ud Analytics: A Decade of Research -- Organizing Challenges and</text:p>
            <text:p>  Solutions in the Fiel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ed Analytical/Statistical Modelling of the Shock Wave-Laminar</text:p>
            <text:p>  Boundary Layer Around a Thin Airfoil Standard Atmosphere Ca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Analytics: Opportunities and Guidelines for Information Systems</text:p>
            <text:p>  Researc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ault: A Secure Analytics Platfor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ifetime Analytics in IoT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pick: Workload Prediction for Serverless-enabled Scalable Data</text:p>
            <text:p>  Analytics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s of Nature-Inspired Algorithms for Dimension Reduction:</text:p>
            <text:p>  Enabling Efficient Data Analytic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Data Analytics to Derive Business Intelligence: A Case Stud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ing Objects Analytics: Survey on Future Location &amp; Trajectory</text:p>
            <text:p>  Prediction Metho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ve Learning of Aggregate Analytics under Dynamic Workload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ng Semantic Information into Data Models by Learning Domain</text:p>
            <text:p>  Expertise from User Intera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ada: Interactive Data Analytics on Cold Data using Serverless Cloud</text:p>
            <text:p>  Infrastructur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r Hyperparameter Optimization for Software Analytics: Why, How,</text:p>
            <text:p>  When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 Cases and Outlooks for Automatic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 Software Analytics Patterns: Broad-Spectrum Diagnostic and Embedded</text:p>
            <text:p>  Improvemen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derated Analytics: A surv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ginality: a numerical mapping for enhanced treatment of nominal and</text:p>
            <text:p>  hierarchical attribu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 remarks on the radius of spatial analyticity for the Euler</text:p>
            <text:p>  equation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e spectral data for analytic Anosov maps of the tor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al approach to network inference: Investigating degree</text:p>
            <text:p>  distrib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Gevrey regularity and analyticity of a two-component shallow</text:p>
            <text:p>  water system with Higher-order inertia operato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ne-frequency cohomological equation, Brjuno-like functions and</text:p>
            <text:p>  Khintchine-Lévy numbe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bounds on the radius of spatial analyticity for the Kawahara</text:p>
            <text:p>  equ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chy theory for the water waves system in an analytic framewor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Radius of Analyticity for a Korteweg-de Vries-Kawahara Equation</text:p>
            <text:p>  with a Weakly Damping Ter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 Programming Based Symbolic Regression for Analytical Solutions</text:p>
            <text:p>  to Differential Equ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naly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oing Seamlessness: Exploring Seams for Critical Visual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ding Visual Imagery from EEG Signals using Visual Perception Guided</text:p>
            <text:p>  Network Training Metho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ing Effective Community Network Analysis Tools According to</text:p>
            <text:p>  Visualization Psycholog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x: Synthesis-Powered Visualization Author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2Vis: Automatic Generation of Data Visualizations Using Sequence to</text:p>
            <text:p>  Sequence Recurrent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eadsheet Validation and Analysis through Content Visualiz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Learning via Unsupervised Task Discovery for Visual Question</text:p>
            <text:p>  Answe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 by Examp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eliminary Model for the Design of Music Visualiz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hanges Everything: Challenges and Opportunities in Data</text:p>
            <text:p>  Visualization Design Handoff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alized Visualization Recommend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Generating Code: Evaluating GPT on a Data Visualization Cour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esign Space of Vision Science Methods for Visualization Resear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attention information can be traced on cortical response but not</text:p>
            <text:p>  on the retina: evidence from electrophysiological mouse data using natural</text:p>
            <text:p>  images as stimul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Visualization Too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Effects of Spatial Visualization and Domain on Visualization</text:p>
            <text:p>  Task Performance: A Comparative Stud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G4Vis: A Knowledge Graph-Based Approach for Visualization</text:p>
            <text:p>  Recommend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zRec: A framework for secure data exploration via visual</text:p>
            <text:p>  represent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enance for Interactive Visualiz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Display and Retrieval of Music Inform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prudential oversight, risk communication and visualiz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ing with Examples: Lessons Learned from Crowdsourced Introductory</text:p>
            <text:p>  Description of Information Visualiz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Processing Fluency as a Metric of Trust in Scatterplot</text:p>
            <text:p>  Visualiz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Vis Tools: Teaching Data Visualization Tutoria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k.gl: Large-scale Web-based Visual Analytics Made Eas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izing text to embed qualitative data into visualiz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ableViz: Mathematical Operators as a Formalism for Visualization</text:p>
            <text:p>  Processing and Analy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on of Visualization by Demonstration and Manual View</text:p>
            <text:p>  Specif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 Improvis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able Mixed Data Representation and Lossless Visualization Toolkit</text:p>
            <text:p>  for Knowledge Discove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zML: A Machine Learning Approach to Visualization Recommend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informed by Visualization: What Do We Learn From Misinformative</text:p>
            <text:p>  Visualizations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ing Bags of Vecto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Visual Analytics and Content Based Data Retrieval Technology</text:p>
            <text:p>  for Efficient Data Analysi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4VIS: Survey on Artificial Intelligence Approaches for Data</text:p>
            <text:p>  Visualiz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Visual Concept Structure with Sparse and Incomplete Tag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Model Validation via Inline Repl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6: A Declarative Language for Integrating Machine Learning in Visual</text:p>
            <text:p> 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son Conundrum and the Chamber of Visualizations: An Exploration</text:p>
            <text:p>  of How Language Influences Visual Desig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icture for the Words! Textual Visualization in Big Data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is the message? Perspectives on Visual Data Communic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. Plotter: Unifying Data Reduction Techniques in Storage and</text:p>
            <text:p>  Visualization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act-Based Rendering: Harnessing Natural and Traditional Visual</text:p>
            <text:p>  Media for More Expressive and Engaging 3D Visualiz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cating Visualizations without Visuals: Investigation of</text:p>
            <text:p>  Visualization Alternative Text for People with Visual Impairmen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e-aware Visualization Retriev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Encoding and Debiasing for CTR Predi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Validation versus Visual Estimation: A Study on the Average Value</text:p>
            <text:p>  in Scatterplo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Space Optimization for Zero-shot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by Proxy -- Material Traces as Autographic Visualiz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ing the Visual Style and Structure of D3 Visualiz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utomatic Grading of D3.js Visualiz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ective Visualization Design: Leveraging the Emotional Impact of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zAI : Selecting Accurate Visualizations of Numerical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Authors Don't Visualize Uncertaint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nalysis of the t-SNE Algorithm for Data Visualiz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k-Based Effectiveness of Basic Visualiza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loser Look at Audio-Visual Semantic Segment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tific Visualization in Astronomy: Towards the Petascale Astronomy</text:p>
            <text:p>  Er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't Peek at My Chart: Privacy-preserving Visualization for Mobile</text:p>
            <text:p>  Devi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Visualization Thumbnail Designs that Entice Reading Data-driven</text:p>
            <text:p>  Articl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ed Reality with Hololens: Experiential Architectures Embedded in</text:p>
            <text:p>  the Real 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xploration to visualize finite element data with a DS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ks, Techniques, and Tools for Genomic Data Visualiz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ical Dimensions of Visualization Resear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nging Visual Inference to the Classroo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Peer Review in Visualization Education: A Proposal for a New</text:p>
            <text:p>  Mod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Immersive Humanitarian Visualiz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ria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be, Maybe Not: A Survey on Uncertainty in Visual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luent-Drawing Parallel Coordinates: Web-Based Interactive Visual</text:p>
            <text:p>  Analytics of Large Multi-Dimensional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AR: Bringing Interactivity to Static Data Visualizations through</text:p>
            <text:p>  Augmented Realit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 Resources: A Starting Poi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zLinter: A Linter and Fixer Framework for Data Visualiz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nematic Techniques in Narrative Visualiz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-Aware Sampling for Very Large Databas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visual encoding model based on deep neural networks and transfer</text:p>
            <text:p> 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in Audio-visual Context: A Review, Analysis, and New</text:p>
            <text:p>  Perspectiv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4Vis: Visualization for (Empirical) Visualization Resear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pectral Method for Assessing and Combining Multiple Data</text:p>
            <text:p>  Visualiz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HSAN: Multi-Head Self-Attention Network for Visual Semantic Embedd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pling Story to Visualization: Using Textual Analysis as a Bridge</text:p>
            <text:p>  Between Data and Interpret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ndaries, Extensions, and Challenges of Visualization for Humanities</text:p>
            <text:p>  Data: Reflections on Three Ca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cipatory Design for Mental Health Data Visualization on a Social</text:p>
            <text:p>  Robo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Abstra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Knowledge Discovery with Artificial Intelligence: Challenges and</text:p>
            <text:p>  Future Direc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onoma-to-wave: environmental sound synthesis from visual</text:p>
            <text:p>  onomatopoeias and sound-source imag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Visual-textual Sentiment Analysis by Fusing Expert Featur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plotlib: a Python Toolbox for Visualizing Geographical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iples of Query Visual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tematic Literature Review on Cyber Situational Awareness</text:p>
            <text:p>  Visualiz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Analytics and Human Involvement in Machin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Visuals : Examining the Experiences of Geoscience Professionals</text:p>
            <text:p>  With Vision Disabilities in Accessing Data Visualiz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-Visual Grounding Referring Expression for Robotic Manipul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rammar of Hypotheses for Visualization, Data, and Analy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Visualization: A Formal Approach using Category Theory and</text:p>
            <text:p>  Semiotic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Algebra of Classifie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ll is in Our Court: Conducting Visualization Research with Sports</text:p>
            <text:p>  Exper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arative Evaluation of Visual Summarization Techniques for Event</text:p>
            <text:p>  Sequen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essive LiDAR Adaptation for Road Dete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ng a Data Visualization Recommender Syste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 Restoration of Visual Encrypted Color Imag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and semantic interpretability of projections of high dimensional</text:p>
            <text:p>  data for classification tas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Visualization and Spatial Data Mining for Analysis of LULC Imag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iope: Automatic Visual Data Story Generation from a Spreadshee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-based Visualization Recommendation: Learning to Recommend</text:p>
            <text:p>  Visualizations from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Point Selection for Line Chart Visualization: Methodological</text:p>
            <text:p>  Assessment and Evidence-Based Guidelin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ssing Bias in Visualization Recommenders by Identifying Trends in</text:p>
            <text:p>  Training Data: Improving VizML Through a Statistical Analysis of the Plotly</text:p>
            <text:p>  Community Fe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Generative Neural Embeddings for High Dimensional Data</text:p>
            <text:p>  Visualiz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ding a Complex Visualization in a Science Museum -- An Empirical</text:p>
            <text:p>  Stu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Unsupervised Audio-visual Speech Enhancement Using a Mixture of</text:p>
            <text:p>  Variational Autoencode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Code: Embedding Information in Visualization Images using</text:p>
            <text:p>  Encoder-Decoder Networ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k Matters When Scanning Data Visualiz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May Visualization Processes Optimize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sheets for Guiding Novices through the Visualization Design Proces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ed Zero-Shot Recognition based on Visually Semantic Embedd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Feel: Exploring Visual Effects in Video Games to Support</text:p>
            <text:p>  Sensemaking Tas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 Approach to Visualization of Time Series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-Based Multi-View Visualizations for Aggregated Statistic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ortless Data Exploration with zenvisage: An Expressive and</text:p>
            <text:p>  Interactive Visual Analytics Syste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B4VA: A Knowledge Base of Visualization Designs for Visual Analy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valuate data visualizations across different levels of</text:p>
            <text:p>  understand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Chart: Enabling Accessible Visualizations Through Interactive Natural</text:p>
            <text:p>  Language Interface For People with Visual Impairme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A: A Tool for Automatic Generation of Grammar-Agnostic Visualizations</text:p>
            <text:p>  and Infographics using Large Language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Diagrammatic Queries in ViziQuer: Overview and Implement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L4DV: A Toolkit for Generating Analytic Specifications for Data</text:p>
            <text:p>  Visualization from Natural Language Que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Engagement of Animated Visualization with Visual Foreshadow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Superordinate Abstraction for Robust Concept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nematic Visualization of Multiresolution Data: Ytini for Adaptive Mesh</text:p>
            <text:p>  Refinement in Houdi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DMS: Efficient Big-Visual-Data Access for Machine Learning Workloa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Y-axis Rescaling in Dynamic Visualiz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is Personal: Attitudes and Perceptions of Data Visualization in</text:p>
            <text:p>  Rural Pennsylvan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Repository: An Interactive Data Repository with Multi-scale</text:p>
            <text:p>  Visual Analyt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able Machine Learning for Categorical and Mixed Data with</text:p>
            <text:p>  Lossless Visualiz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mersive and Interactive Visualization of 3D Spatio-Temporal Data using</text:p>
            <text:p>  a Space Time Hypercub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Reality Visualization by CAVE with VFIVE and VT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gorithms for Visualizing Phylogenetic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TTERSEARCH: Visual Querying of Scatterplot Visualiz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Series Model Attribution Visualizations as Explan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do Models Learn From Training on More Than Text? Measuring Visual</text:p>
            <text:p>  Commonsense Knowled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L2INTERFACE: Interactive Visualization Interface Generation from</text:p>
            <text:p>  Natural Language Queri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Visualization Literacy into Computer Graphics Education</text:p>
            <text:p>  Using the Example of Dear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nt Movement in a DSL for Higher-Order FEM Visualiz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 situ visualization of regional-scale natural hazards with Galaxy and</text:p>
            <text:p>  Material Point Metho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 Patterns for Situated Visualization in Augmented Realit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Information Matters for ASR Error Corre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ing Visual Specification of Code Requirements for Graph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Visualization Interpretation Using Counterfactua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 Domain-Adversarial Learning for Audio-Visual Saliency Predi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-Only Training for Visual Storytell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 ORTOLAN: a Model-Driven Cartography Framewor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RIA - EMN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4DD: A visualization system that supports Data Quality Visual</text:p>
            <text:p>  Assessm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ng the Effect of Enhanced Text-Visualization Integration on</text:p>
            <text:p>  Combating Misinformation in Data Sto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Named Entity Linking: A New Dataset and A Baselin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iope-Net: Automatic Generation of Graph Data Facts via Annotated</text:p>
            <text:p>  Node-link Diagra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ing DTI Visualizations with End-user Programm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heat: An R package for creating beautiful and extendable heatmaps</text:p>
            <text:p>  for visualizing complex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tsMap: A Simple, Lightweight Tool For Displaying Interactive</text:p>
            <text:p>  Astronomical Image and Catalog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Player: Automatic Generation of Data Videos with</text:p>
            <text:p>  Narration-Animation Interpl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Integrating Information Visualization Techniques into Data Mining: A</text:p>
            <text:p>  Revie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3D Visualization for Theoretical Virtual Observator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 Judgment in Data Visualization Practi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Resource-Rational Analysis to Understand Cognitive Biases in</text:p>
            <text:p>  Interactive Data Visualiz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ublic Life of Data: Investigating Reactions to Visualizations on</text:p>
            <text:p>  Reddi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-time Visualization of Stream-based Monitoring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Thinking on, and with, Data Visualiz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ML4VIS: Applying Machine Learning Advances to Data</text:p>
            <text:p>  Visualiz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uVis: A Validated Scale for Measuring the Aesthetic Pleasure of</text:p>
            <text:p>  Visual Represent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el Visualization and Exploration in I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eral Encoding: Text is a first-class data encod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Multi-Metric Grouping of Eye-Tracking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We Measure Trust in Visual Data Communication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 of gene expression information within the context of the</text:p>
            <text:p>  mouse anatom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mography and Data Visualiz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udy on Visual Perception of Light Field Cont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GF-Net: Visual-Geometric Fusion Learning for Simultaneous Drone</text:p>
            <text:p>  Navigation and Height Mapp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yph from Icon -- Automated Generation of Metaphoric Glyph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viz: A Game-Centered Project for Information Visualization Educ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ing Uncertainty in S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ed Segmentation and Visualization for Presentation Video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ing Digital Collection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visual analysis of seabed on smartpho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rasound Visualization using VT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ichen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HAP: Interactive visualization of genotype and phased haplotype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are Data Insights to Professional Visualization Users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hored in a Data Storm: How Anchoring Bias Can Affect User Strategy,</text:p>
            <text:p>  Confidence, and Decisions in Visual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uational Fusion of Visual Representation for Visual Navig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hematical Foundations in Visualiz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cative Visualizations as a Learning Proble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derated Visualization: A Privacy-preserving Strategy for Aggregated</text:p>
            <text:p>  Visual Que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ly-Augmented Language Model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Chain: A Blockchain-Enabled Framework for Visual Homing and Navigation</text:p>
            <text:p>  Robo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Visual Speech Enhancement Network by Learning Audio-visual</text:p>
            <text:p>  Affinity with Multi-head Atten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 in virtual reality: a systematic review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isks of Ranking: Revisiting Graphical Perception to Model</text:p>
            <text:p>  Individual Differences in Visualization Performa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-LoL: A Diagnostic Dataset for Visual Logical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Quest for Omnioculars: Embedded Visualization for Augmenting</text:p>
            <text:p>  Basketball Game Viewing Experienc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datacubes for 3D visualization in Blend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Graph Mi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ouching to See" and "Seeing to Feel": Robotic Cross-modal SensoryData</text:p>
            <text:p>  Generation for Visual-Tactile Percep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xation and Creativity in Data Visualization Design: Experiences and</text:p>
            <text:p>  Perspectives of Practition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iCE: Aggregated Visual Counterfactual Explanations for Machine</text:p>
            <text:p>  Learning Model Valid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Visual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Engineering for the Analysis of Semiconductor Manufacturing Da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ational Research Council of Canada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eena: Efficient and Consistent Cross-Engine Transac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lines for Systematic Mapping Studies in Security Enginee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a Factorial Knowledge Architecture for Data Science-powered Software</text:p>
            <text:p>  Engineer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Data Mining Technique for Knowledge Discovery from Engineering</text:p>
            <text:p>  Materials' Data se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validity of pre-trained transformers for natural language</text:p>
            <text:p>  processing in the software engineering dom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 into Data Science and Its Approaches in Mechanica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Generation for Machine Learning using Model-Driven Engineering and</text:p>
            <text:p>  SysM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ing data-driven models for energy systems through feature</text:p>
            <text:p>  engineering: A Python framework for feature engineer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gating student understanding of heat engine: a case study of</text:p>
            <text:p>  Stirling engin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ngine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WACoDa: An XML-based approach for Warehousing and Analyzing Complex</text:p>
            <text:p> 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 and Metadata Integration for Warehousing Complex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ML Warehousing and OLA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rchitecture Framework for Complex Data Warehous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ML content warehousing: Improving sociological studies of mailing lists</text:p>
            <text:p>  and web da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RISM, INRIA Rocquencour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ing Web Da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VSS: A New Secure and Cost-Efficient Scheme for Cloud Data Warehous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ing complex data from the Web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Warehouse Benchmarking with DWEB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sed Quality Evaluation Framework to Incorporate Quality Aspects in</text:p>
            <text:p>  Web Warehouse Cre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ng a Traditional Chinese Medicine Data Warehouse Appl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e The Wastage of Data During Movement in Data Warehous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data modeling for integration in data warehous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MAS-Based ETL Approach for Complex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ovative Approaches for efficiently Warehousing Complex Data from the</text:p>
            <text:p>  Web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implified Approach for Quality Management in Data Warehou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al-oriented Data Warehouse Quality Measuremen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vel Multi-Secret Sharing Approach for Secure Data Warehousing and</text:p>
            <text:p>  On-Line Analysis Processing in the Clou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zing Semi-Stream CACHEJOIN for Near-Real-Time Data Warehous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che Hive: From MapReduce to Enterprise-grade Big Data Warehous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tio-Temporal Queries for moving objects Data warehous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Data Warehouse to Support Building Strategy or Forecast Business</text:p>
            <text:p>  Ten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ng Vuong Univesity, Ho Chi Minh City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eta-Scale Data Movement and Analysis in Data Warehouse (APSDMADW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tern tree-based XOLAP rollup operator for XML complex hierarchi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Join Index for XML Data Warehous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Usage Mining: Pattern Discovery and Forecast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Foot: Exploiting and Mitigating Leakage in Encrypted Write-Ahead Log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ing Credit (CVA) Risk, Capital (KVA) and Tax (TVA) Consequenc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tion-of-Stay Storage Assignment under Uncertaint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natomy of Big Data Comput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-level Data Staging ETL for Transaction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ontext Informed Data Wrangl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anagement and Mining in Astrophysical Databas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ning-based Fragmentation of XML Data Warehous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ng Accumulo Performance for a Scalable Cyber Data Processing</text:p>
            <text:p>  Pipel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y Detection in Streaming Sensor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w Synthesis from Schema Mapping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Cancer Omics Data In A Semantic Web Framewor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ing Federated Queries in the Linked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uent itemsets mining for database auto-administr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chmarking Summarizability Processing in XML Warehouses with Complex</text:p>
            <text:p>  Hierarch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Multi-Omics Microbiome Database (M3DB): A Scalable Data</text:p>
            <text:p>  Warehouse and Analytics Platform for Microbiome Datase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Driven Analysis of Heterogenous XML Da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BM Almaden Research Center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ISE: Compressed 'n' Composable Integer Se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let Detection from Synthetic Data Using Game Engin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Query Scheduling on Source Permutation for Big Data Integr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lifecycle query in integrated toolchains using linked data and</text:p>
            <text:p>  MQTT-based data warehous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ing Complex Archaeological Objec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RIC,ARAR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n Effective Data Warehousing for Financial Secto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an Old Elephant New Trick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t Models for Selecting Materialized Views in Public Clou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MOS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ayered Aggregate Engine for Analytics Workload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space architecture and manage its components class proje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Decision Process based on Machine Learning Techniqu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kling Selections over Join DAGs for Efficient Query Optimiz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 Reformulation with Integrity Constraints (extended abstract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 Queries over Views: Decidability and Expressivene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lier detection from ETL Execution tra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You Still See Me?: Reconstructing Robot Operations Over End-to-End</text:p>
            <text:p>  Encrypted Channel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n Distributed Data Mining in P2P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Data Cube Analysis over Big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 Profile-Driven Data Warehouse Summary for Adaptive OLAP Que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Analytical Processsing on Graph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ing Business Metadata in Data Warehouse Systems for Effective</text:p>
            <text:p>  Business Suppor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nceptual Integration Modeling Framework: Abstracting from the</text:p>
            <text:p>  Multidimensional Mod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 and Confidentiality in an e-Commerce World: Data Mining, Data</text:p>
            <text:p>  Warehousing, Matching and Disclosure Limita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inable Human-in-the-loop Dynamic Data-Driven Digital Twi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-Automated Computer Vision based Tracking of Multiple Industrial</text:p>
            <text:p>  Entities -- A Framework and Dataset Creation Approac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et: An Enriched Knowledgebase for Location-aware Activity</text:p>
            <text:p>  Recommendation Syste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Currency of the Future: The Novel Commodity Money with Attenuation</text:p>
            <text:p>  Coefficient Based on the Logistics Cost of Anch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structing Robot Operations via Radio-Frequency Side-Channe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erature Review: Computer Vision Applications in Transportation</text:p>
            <text:p>  Logistics and Warehous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terixDB: A Scalable, Open Source BD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uent Query Matching in Dynamic Data Warehous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ssing the Fault Proneness Degree (DFP) by Estimating the Impact of</text:p>
            <text:p>  Change Request Artifacts Correl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er Algorithm of String Comparis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nhanced Initial Margin Methodology to Manage Warehoused Credit Ri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order picking methods in robotic mobile fulfillment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vestigation of the Sequential Sampling Method for Crossdocking</text:p>
            <text:p>  Simulation Output Variance Reduc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Solving the Oriented Two-Dimensional Bin Packing Problem under Free</text:p>
            <text:p>  Guillotine Cutting: Exploiting the Power of Probabilistic Solution</text:p>
            <text:p>  Constru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WSim-O: A Simulation Framework for Robotic Mobile Fulfillment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ble bin packing of non-convex 3D objects with a robot manipulato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 Classification and Distributional features techniques in Datamining</text:p>
            <text:p>  and Warehous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tman: The low-cost Cartesian Manipulator that won the Amazon Robotics</text:p>
            <text:p>  Challeng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ng, Vibration Control, and Trajectory Tracking of a Kinematically</text:p>
            <text:p>  Constrained Planar Hybrid Cable-Driven Parallel Robo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vised learning and tree search for real-time storage allocation in</text:p>
            <text:p>  Robotic Mobile Fulfillment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I drone IDs are not encrypt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't Let Me Down! Offloading Robot VFs Up to the Clou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 Following Based on Visual Perception in the Context of Warehouse</text:p>
            <text:p>  Logist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Robot Coordination and Layout Design for Automated Warehous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azard Analysis Technique for Additive Manufactur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NetLab: An IoT-Based Warehouse Testb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Paper: From Multi-Agent Pathfinding to Pipe Rout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-commerce warehousing: learning a storage polic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ulating and solving integrated order batching and routing in</text:p>
            <text:p>  multi-depot AGV-assisted mixed-shelves warehous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lack hole of logistics costs of digitizing commodity mo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Reinforcement Learning for Demand Driven Services in Logistics and</text:p>
            <text:p>  Transportation Systems: A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ying Hydraulically Amplified Electrostatic Gripper System for Aerial</text:p>
            <text:p>  Object Manipul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low Anything: Open-set detection, tracking, and following in</text:p>
            <text:p>  real-ti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arehou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s processes: introducing measurement data into CARMA mode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nsent Model for Blockchain-based Distributed Data Sharing Platfor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Vulnerability of Data Points under Multiple Membership Inference</text:p>
            <text:p>  Attacks and Target Model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ppraisal Without Data Sha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andom Sample Partition Data Model for Big Data Analysi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Quality Problems in Data Models by Clustering Heterogeneous</text:p>
            <text:p>  Data Valu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GPT-2 to Create Synthetic Data to Improve the Prediction</text:p>
            <text:p>  Performance of NLP Machine Learning Classification Mode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ching-based Data Valuation for Generative Mod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Data Pricing Models: Taxonomy and Comprehensive Surv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tological Multidimensional Data Models and Contextual Data Qalit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alizing data to unlock whole-cell mode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Data Cleaning for Web Da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Aware Data Cleaning-as-a-Service (Extended Version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upposable Test-data Generation for Machine-learned Softw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yped Graph Model -- a Supermodel for Model Management and Data</text:p>
            <text:p>  Integ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ugmentation for Neural NL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BMS: Road to Unification for Multi-model Data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tion and Interval Hidden Markov Model for Sequential Data Analysi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utionary Tail: A Framework and Case Study for Testing Predictive</text:p>
            <text:p>  Model Valid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tic Alone: Exploring the Dark Side of Synthetic Data for</text:p>
            <text:p>  Grammatical Error Corre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UM: Adversarial Data Uncertainty Modeling from Latent Model</text:p>
            <text:p>  Uncertainty Compens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SQL: An extensible multi-model data query langu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 Privacy Meter: Aiding Regulatory Compliance by Quantifying the</text:p>
            <text:p>  Privacy Risks of Machin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ibration of multi-physics computational models using Bayesian</text:p>
            <text:p> 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suring the Robustness and Reliability of Data-Driven Knowledge</text:p>
            <text:p>  Discovery Models in Production and Manufactu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ML Data Integrity Based on Concatenated Hash Func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ugmentation enhanced speaker enrollment for text-dependent speaker</text:p>
            <text:p>  verif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 of solutions for data security in Cloud Comput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Modeling of Nonlinear Poisson Regression with Artificial Neural</text:p>
            <text:p> 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 Frailty Methods for Complex Survival Data: A Review of Recent</text:p>
            <text:p>  Advanc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ode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tional Augmented State Transfer (FAST) Architecture for</text:p>
            <text:p>  Computationally Intensive Network Applica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rchite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AS: Neural Accelerator Architecture Sear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rchite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Liquid: Optimized Liquid Architecture for Elastic and Resilient</text:p>
            <text:p>  Distributed Data Process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rchite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ing Your Way Through the Jungle of Big Data Architectur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rchite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Xpert: Adapting Neural Architecture for Growing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Archite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Government Data in Russian Feder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Governance: An Overview and Prediction of Optimal Strategies</text:p>
            <text:p>  using Nash Equilibriu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Governance for Business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On-chain and Off-chain Governance for Supply Chain</text:p>
            <text:p>  Transparency and Integri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Centric Govern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overnance of Risks in Ridesharing: A Revelatory Case from Singapo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s an economic good, data as a commons, and data governa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ping and Comparing Data Governance Frameworks: A benchmarking</text:p>
            <text:p>  exercise to inform global data governance deliber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SQL Server - Enabling Secure Access to Remote Relational Da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oritarian Governments Appear to Manipulate COVID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cils in Action: Automating the Curation of Municipal Governance Data</text:p>
            <text:p>  for Resear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Governance: a Principal-Agent Approach to Data Governance --</text:p>
            <text:p>  Part 1 Background &amp; Core Defini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ecentralized is the Governance of Blockchain-based Finance:</text:p>
            <text:p>  Empirical Evidence from four Governance Token Distribu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es Environmental Attention by Governments Promote Carbon Reduc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ance on Social Media Data: Different Focuses between Government</text:p>
            <text:p>  and Internet Compan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Governance for Platform Ecosystems: Critical Factors and the State</text:p>
            <text:p>  of Practi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Self-Service Governance by Means of Information Technolog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ing Governance: A Formal Framework for Analysing Institutional</text:p>
            <text:p>  Design and Enactment Govern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wd Capital in Governance Contex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he Relevance of Data Privacy-Enhancing Technologies for AI</text:p>
            <text:p>  Governance Use Cas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 Choices for Data Governance in Platform Ecosystems: A Contingency</text:p>
            <text:p>  Mod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en Data and Geo-based Information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ance of Ethical and Trustworthy AI Systems: Research Gaps in the</text:p>
            <text:p>  ECCOLA Metho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tHub OSS Governance File Datase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pling Analysis Between Twitter and Call Cent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Governance and Ethics Framework for Sustainable AI and Sustainabil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entralized Data Governance as Part of a Data Mesh Platform: Concepts</text:p>
            <text:p>  and Approach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ar Politics: Toward a Governance Layer for Online Communit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ing a Linked Data Migrational Framework for Singapore Government</text:p>
            <text:p>  Datase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ized Data Governance in Virtual Power Plan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mand Side of Open Government Data: A Case Study of Kingdom of</text:p>
            <text:p>  Bahra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SMHO: Data-Driven Discovery of Governing Equations for Dynamical</text:p>
            <text:p>  Systems via Moving Horizon Optimiz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 and Transparent Blockchain based Tendering Framework - A Step</text:p>
            <text:p>  Towards Open Governa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Open Government Data Used in Scientific Resear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locking the Power of Health Datasets and Registries: The Need for</text:p>
            <text:p>  Urgent Institutional and National Ownership and Governance Regulations for</text:p>
            <text:p>  Research Advancemen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cation of physical processes via combined data-driven and</text:p>
            <text:p>  data-assimilation metho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 Of Rights(IOR) In Role Based Block Ch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ond layer data governance for permissioned blockchains: the privacy</text:p>
            <text:p>  management challen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ademic Institutions in Multilateral Data Governance: Emerging</text:p>
            <text:p>  Arrangements for Negotiating Risk, Value and Ethics in the Big Data Econom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ed Environmental Compliance Monitoring with IoT and Open</text:p>
            <text:p>  Government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ance and Communication of Algorithmic Decision Making: A Case</text:p>
            <text:p>  Study on Public Secto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ing for Free: Rule Process Effects on Reddit Moderator Motiv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Teachers Management Policy: A Case Study of South Bangka,</text:p>
            <text:p>  Indonesi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evelopment of Hybrid Framework for E-Governm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ystematic Literature Review on Blockchain Govern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Intelligence in Governance, Risk and Compliance: Results of a</text:p>
            <text:p>  study on potentials for the application of artificial intelligence (AI) in</text:p>
            <text:p>  governance, risk and compliance (GRC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ation Analysis of Innovative ICT and Advances of Governance</text:p>
            <text:p>  (2008-2017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partment of Public Administration, Fudan University, Shanghai, China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Explainability and Governance in Smart Energy Systems: A Review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ciling complex organizations and data management: the Panopticon</text:p>
            <text:p>  paradig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governing physics from output only measuremen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 governing differential equations from evolving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Analytical Model for Human Development Index Optimization to</text:p>
            <text:p>  Support Government Polic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ing Artificial Intelligence and Machine Learning in the U.S.</text:p>
            <text:p>  Government Through Improved Public Competi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derated AI for building AI Solutions across Multiple Agenc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Stochastic Governing Laws by Nonlocal Kramers-Moyal Formul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ssive-sensing-assisted mixed integer optimization for dynamical</text:p>
            <text:p>  system discovery with highly noisy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Framework for Analyzing Public Parliaments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s Enhancing E-Government Service Gaps in a Developing Country</text:p>
            <text:p>  Contex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ing a Social Media Analytics Dashboard for Government Agency</text:p>
            <text:p>  Crisis Communic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computer-interpretable actionable formal model to encode data</text:p>
            <text:p>  governance rul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utomated Framework for Supporting Data-Governance Rule Compliance in</text:p>
            <text:p>  Decentralized MIMO Contex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gorithms that Remember: Model Inversion Attacks and Data Protection</text:p>
            <text:p>  La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 Governance as a Socio-Technical Process in the Development</text:p>
            <text:p>  of Trustworthy Healthcare 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lections on the Data Governance Ac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istory and future prospects of open data and open source softwa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undamental Inequality Governing the Rate Coding Response of Sensory</text:p>
            <text:p>  Neur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grown Governments: Visualizing Regional Governance in the United</text:p>
            <text:p>  Stat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ternet of Things in Ports: Six Key Security and Governance</text:p>
            <text:p>  Challenges for the UK (Policy Brief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stochastic governing equations from data of the most</text:p>
            <text:p>  probable transition trajecto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nhanced Text Classification to Explore Health based Indian</text:p>
            <text:p>  Government Policy Twe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 Scales of Acceleration for Locally Isotropic Turbulenc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oadmap for Greater Public Use of Privacy-Sensitive Government Data:</text:p>
            <text:p>  Workshop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differences of the OA uptake within the German university</text:p>
            <text:p>  landscape (2010-2020). Part 1: journal-based O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 practices for clinical data warehouse implementation: a case study</text:p>
            <text:p>  in Fr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Sparse High-Dimensional Dynamics from Limited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al Deep Learning for the Identification and Reconstruction of</text:p>
            <text:p>  Chaotic and Stochastic Dynamical Systems from Noisy and Partial Observ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formed Spline Learning for Nonlinear Dynamics Discove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ng Presidential Support in the Brazilian House of</text:p>
            <text:p>  Representatives Through a Network-Based Approa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based Discovery of Governing Equ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governing equations from data: Sparse identification of</text:p>
            <text:p>  nonlinear dynamical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lockchain-based Data Governance Framework with Privacy Protection and</text:p>
            <text:p>  Provenance for e-Prescrip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stitute of Mathematics and Computer Science, University of Sao Paulo, Brazil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adoption in Australian government agencies: an exploratory</text:p>
            <text:p>  stud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government geospatial data on buildings for planning sustainable</text:p>
            <text:p>  and resilient citi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Governing Laws from Sample Path Data of Non-Gaussian</text:p>
            <text:p>  Stochastic Dynamical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s to Integration of Information Technology in Physical</text:p>
            <text:p>  Infrastructure Development Processes at the Local Government Lev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fferentially Private Incentive Design for Traffic Offload to Public</text:p>
            <text:p>  Transportationx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essing or Curse of Democracy?: Current Evidence from the Covid-19</text:p>
            <text:p>  Pandemi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Blockchain Governance: Analyzing Decentralized Voting to</text:p>
            <text:p>  Amend DeFi Smart Contrac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ual Data Collection for Smart Cit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arch for the Underlying Equation Governing Similar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tic Governance and International Research Collaboration: A</text:p>
            <text:p>  Longitudinal Analysis of the Global Science Networ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kipedia's Balancing Act: A Tool for Collective Intelligence or Mass</text:p>
            <text:p>  Surveillance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tical, economic, and governance attitudes of blockchain us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ce of the DAOs: Building Data Assets as a Use Ca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well-posedness for the Euler-Boussinesq system with axisymmetric</text:p>
            <text:p> 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w is the time to build a national data ecosystem for materials science</text:p>
            <text:p>  and chemistry research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 Blockchain Hashing an Effective Method for Electronic Governance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e missing flow dynamics by physics-informed deep learning: the</text:p>
            <text:p>  parameterised governing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iori Denoising Strategies for Sparse Identification of Nonlinear</text:p>
            <text:p>  Dynamical Systems: A Comparative Stud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-Driven Approach for Discovering Stochastic Dynamical Systems with</text:p>
            <text:p>  Non-Gaussian Levy Noi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learning based multi-fidelity physics informed deep neural</text:p>
            <text:p>  networ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autoencoders for data-driven discovery of coordinates,</text:p>
            <text:p>  governing equations and fundamental constan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How much?" Is Not Enough - An Analysis of Open Budget Initiativ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se in Kenya: Unlocking bottlenecks in public health supply chains</text:p>
            <text:p>  through data dashboards and enhanced governance structur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ohn Snow, Inc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has been Revealed by Urban Grid Data of Shangha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ential Privacy for Government Agencies -- Are We There Yet?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Governance Framework for Brain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Machine Learning and the Semblance of Trus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Governance in the Age of Large-Scale Data-Driven Language</text:p>
            <text:p>  Technolog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odel for Web-Intelligence Index to Evaluate the Web Intelligence</text:p>
            <text:p>  Capacity of Government Web Sites of Sri Lank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 how many politicians should government be left?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 Governance of Cross-Cloud Application Deployme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ritical factors affecting E-Government adoption: A Conceptual</text:p>
            <text:p>  Framework in Vietn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Taxation with Endogenous Default under Incomplete Marke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vironmental, Social, Governance scores and the Missing pillar -- Why</text:p>
            <text:p>  does missing information matter?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ional Quality and the Wealth of Autocra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Learning to Discover Mathematical Operations in Governing</text:p>
            <text:p>  Equations of Dynamic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act Recovery of Chaotic Systems from Highly Corrupted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Data-Driven Discovery of Partial Differential Equations under</text:p>
            <text:p>  Uncertainti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aboration in Open Government Data Ecosystems: Open Cross-sector</text:p>
            <text:p>  Sharing and Co-development of Data and Softwa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erical Aspects for Approximating Governing Equations Using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discovery of coordinates and governing equ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dos Abertos Governamentais no contexto de Políticas Públicas de</text:p>
            <text:p>  Saúde e Sistemas Prisionais: Realidade ou Utopia?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 of alternative data: High frequency readout of the situation --</text:p>
            <text:p>  COVID policies, mobility, and R-Numb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ely Weak Supervision Inversion of Multi-physical Properti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nclosure method for the detection of variable order in fractional</text:p>
            <text:p>  diffusion equ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arency, Fairness, Data Protection, Neutrality: Data Management</text:p>
            <text:p>  Challenges in the Face of New Regul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Ecosystems -- an empirical investigation into an emerging</text:p>
            <text:p>  industry collaboration concep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asing Data Equity Through Accessibil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't Look at the Data! How Differential Privacy Reconfigures the</text:p>
            <text:p>  Practices of Data Sc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the ApEn statistic with surrogate data analysis for the</text:p>
            <text:p>  detection of nonlinear dynamics in time seri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Investigative Journalism For Connectas Datas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Chatbo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control of diffusion equation with missing data governed by</text:p>
            <text:p>  Dirichlet fractional Laplaci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Stochastic Governing Laws with Observation on Stationary</text:p>
            <text:p>  Distribu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king-Based Second Stage in Data Envelopment Analysis: An Application</text:p>
            <text:p>  to Research Efficiency in Higher Educ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sign and Implementation of a National AI Platform for Public</text:p>
            <text:p>  Healthcare in Italy: Implications for Semantics and Interoperabilit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gence of Distributed Optimal Control Problems Governed by Elliptic</text:p>
            <text:p>  Variational Inequalit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CJ, CONICE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ting Behavior, Coalitions and Government Strength through a Complex</text:p>
            <text:p>  Network Analysi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ance of the Internet of Things (IoT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airie View A&amp;M University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vering Closed-form Governing Equations of Nonlinear Dynamics from</text:p>
            <text:p>  Video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global regularity of axisymmetric Navier-Stokes-Boussinesq syste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mensional homogeneity constrained gene expression programming for</text:p>
            <text:p>  discovering governing equations from noisy and scarce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s and Governance Solutions for Data Science Services based on</text:p>
            <text:p>  Open Data and AP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-Tag: Tagging-Data-By-Example in Data Lak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discovery of free-form governing differential equ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tial Search Strategies for Open Government Data: A Systematic</text:p>
            <text:p>  Comparis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elative influences of government funding and international</text:p>
            <text:p>  collaboration on citation impac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logically-informed neural networks guide mechanistic modeling from</text:p>
            <text:p>  sparse experimental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 vs National Secur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PDE: Modelling Dynamical Systems from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ments for Open Political Information: Transparency Beyond Open</text:p>
            <text:p> 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ite Expression Methods for Discovering Physical Laws from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formed Machine Learning of Argon Gas-Driven Melt Pool Dynam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on Big Data: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Trust and Io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Vulnerable Nature of Decentralized Governance in DeF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lonisation, Global Data Law, and Indigenous Data Sovereign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.Aid: Supporting Data-governance Rule Compliance for Decentralized</text:p>
            <text:p>  Collaboration in an Automated W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ip to The Enterprise Gourmet Data Product Marketplace through a</text:p>
            <text:p>  Self-service Data Platfor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ed operator inference for nonlinear partial differential equ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son of Machine Learning for Sentiment Analysis in Detecting</text:p>
            <text:p>  Anxiety Based on Social Media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 Lessons for Data Sharing With a Data Comm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tic Integration &amp; Single-Site Opening of Multiple Governmental Data</text:p>
            <text:p>  Sourc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tegration-Oriented Ontology to Govern Evolution in Big Data</text:p>
            <text:p>  Eco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 for the Interoperability of Cloud Platforms: Towards FAIR</text:p>
            <text:p>  Data in SAFE Environmen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ision Support for e-Governance: A Text Mining Approa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nclosure method for inverse obstacle scattering over a finite time</text:p>
            <text:p>  interval: IV. Extraction from a single point on the graph of the response</text:p>
            <text:p>  operat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Discovery of Partial Differential Equations for</text:p>
            <text:p>  Multiple-Physics Electromagnetic Proble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ations of managing health related records and relevant information</text:p>
            <text:p>  systems within intergovernmental agenc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linear dynamic analysis of an epidemiological model for COVID-19</text:p>
            <text:p>  including public behavior and government a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centive Based Approach for COVID-19 using Blockchain Technolog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eeting for the Cause: Network analysis of UK petition shar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ting the probe and enclosure metho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ordinary differential equations that govern time-seri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velet-Based Prediction for Governance, Diversification and Value</text:p>
            <text:p>  Creation Variabl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-Governance: Past, Present and Future in Ind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RaWAN Temperature Sensors for Local Government Asset Manage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ystem of PDEs for the Baik-Rains Distribu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as Amplification in Artificial Intelligence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Experimental Design for Infinite-dimensional Bayesian Inverse</text:p>
            <text:p>  Problems Governed by PDEs: A Re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 to monitor the evolution of an epidemic in real ti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mpact of government health and education expenditure on income</text:p>
            <text:p>  inequality in European Un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l friction as possible key factor governing the thermosensitivity</text:p>
            <text:p>  of TRP channe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gating Sindy As a Tool For Causal Discovery In Time Series</text:p>
            <text:p>  Signal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iding Access to Confidential Research Data Through Synthesis and</text:p>
            <text:p>  Verification: An Application to Data on Employees of the U.S. Federal</text:p>
            <text:p>  Governm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s of Linking Organizational Information in Open Government Data</text:p>
            <text:p>  to Knowledge Graph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valuating COVID-19 Mandates using Tensor Comple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chine learning model to identify corruption in México's public</text:p>
            <text:p>  procurement contrac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ocess Model to Improve Information Security Governance in</text:p>
            <text:p>  Organis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Continuum Dynamics via Transport-Teleport Dual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vering solutions from data corrupted by systematic errors: A</text:p>
            <text:p>  physics-constrained convolutional neural network approac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es of public procurement and the risk of corrupt behavior before</text:p>
            <text:p>  and after the government transition in Méxic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ata Station: Combining Data, Compute, and Market For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icro-founded comparison of fiscal policies: indirect and direct job</text:p>
            <text:p>  cre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 of Nonlinear Multiscale Systems: Sampling Strategies and</text:p>
            <text:p>  Embedding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ing Redundancy, Recurrence and Parallelism: How to Link Millions</text:p>
            <text:p>  of Addresses with Ten Lines of Code in Ten Minut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formed learning of governing equations from scarce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formed and Data-Driven Discovery of Governing Equations for</text:p>
            <text:p>  Complex Phenomena in Heterogeneous Medi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Chain: A Blockchain-Based Platform to Validate Data Integrity in</text:p>
            <text:p>  Large, Biomedical Research Stud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l-Model Description of Lambda Hypernucle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rookhaven National Laboratory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well-posedness for the Navier-Stokes-Boussinesq system with</text:p>
            <text:p>  axisymmetric da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nalysis for the COVID-19 early dynamics in Northern Italy. The</text:p>
            <text:p>  effect of first restrictive measur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ID-19 Datathon Based on Deidentified Governmental Data as an Approach</text:p>
            <text:p>  for Solving Policy Challenges, Increasing Trust, and Building a Community:</text:p>
            <text:p>  Case Stud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 of Governing Equations with Recursive Deep Neural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ons at the Intersection of Peer Production, Citizen Science, and Big</text:p>
            <text:p>  Data: Galaxy Zo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stochastic dynamical systems with $α$-stable Lévy</text:p>
            <text:p>  noise from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Nonlinear PDEs from Scarce Data with Physics-encoded</text:p>
            <text:p> 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Data-Driven Decisions Under Model Uncertain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bulence Enrichment using Physics-informed Generative Adversarial</text:p>
            <text:p> 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resolvent ana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 of Physics from Data: Universal Laws and Discrepanc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iversity of Washington Applied Mathematics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Spline Learning for Equation Discovery of Nonlinear Dynamics</text:p>
            <text:p>  with Quantified Uncertain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cation of Optimal Topography by Variational Data Assimil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RIA Rhône-Alpes / LJK Laboratoire Jean Kuntzmann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causal structures in binary exclusive-or skew acyclic model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omputation in Decentralized Data Marke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O: An Ontology for Collection and Analysis of Covid-19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lockchain framework for smart mobil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arkets to support AI for All: Pricing, Valuation and Governa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te Data Auditing and How it May Affect the Chain of Custody in a</text:p>
            <text:p>  Cloud Environmen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itudinal Trends in Networks of University-Industry-Government</text:p>
            <text:p>  Relations in South Korea: The Role of Programmatic Incentiv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onesian Earthquake Decision Support Syste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 Oriented Modelling of Idea using GA based efficient key</text:p>
            <text:p>  generation for e-governance security (OOMIG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 correlations in European government bonds and EuroStoxx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ypeople and Experts risk perception of Cloud Computing Servic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etric of Software Size as a Tool for IT Governa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cy, Complexity, and Science: Exploring Structural Sources of</text:p>
            <text:p>  National Scientific Performa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International Political Norms from the GDELT Databa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Inverse Reinforcement Learning for Collective Animal Move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idence of Fraud in Brazil's Electoral Campaigns Via the Benford's L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governments determine policy priorities? Studying development</text:p>
            <text:p>  strategies through spillover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 topological recursion governs the enumeration of lattice points in</text:p>
            <text:p>  $\overline{\mathcal M}_{g,n}$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Physical Law of Hamiltonian Systems via Meta-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icroscopic Pandemic Simulator for Pandemic Prediction Using Scalable</text:p>
            <text:p>  Million-Agent Reinforcement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ormation of a rotated granular pile governed by body-force-dependent</text:p>
            <text:p>  fri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-differential sensitivity analysis for nonlinear Bayesian inverse</text:p>
            <text:p>  probl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havioral epidemiology: An economic model to evaluate optimal policy in</text:p>
            <text:p>  the midst of a pandemic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bedding digital participatory budgeting within local government:</text:p>
            <text:p>  motivations, strategies and barriers fac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tegies and Vulnerabilities of Participants in Venezuelan Influence</text:p>
            <text:p>  Oper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al Disparities and Economic Growth in Ukrain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mpirical Study on Governance in Bitcoin's Consensus Evolu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ocial Value of Dark Energ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ll Souls College, University of Oxford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formed Kernel Function Neural Networks for Solving Partial</text:p>
            <text:p>  Differential Equ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a Japan government intervention on the domestic agriculture</text:p>
            <text:p>  marke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 administration in Spain: from its beginnings to the prese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ing shared model governance via model splitt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iler Design for Legal Document Translation in Digital Governm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 City Governance in Developing Countries: A Systematic Literature</text:p>
            <text:p>  Re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ization of Swedish Government Agencies - A Perspective Through</text:p>
            <text:p>  the Lens of a Software Development Censu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artificial intelligence ethics and safet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ublic-Private Insurance Model for Natural Risk Management: an</text:p>
            <text:p>  Application to Seismic and Flood Risks on Residential Buildings in Ital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ult slip in hydraulic stimulation of geothermal reservoirs: governing</text:p>
            <text:p>  mechanisms and process-structure intera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tegrated hybrid framework for model form error identification</text:p>
            <text:p>  in nonlinear dynamical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ing environmental policy changes in the Brazilian Federal Official</text:p>
            <text:p>  Gazett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-definedness of Physical Law Learning: The Uniqueness Probl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icals in the Creek: designing a situated data physicalization of</text:p>
            <text:p>  open government data with the commun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Dependency, Data Flow, and Competitive Advanta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: Opportunities and Privacy Challeng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nsumer Focused Open Data Platfo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ombination for Problem-solving: A Case of an Open Data Exchange</text:p>
            <text:p>  Platfor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he Critical Success Factors for Data Democrat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iced Slices: Separating Data and Control Influenc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-Driven Approximation of the Koopman Operator: Extending Dynamic</text:p>
            <text:p>  Mode Decomposi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error estimation for non-intrusive reduced models learned</text:p>
            <text:p>  from data of systems governed by linear parabolic partial differential</text:p>
            <text:p>  equ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Predictions in Neural ODEs: Identification and Interven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hackathon as a tool for increased engagement of Generation Z:</text:p>
            <text:p>  to hack or not to hack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discovery and extrapolation of parameterized pattern-forming</text:p>
            <text:p>  dynam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based Resource Governance for Decentralized Web Environme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riculture Commodity Arrival Prediction using Remote Sensing Data:</text:p>
            <text:p>  Insights and Beyo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ing Fiat Currency with an Integrated Managed Cryptocurrenc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-Network-Directed Genetic Programmer for Discovery of Governing</text:p>
            <text:p>  Equ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oderating Effect of Gender on Adopting Digital Government</text:p>
            <text:p>  Innovations in Ethiop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tate of Open Data in Latvia: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Readiness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taining Open Data as a Digital Common -- Design principles for Common</text:p>
            <text:p>  Pool Resources applied to Open Data Eco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tology drift is a challenge for explainable data govern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Preserving Data Analysis for the Federal Statistical Agenc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ing in plain sight: insights about health-care trends gained through</text:p>
            <text:p>  open health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irleigh Dickinson University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netic Helicity Evolution During the Solar Activity Cycle:</text:p>
            <text:p>  Observations and Dynamo Theor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Principle and Data Assimilation Problem for the Optimal Control</text:p>
            <text:p>  Problems Governed by 2D Nonlocal Cahn-Hillard-Navier-Stokes Equ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shAbacus: A Self-Governing Flash-Based Accelerator for Low-Power</text:p>
            <text:p> 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othing and parameter estimation by soft-adherence to governing</text:p>
            <text:p>  equ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PDE: Neural Network Based Ordinary and Partial Differential Equations</text:p>
            <text:p>  for Modeling Time-Dependent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Exploration of the Employment Situation Report: From Fixed</text:p>
            <text:p>  Tables to Dynamic Discove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ce FITS, Always FITS? Astronomical Infrastructure in Transi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Driven Governing Equations Approximation Using Deep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erved mobility behavior data reveal social distancing inert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Hidden Physics Models: Uncertainty Quantification for Discovery</text:p>
            <text:p>  of Nonlinear Partial Differential Operators from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NDy: Conditional gradient-based Identification of Non-linear Dynamics</text:p>
            <text:p>  -- Noise-robust recove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physics discovery via supervised and unsupervised pattern</text:p>
            <text:p>  recognition using the Euler characteristi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structing data-driven governing equations for cell phenotypic</text:p>
            <text:p>  transitions: integration of data science and systems biolog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 of partial differential equations from highly noisy and sparse</text:p>
            <text:p>  data with physics-informed information criter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interpretable Lagrangian of dynamical systems from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strial Big Data Analytics: Challenges, Methodologies, and</text:p>
            <text:p>  Applic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ying Data Privacy Techniques on Tabular Data in Ugand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discovery of partial differential equa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 of Nonlinear Dynamical Systems using a Runge-Kutta Inspired</text:p>
            <text:p>  Dictionary-based Sparse Regression Approa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Informed Computer Vision: A Review and Perspectiv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al energy cost serves as the ''invisible hand'' governing economic</text:p>
            <text:p>  valuation: Direct evidence from biogeochemical data and the U.S. metal marke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governmen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Gover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 on Data Quality in Biobanks: Problems, Issues, State-of-the-Ar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Fairness of Quality-based Data Marke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senting Dataset Quality Metadata using Multi-Dimensional View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Data Quality to Model Quality: an Exploratory Study on Deep</text:p>
            <text:p> 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Data Quality Measurement and Monitoring Too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implified Approach for Quality Management in Data Warehou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sed Quality Evaluation Framework to Incorporate Quality Aspects in</text:p>
            <text:p>  Web Warehouse Cre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ualization of Big Data Quality: A framework for comparis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services based Linked Data Quality Model for Buildings Energy</text:p>
            <text:p>  Management Servic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the data quality in the research information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Service Quality to E-Service Quality: Measurement, Dimensions and</text:p>
            <text:p>  Mode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Measures and Efficient Evaluation Algorithms for</text:p>
            <text:p>  Large-Scale High-Dimensional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 and Data Quality in Spreadsheet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Quality Evaluation: A Comparative Analysis of Open Data in</text:p>
            <text:p>  Latv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eficial and Harmful Agile Practices for Product Qualit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 assessment for short oligonucleotide microarray da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operability-oriented Quality Assessment for Czech Open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T Data Quality Issues and Potential Solutions: A Literature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 Assessment of Linked Datasets using Probabilistic Approxim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Qual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Quality Problems in Data Models by Clustering Heterogeneous</text:p>
            <text:p>  Data Valu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A: A Framework Of Data Integration Using Data Qualit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Certification using ISO/IEC 25012: Industrial Experienc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s and Data Quality Assess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Toolkit: Automatic assessment of data quality and</text:p>
            <text:p>  remediation for machine learning datase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Evaluation using Probability Mode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keDNA: A Tool for Bicycle Infrastructure Data &amp; Network Assessmen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ng Sensor Data Quality in Internet ofThings Smart Agriculture</text:p>
            <text:p>  Applic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ir Quality Estimation Using Collected Multimodal Environmental</text:p>
            <text:p> 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SOps: Data Quality Scoring Operations Framework for Data-Driven</text:p>
            <text:p>  Applic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in Empirical Software Engineering: A Targeted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stro-WISE approach to quality control for astronomical da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tological Multidimensional Data Models and Contextual Data Qalit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ver Subjective Quality Scores from Noisy Measuremen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for quality in simulation-based development and testing of</text:p>
            <text:p>  automated driving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Image Quality Assessment for Hand- and Fingervein Biometr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etric Suite for Systematic Quality Assessment of Linked Open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ing with data: advancing spatial data science by building and</text:p>
            <text:p>  sharing high-quality datas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al Learning to Operationalize a Domain Agnostic Data Quality</text:p>
            <text:p>  Scor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rail-DB: A Query Processing Engine for Imperfect Databases with</text:p>
            <text:p>  Evolving Qualiti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ly Useful Synthetic Data -- A Framework to Evaluate the Quality of</text:p>
            <text:p>  Differentially Private Synthetic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for the inverse Ising probl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gers: generating data quality deficits with Pyth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SS++ Workshop Report: Handling Uncertainty for Data Quality Managem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ience: Quality Benchmarking of Datasets Used in Software Effort</text:p>
            <text:p>  Estim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Data Quality through Deep Learning and Statistical Mode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imating MRI Image Quality via Image Reconstruction Uncertain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Identification of Dynamic Quality Models in Drinking Water</text:p>
            <text:p> 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 Graph Quality Evaluation under Incomplete Inform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Urban Water Quality with Ubiquitous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og: Improving Crowdsourced Data Quality Before Acquisi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-AIQ: A Design-of-Experiment Approach to Quality Evaluation of AI</text:p>
            <text:p>  Mislabel Detection Algorith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Principles in the Semantic Web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Quality: A systematic literature review and future research</text:p>
            <text:p>  direc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: Auto-Repair the Synthetic Data for Neural Machine Transl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 Assurance Technologies of Big Data Applications: A Systematic</text:p>
            <text:p>  Literature Re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Quality Problems in Research Data: A Model-Driven Approa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Data Mining Process for Improvement of Production Quality in</text:p>
            <text:p>  Industrial Secto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-time Data-driven Quality Assessment for Continuous Manufacturing of</text:p>
            <text:p>  Carbon Nanotube Buckypap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context-dependent numerical data quality evaluation framewo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Matters For Adversarial Training: An Empirical Stud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uld data ever be thrown away? Pooling interval-censored data sets</text:p>
            <text:p>  with different preci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ssessment of the Eye Tracking Signal Quality Captured in the</text:p>
            <text:p>  HoloLens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Quality of DNA Sequence Data via Degrad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Good is Your Data? Investigating the Quality of Data Generated</text:p>
            <text:p>  During Security Incident Response Investig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I2 -- an Interactive Tool for Data Quality Assur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zzu Quality Metric Language -- A DSL for Linked Data Quality</text:p>
            <text:p>  Assess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 Assessment of Super-Resolved Omnidirectional Image Quality Using</text:p>
            <text:p>  Tangential View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P-Q: Quality Prediction For Generative Neural Speech Code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Tiny Network for Recognition-Oriented Face Image Quality Assess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Geometry and Color Projection-based Point Cloud Quality Metri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O-QA: An Unsupervised Anomaly-Aware Framework with Test-Time</text:p>
            <text:p>  Clustering for OCTA Image Quality Assessmen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al Transferring Features: Scaling GANs to Thousands of Classes</text:p>
            <text:p>  with 30% Less High-quality Data for Trai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-to-speech synthesis from dark data with evaluation-in-the-loop data</text:p>
            <text:p>  sele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 Prediction of Open Educational Resources A Metadata-based</text:p>
            <text:p>  Approa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and the Status Quo -- A Fine-Grained Evaluation Framework for</text:p>
            <text:p>  Open Data Quality and an Analysis of Open Data portals in German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oftware Reuse Approach and Its Effect On Software Quality, An</text:p>
            <text:p>  Empirical Study for The Software Indus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 Comprehensive Quality Models Necessary for Evaluating Software</text:p>
            <text:p>  Quality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acterizing IoT Data and its Quality for U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Detection of Low-Quality Synchrophasor Data Considering Frequency</text:p>
            <text:p>  Similar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s of Dirty Data: and Experimental Evalu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 Data Quality: A Surve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ixed-Supervision Multilevel GAN Framework for Image Quality</text:p>
            <text:p>  Enhance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calable Framework for Quality Assessment of RDF Datas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 to Automatically Determine the Quality of Open Data Catalog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obabilistic database approach to autoencoder-based data clea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Latent Variable Co-kriging Model in Remote Sensing for</text:p>
            <text:p>  Observations with Quality Flagg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erring Quality in Point Cloud-based 3D Printed Objects using</text:p>
            <text:p>  Topological Data Analys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uration and Quality Assurance for Machine Learning-based Cyber</text:p>
            <text:p>  Intrusion Dete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ation and user acceptance of research information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ZHW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High-Performance Exploratory Data Analysis (EDA) Via Stable</text:p>
            <text:p>  Equilibrium Poin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lCrowd 2.0: A Quality-Focused Dialog System Crowdsourcing Toolki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QRray, a new method for Affymetrix microarray quality control, and the</text:p>
            <text:p>  homologous organ conservation score, a new benchmark method for quality</text:p>
            <text:p>  control metric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ormation of low-quality device-recorded speech to high-quality</text:p>
            <text:p>  speech using improved SEGAN mod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quality, lightweight and adaptable TTS using LPCNe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Dimensional Item Response Theory Models for Estimating</text:p>
            <text:p>  Racial/Ethnic Health Care Quality Dispariti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udy on the Impact of Face Image Quality on Face Recognition in the</text:p>
            <text:p>  Wi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ding Contexts with Ontologies for Multidimensional Data Quality</text:p>
            <text:p>  Assess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erodynamic Data Predictions Based on Multi-task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itoring data quality for telehealth systems in the presence of</text:p>
            <text:p>  missing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of Various Security Techniques in Databases and their</text:p>
            <text:p>  Comparative Analys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ecurity and Privacy in Cloud Computing: Concepts and Emerging</text:p>
            <text:p>  Tren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Software Security Practices Yield Fewer Vulnerabilities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otic iterations versus Spread-spectrum: topological-security and</text:p>
            <text:p>  stego-securit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Advanced User Authentication and Confidentiality Security Servic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s of Deletions Past: New Secure Deletion Challenges and Solu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omputation Framework for Multiple Data Providers Against</text:p>
            <text:p>  Malicious Adversa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ible Physical Layer Security for Joint Data and Pilots in Future</text:p>
            <text:p>  Wireless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otic iterations versus Spread-spectrum: chaos and stego securit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ormal Analysis of 5G Authent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Enhanced Usability of IT Security Mechanisms - How to Design</text:p>
            <text:p>  Usable IT Security Mechanisms Using the Example of Email Encryp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loud Storage Protocols with Data Dynamics Using Secure Network</text:p>
            <text:p>  Coding Techniqu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ptography approach for Secure Outsourced Data Storage in Cloud</text:p>
            <text:p>  Environmen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graphical Security Questions for Fallback Authent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ganography Security: Principle and Practi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figurable Security: Edge Computing-based Framework for Io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yes Security Measu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hallenges with Internet of Things for Busines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-Centric IT Security - How to Design Usable Security Mechanis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Edge-assisted Internet of Things: From Security and Efficiency</text:p>
            <text:p>  Perspectiv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IRO: A Framework for Automated Security Tools API Recommend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lines for Systematic Mapping Studies in Security Enginee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verview on Data Security in Cloud Comput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ybrid Algorithm to Enhance Wireless Sensor Networks security on the</text:p>
            <text:p>  Io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the Butterfly Cipher keep your Network Data secure? Developments in</text:p>
            <text:p>  Computer Encryp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oS Web Service Security Dynamic Intruder Detection System for HTTP SSL</text:p>
            <text:p>  servic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Location-Aided Routing Protocols With Wi-Fi Direct For Vehicular</text:p>
            <text:p>  Ad Hoc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mpirical Study of Developers' Discussions about Security Challenges</text:p>
            <text:p>  of Different Programming Languag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scussion and Comparative Study on Security and Privacy of Smart</text:p>
            <text:p>  Meter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T Security: On-Chip Secure Deletion Scheme using ECC Modulation in IoT</text:p>
            <text:p>  Applian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Good is Your Data? Investigating the Quality of Data Generated</text:p>
            <text:p>  During Security Incident Response Investig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K: Opportunities for Software-Hardware-Security Codesign for Next</text:p>
            <text:p>  Generation Secure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al Layer Authentication and Security Design in the Machine</text:p>
            <text:p>  Learning E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END: Efficient and blended IoT data storage and communication with</text:p>
            <text:p>  application layer securit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Cloud: Secure Big Data Processing in Untrusted Clou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round-truth dataset of real security patch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the Data in Clouds with Hyperelliptic Curve Cryptograph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Survey of Internet Browsers Data Manag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vel Framework using Elliptic Curve Cryptography for Extremely Secure</text:p>
            <text:p>  Transmission in Distributed Privacy Preserving Data Min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omputation in Decentralized Data Marke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Big Data systems, A cybersecurity management discuss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odified ck-Secure Sum Protocol for Multi-Party Computa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Vulnerabilities of the Security Association in the IEEE 802.15.6</text:p>
            <text:p>  Standar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Secure Multi-party Summation Based on entanglement swapp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iSec: A Configurable Link Layer Security Architecture for Wireless</text:p>
            <text:p>  Sensor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ablishing Cyber Resilience in Embedded Systems for Securing</text:p>
            <text:p>  Next-Generation Critical Infrastructu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in Online Freelance Software Development: A case for</text:p>
            <text:p>  Distributed Security Responsibilit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Deletion on Log-structured File Syste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nformation security workers use host data? A summary of</text:p>
            <text:p>  interviews with security analys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gration among Different Clou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ecurity and Privacy Protection Data Security and Privacy</text:p>
            <text:p>  Protection in Public Clou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ening with Scapolite: a DevOps-based Approach for Improved Authoring</text:p>
            <text:p>  and Testing of Security-Configuration Guides in Large-Scale Organiz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ecurity Implications of Data Subject Righ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U-Healthcare Sensor Networks using Public Key Based Schem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-Banking Security - a futuristic improved security approac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K: Applying Machine Learning in Security - A Surv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 and Communication Security Mechanisms For</text:p>
            <text:p>  Microservices-based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da: Partitioned Data Security on Outsourced Sensitive and</text:p>
            <text:p>  Non-sensitive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arent Data Encryption -- Solution for Security of Database</text:p>
            <text:p>  Cont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ance and Techniques of Information Hiding : A Revie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tter Security Bug Report Classification via Hyperparameter</text:p>
            <text:p>  Optimiz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actical Runtime Security Policy Transformation Framework for</text:p>
            <text:p>  Software Defined Networ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 Security: A Historical Perspectiv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utline of Security in Wireless Sensor Networks: Threats,</text:p>
            <text:p>  Countermeasures and Implementatio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software security: Models and metho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ware as a Service: Analyzing Security Issu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ational Security of Quantum Encryp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Security Image Steganography with Modified Arnold cat m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cure and Efficient Direct Power Load Control Framework Based on</text:p>
            <text:p>  Blockcha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data compression and randomization to build an unconditionally</text:p>
            <text:p>  secure short key ciph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fficient Framework for Information Security in Cloud Computing Using</text:p>
            <text:p>  Auditing Algorithm Shell (AAS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secondary utilization system of genomic data using quantum secure</text:p>
            <text:p>  clou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ow-latency Secure Data Outsourcing Scheme for Cloud-WS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ing the Demands of Reliability and Security with Linear Network</text:p>
            <text:p>  Coding in Optical Network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and Performance Considerations in ROS 2: A Balancing Ac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ware Security during Modern Code Review: The Developer's Perspectiv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Software Development Methodologies: A Multivocal Literature</text:p>
            <text:p>  Review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inspired secure and reliable data exchange architecture for</text:p>
            <text:p>  cyber-physical healthcare system 4.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on the Security of Blockchain Data: A Surve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ation of Multipath Security Using Efficient Pattern Match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ting Secure Computation Using Functional Encryption: Opportunities</text:p>
            <text:p>  and Research Direc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-Users' Knowledge and Perception about Security of Mobile Health</text:p>
            <text:p>  Apps: A Case Study with Two Saudi Arabian mHealth Provid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ternet of Things: Secure Distributed Infer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hancing Data Security by Making Data Disappear in a P2P Syste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ROS: Secure Data Sharing Among Robot Operating Systems Based on</text:p>
            <text:p>  Ethereu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and Privacy-Preserving Data Aggregation Protocols for Wireless</text:p>
            <text:p>  Sensor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metric Algorithm Survey: A Comparative Analysi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Security Commits in Pyth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ng Secure and Verifiable Data Deletion in Cloud Storage via</text:p>
            <text:p>  SGX and Blockch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Trusted and Collaborative Agent Based Approach for Ensuring Cloud</text:p>
            <text:p>  Securit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lbourne Shuffle: Improving Oblivious Storage in the Clou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eed for effective information security awareness practices in Oman</text:p>
            <text:p>  higher educational institu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ring to Your Concerns: Automatic Generation of Personalised</text:p>
            <text:p>  Security-Centric Descriptions for Android Ap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Mental Model: Cognitive map appro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P Technology: Security Issues Analysi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-Balanced Maximum Flow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RISC-V Security: Hardware and Architectu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IIoT using Defence-in-Depth: Towards an End-to-End Secure</text:p>
            <text:p>  Industry 4.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Analysis of Mobile Banking Application in Qat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They Accept or Resist Cybersecurity Measures? Development and</text:p>
            <text:p>  Validation of the 13-Item Security Attitude Inventory (SA-13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Secure Computation Using Trusted Execution Environme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VCARE:Formal Verification of Security Primitives in Resilient Embedded</text:p>
            <text:p>  So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ulation of Collision Resistant Secure Sum Protoco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ystematic literature review on cyber threat hunt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on of User Perception on Biometric Fingerprint Syst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Required Secure Key Rate for Quantum-Secured Optical Chann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ath Routing of Fragmented Data Transfer in a Smart Grid</text:p>
            <text:p>  Environ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MS-based Disk Encryption Metho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Two-Party Feature Sele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the Security and the Evolution of Osmotic and Catalytic</text:p>
            <text:p>  Computing for 5G Network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havioral Security in Covert Communication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oding Practices in Java: Challenges and Vulnerabilit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Apps under the Looking Glass: An Empirical Analysis of Android</text:p>
            <text:p>  Security Ap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ugees and Host State Security: An Empirical Investigation of Rohingya</text:p>
            <text:p>  Refuge in Banglades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ng and Characterizing Propagation of Security Weaknesses in</text:p>
            <text:p>  Puppet-based Infrastructure Managemen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-theoretically Secure Erasure Codes for Distributed Storag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File Security System (JFSS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-chain Interaction Model In a Fully Verified W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ing on Masked Data to improve the Security of Big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n Secure Search Over Encrypted Data on the Clou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tioned Data Security on Outsourced Sensitive and Non-sensitive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conomic Study of the Effect of Android Platform Fragmentation on</text:p>
            <text:p>  Security Updat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Vulnerability Detection and Repair in Java Cod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Scalability of Big Data Cyber Security Analytics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 of solutions for data security in Cloud Comput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Issues in Data Warehou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ig data intelligence marketplace and secure analytics experimentation</text:p>
            <text:p>  platform for the aviation indust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BITECH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Transmission in Wireless Sensor Networks Data Using Linear</text:p>
            <text:p>  Kolmogorov Watermarking Techn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isis Keamanan Protokol Secure Socket Layer (SSL) Terhadap Proses</text:p>
            <text:p>  Sniffing di Jaring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Analysis of Big Data on Internet of Thing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 Sharing based Secure Regressions with Applic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view-based Taxonomy for Secure Health Care Monitoring: Wireless</text:p>
            <text:p>  Smart Camer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and Privacy in Big Data Sharing: State-of-the-Art and Research</text:p>
            <text:p>  Direc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y And Performance Evaluation Of Security-Throughput Tradeoff With</text:p>
            <text:p>  Link Adaptive Encryption Sche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for Machine Learning-based Systems: Attacks and Challenges</text:p>
            <text:p>  during Training and Infer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curity Protocol for the Identification and Data Encrypt Key</text:p>
            <text:p>  Management of Secure Mobile Devic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-trained Encoders in Self-Supervised Learning Improve Secure and</text:p>
            <text:p>  Privacy-preserving Supervised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lining Integrity Tree Updates for Secure Persistent Non-Volatile</text:p>
            <text:p>  Memo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Awareness of End-Users of Mobile Health Applications: An</text:p>
            <text:p>  Empirical Stu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echnical Debt in Security Questions on Stack Overflow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SQLJ Source Codes from Business Logic Disclosure by Data Hiding</text:p>
            <text:p>  Obfus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pto multi tenant: an environment of secure computing using cloud sq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Methodology for Cybersecurity Projec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metric Blockchain: A Secure Solution for Intelligent Vehicle Data</text:p>
            <text:p>  Shar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SQL security: can my data-driven decision-making be influenced from</text:p>
            <text:p>  outside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L Enhanceme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asing Security in Cloud Environ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Repairable Fountain Cod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mplementation of SCADA Network Security Testb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te Document Encryption - encrypting data for e-passport holde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omputation for Machine Learning With SPDZ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igating TLS compromise with ECDHE and SR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igating the Effects of Ransomware Attacks on Healthcare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Measurement of Security Academic Information System using</text:p>
            <text:p>  Maturity Leve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ge Security: Challenges and Issu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patial Crypto Technique for Secure Data Transmiss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Aware Mobile Web Service Provision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More Systematic Approach to Secure Systems Design and Analysi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symbolic methods for establishing equivalence-based</text:p>
            <text:p>  properties in cryptographic protoco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worthy Smart Band: Security Requirement Analysis with Threat</text:p>
            <text:p>  Model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Implications Of Compiler Optimizations On Cryptography -- A</text:p>
            <text:p>  Revie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OTIENT: Two-Party Secure Neural Network Training and Predi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Evaluation of Java File Security System (JFSS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cure TFTP Protocol with Security Proof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et of Things: Survey on Security and Privac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Edge Networks with Securebox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conomic dependency of the Bitcoin securi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ising Lustre Preserves Securi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imental symmetric private information retrieval with</text:p>
            <text:p>  measurement-device-independent quantum networ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Developers Deal with Security Issue Reports on GitHub?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ed Identification of Security-Relevant Configuration Settings</text:p>
            <text:p>  Using NL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Controller and Security Parameter for Encrypted Control Systems</text:p>
            <text:p>  Under Least Squares Identific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2N: Intent-Driven Security Software-Defined Network with Blockch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Hackers' Work: An Empirical Study of Offensive Security</text:p>
            <text:p>  Practition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n security issues in file management in cloud computing</text:p>
            <text:p> 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zing Secure Statistical Computations with PIC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cure and Persistent Memory System for Non-volatile Memor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tectures for Protecting Cloud Data Plan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security notions and feasibility results for authentication of</text:p>
            <text:p>  quantum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ES: Quantitative Reasoning on Encrypted Security SL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Implementation of Robust and Low-Cost Security Primitives for</text:p>
            <text:p>  Resource-Constrained IoT Devic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for Understanding the Security Technical Debts in Blockchain</text:p>
            <text:p>  Based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uding Secure Aggregation in Federated Learning via Model Inconsistenc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orSCONE: A Secure TensorFlow Framework using Intel SGX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HSA: Efficient Doubly Homomorphic Secure Aggregation for Cross-silo</text:p>
            <text:p>  Federated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cure Data Enclave and Analytics Platform for Social Scientis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curity and Performance Driven Architecture for Cloud Data Cente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ing Data Sparsity in Secure Cross-Platform Social Recommend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Java Data Security Framework (JDSF) and its Case Stud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haos-based approach for information hiding securit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hanced Secure Algorithm for Message Commun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-k Query Processing on Encrypted Databases with Strong Security</text:p>
            <text:p>  Guarante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omputation of Randomized Func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tatus of Quantum-Based Long-Term Secure Communication over the</text:p>
            <text:p>  Interne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 for Data-Driven Physical Security and Insider Threat</text:p>
            <text:p>  Dete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Secure Coded Comput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 of Intelligent Multi Agent Based Systems For E-Healthcare</text:p>
            <text:p>  Secur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wareness of Secure Coding Guidelines in the Industry -- A first data</text:p>
            <text:p>  analys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F: Shielded Enclaves for Cloud FPG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Enhancement of Drone Considering the Characteristics of Data</text:p>
            <text:p>  Transmitted between Wireless Channe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ecu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 Data Storage: A Review on sending Information from now to then</text:p>
            <text:p>  via Natu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centive-Compatible Mechanism for Decentralized Storage Networ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y on the Data Storage Technology of Mini-Airborne Radar Based on</text:p>
            <text:p>  Machine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the Integration of NAND Flash Storage in the Design of File</text:p>
            <text:p>  Systems and the Host Storage Software Stac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endability Analysis of Data Storage Systems in Presence of Soft</text:p>
            <text:p>  Erro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Allocation for Multi-Class Distributed Data Storage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G-DNA: Approximate DNA Storage for Imag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S: Resistive CAM Processing in Storag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and Big Data Storage Management in Grid Comput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aCaR Ratio: Selecting the Right Storage Technology for Active</text:p>
            <text:p>  Dataset-Serving Databas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-Cluster based Storage System Architecture for Cloud Stora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ursive Binary Neural Network Learning Model with 2.28b/Weight Storage</text:p>
            <text:p>  Requirem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Storage Structure Selection for hybrid Workloa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storage algorithms with optimal tradeoff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ise in Brillouin Based Information Storag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tegic Storage Investment in Electricity Marke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A Storage: A Promising Large Scale Archival Storage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t Analysis of Redundancy Schemes for Distributed Storage Syste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NIS: Low-Power Acceleration of Deep Neural Network Training Using</text:p>
            <text:p>  Computational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ement of Data Replication for PC Cluster-based Cloud Storage Syste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S: Space Efficient And Reliable Storage System in the Clou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nstrained Shannon-Fano entropy coder for image storage in synthetic</text:p>
            <text:p>  D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 bounds for distributed storag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-Drive: Resilient Data Storage and Sharing for Mobile Edge Computing</text:p>
            <text:p> 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ping Datasets to Object Storage Syste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 Bounds for Reliable Multi-Writer Data Store: Inherent Cost of</text:p>
            <text:p>  Read/Write Primitiv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verflow Problem in Network Coding for Secure Cloud Storag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n Arrow-native Storage Syste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yhook: Towards an Arrow-Native Storage Syst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upport of Big Data Storage Systems on the Clou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torage-DB: Heterogeneity-aware Data Management to Exploit the Full</text:p>
            <text:p>  Capability of Hybrid Storage System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 of Clustered Distributed Storag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ulation and evaluation of cloud storage caching for data intensive</text:p>
            <text:p>  scie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aborative Storage Management In Sensor Network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uid Cloud Storag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the storage systems used in HPC and BDA eco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 on the XBase Projec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Storage Allocation for Maximum Service Rate in Distributed Storage</text:p>
            <text:p>  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Blockchain-based Auditable Storage and Sharing of IoT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assu: Storage-Efficient Host-Side Encryp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Hierarchical Storage Management Framework Empowered by</text:p>
            <text:p>  Reinforcement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Space Allocation Strategy for Digital Data with Message</text:p>
            <text:p>  Import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STO: Efficient Privacy Preserving Hybrid Storage in Cloud Data Cent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 of Clustered Distributed Storag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nse Against Advanced Persistent Threats in Dynamic Cloud Storage: A</text:p>
            <text:p>  Colonel Blotto Game Appro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LSM-Tree Key-Value Data Management on Hybrid SSD/HDD Zoned</text:p>
            <text:p>  Stora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RDF Graph Storage based on Reinforcement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Strategic Energy Storage Behavio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red cloud storage via two-stage, latency-aware bidd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Solutions for Big Data Systems: A Qualitative Study and</text:p>
            <text:p>  Comparis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ost Universal Hash Families are also Storage Enforc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nd-Hashing for Data Storage: Distributed Servers and External-Memory</text:p>
            <text:p>  Tab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ralong quantum optical storage using reversible inhomogeneous spin</text:p>
            <text:p>  ensembles with an optical locking metho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Internet Protocol (IP) Storage: A Case Stud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IT University, India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FS: Repurposing SMTP and IMAP for Data Storage and Synchroniz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-Network Redundancy Generation for Opportunistic Speedup of Backu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byl: Adaptive and Extensible Data Placement in Hybrid Storage Systems</text:p>
            <text:p>  Using Online Reinforcement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-based data storag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haracterization of the DNA Data Storage Chann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ct-based Time-of-use Pricing for Energy Storage Invest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ing the B-tree vs. LSM-tree Write Amplification Gap on Modern</text:p>
            <text:p>  Storage Hardware with Built-in Transparent Compres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 of Bidding and Dispatch Models over Energy Storage Utilization in</text:p>
            <text:p>  Bulk Power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and Retrieval Codes in PIR Schemes with Colluding Serve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tial Checking: Reallocation-Free Data-Distribution Algorithm for</text:p>
            <text:p>  Scale-out Storag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distribution Tool for Long-Term Archive of Astronomical Observation</text:p>
            <text:p> 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Storage Allocations for Neighborhood-based Data Acces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etric and Probabilistic Model Checking of Confidentiality in Data</text:p>
            <text:p>  Dispersal Algorithms (Extended Versio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Degradation Aware Economic Dispat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 Bounds for Reliable Storage: Fundamental Limits of Cod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-Depth Comparative Analysis of Cloud Block Storage Workloads:</text:p>
            <text:p>  Findings and Implic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market Energy Optimization with Renewables via Reinforcement</text:p>
            <text:p> 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Learned Predictability of Storage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ifetime for Data Regeneration in Wireless Sensor Network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data storage for modern astroparticle physics experim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entralized Data Storages: Technologies of Constru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lgorithm for geo-distributed and redundant storage in Garag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-Based Data Storage [Vision] (Technical Report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Compactions Between Storage Tiers with PrismD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Preserving Energy Storage Sharing with Blockchain and Secure</text:p>
            <text:p>  Multi-Party Comput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andomly Expandable Method for Data Layout of RAID Storage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essive Decoding for Data Availability and Reliability in</text:p>
            <text:p>  Distributed Networked Stor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d Storage Data Archives: More Than Just a Bunch of Tap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Caching for Low Latency in Distributed Coded Storage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niversity of Victoria and Central South University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ying with Data Handling Requirements in Cloud Storage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-Cabinet: Hierarchical Storage for Cloud-Edge-End Time-series Databa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dchk: A Checkpoint Storage System for Desktop Grid Comput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alistic distributed storage system that minimizes data storage and</text:p>
            <text:p>  repair bandwidt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lized Cost of Energy for PV and Grid Scale Energy Storage 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gating the Reliability in Three RAID Storage Models and Effect of</text:p>
            <text:p>  Ordering Replicas on Dis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Storage for Solar Energy Self-Sufficienc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: A Column-based Learned Storage for Blockchain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 and Evaluation of a Simple Data Interface for Efficient Data</text:p>
            <text:p>  Transfer Across Diverse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Q-Coder inspired arithmetic coder for synthetic DNA data storag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Technology Literature Revie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oftware-Defined Approach for QoS Control in High-Performance</text:p>
            <text:p>  Computing Storage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CSD: a Computational Storage Device over Zoned Namespaces (ZNS) SS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-theoretically Secure Regenerating Codes for Distributed</text:p>
            <text:p>  Stora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 Repair for Distributed Storage Systems over Fading Channel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-cs: Getting the Most out of Untrusted Cloud Storag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Codes with Flexible Number of Nod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END: Efficient and blended IoT data storage and communication with</text:p>
            <text:p>  application layer securit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Storage Access Privacy is Achievable with Small Overhead?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nchronous BFT Storage with 2t+1 Data Replic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IMS: A Dynamic Memory Controller for In-memory Storage on HPC 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st-Effective Strategy for Storing Scientific Datasets with Multiple</text:p>
            <text:p>  Service Providers in the Clou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U-Initiated On-Demand High-Throughput Storage Access in the BaM System</text:p>
            <text:p>  Architectu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on of Renewable Energy Sources in Future Power Systems: The</text:p>
            <text:p>  Role of Storag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Piggybacking Design for Systematic MDS Storage Cod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Version Coding - An Information Theoretic Perspective of</text:p>
            <text:p>  Consistent Distributed Storag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Tier Buffer Management and Storage System Design for Non-Volatile</text:p>
            <text:p>  Memor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vering Residual Forensic Data from Smartphone Interactions with</text:p>
            <text:p>  Cloud Storage Provide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stage Power Scheduling Framework for Data Center with Chilled</text:p>
            <text:p>  Water Storage in Energy and Regulation Mark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Software-Defined Data Protection: GDPR Compliance at the Storage</text:p>
            <text:p>  Layer is Within Rea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MDEA Software Institute, Madrid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Storage Allocations for Optimal Dela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loud Storage Protocols with Data Dynamics Using Secure Network</text:p>
            <text:p>  Coding Techniqu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energy storage to optimize data center electricity cost in</text:p>
            <text:p>  emerging power marke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lf-contained and self-explanatory DNA storage syst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hnique detection software for Sparse Matric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Repairable Fountain Cod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e Cooperative Regenerating Codes for Distributed Storage System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se for Cross-Layer Optimizations in Storage: A Workflow-Optimized</text:p>
            <text:p>  Storage Syste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Storage Schemes over Unidirectional Ring Network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w-based analysis of storage usage in a low-carbon European</text:p>
            <text:p>  electricity scenar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torage Schemes for Desired Service Rate Reg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ier Enabled IO Stack for Flash Storag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gnette: Perceptual Compression for Video Storage and Processing</text:p>
            <text:p> 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Storage Overhead of Proof-of-Work Blockchai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Management with Multi-Version Partitioned B-Tre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Usability and Privacy Protection in Free-Access Public Cloud</text:p>
            <text:p>  Storage Servers: Review of the Main Threats and Challeng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-storage Processing of I/O Intensive Applications on Computational</text:p>
            <text:p>  Storage Driv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gmented ARES: Dynamic Storage for Large Objec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Blocks for Network-Accelerated Distributed File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de, where's my NFT? Distributed Infrastructures for Digital A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DS Queue: Analysing the Latency Performance of Erasure Cod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Storage over Unidirectional Ring Network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isach Based Storage Devices and Global Optimize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D Forensic: Evidence Generation And Forensic Research On Solid State</text:p>
            <text:p>  Drives Using Trim Analy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Clave: A Trusted Execution Environment for In-Storage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Storage Allocat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 codes -- coding rate and repair localit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ally Weakly Secure Coset Coding Schemes for Minimum Storage</text:p>
            <text:p>  Regenerating (MSR) Cod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ing Bufferbloat in Cloud Storage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Bird: Big Data Storage and Analytics at Scale in Hybrid Clou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and Construction of Functional Regenerating Codes with Uncoded</text:p>
            <text:p>  Repair for Distributed Storage System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Information Retrieval for Coded Storag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alytics on Traditional HPC Infrastructure Using Two-Level</text:p>
            <text:p>  Storag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ame theoretic approach to a peer-to-peer cloud storage mod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Diversity of Memory and Storage Technolog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Throughput Push Based Storage Manag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fe and Efficient Remote Application Code Execution on Disaggregated</text:p>
            <text:p>  NVM Storage with eBP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-driven Nonlinear Recharge Controller for Energy Storage in</text:p>
            <text:p>  Frequency Regul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rchitecture for Memory Centric Active Storage (MCAS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cating Real-time Storage and Processing: An Analysis of Pull-based</text:p>
            <text:p>  versus Push-based Stream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ogical Model and Data Placement Strategies for MEMS Storage Devic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EON: Software-Defined Data Protection for Object Stora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 Trusted Execution Environment for In-Storage Comput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s from an Under the Hood Analysis of an Object Storage Node IO</text:p>
            <text:p>  Stac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omorphic Self-repairing Codes for Agile Maintenance of Distributed</text:p>
            <text:p>  Storage Syste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ythmic Representations: Learning Periodic Patterns for Scalable Place</text:p>
            <text:p>  Recognition at a Sub-Linear Storage Cos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nalytical Model-based Capacity Planning Approach for Building</text:p>
            <text:p>  CSD-based Storage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metric Allocations for Distributed Stor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breakable distributed storage with quantum key distribution network</text:p>
            <text:p>  and password-authenticated secret shar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owmass 2013 Computing Frontier Storage and Data Manage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able Industrial Internet Applications for Tiered Architectur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 Theoretic Limits of Data Shuffling for Distributed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 Product PIR Schemes with Colluding Servers over Small Field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perative Regenerating Codes for Distributed Storage Syste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A, Human Memory, and the Storage Technology of the 21st Centu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Foot: Exploiting and Mitigating Leakage in Encrypted Write-Ahead Log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DNA Storage: Scalable and Robust DNA Storage via Coding Theory and</text:p>
            <text:p>  Deep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d Data Rebalancing: Fundamental Limits and Construc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DD: Fine-Grained Assured Time-Sensitive Data Deletion Scheme in Cloud</text:p>
            <text:p>  Stora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Storage Codes through Hadamard Desig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mpirical Study of the Repair Performance of Novel Coding Schemes for</text:p>
            <text:p>  Networked Distributed Storage System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logy-Aware Cooperative Data Protection in Blockchain-Based</text:p>
            <text:p>  Decentralized Storage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iosStMan: Parallelizing Casacore Table Data System Using Adaptive IO</text:p>
            <text:p>  Syst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FAC: Fine-Grained Access Control with Versatility for Cloud Storag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metric Template Storage with Blockchain: A First Look into Cost and</text:p>
            <text:p>  Performance Tradeoff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ing Cloud-Enabled Big Data Storage Forensics: Syncany as a Case</text:p>
            <text:p>  Stud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age Storage on Synthetic DNA Using Autoencode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age storage on synthetic DNA using compressive autoencoders and</text:p>
            <text:p>  DNA-adapted entropy code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torage issues in lattice QCD calculation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lbourne Shuffle: Improving Oblivious Storage in the Clou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ng Secure and Verifiable Data Deletion in Cloud Storage via</text:p>
            <text:p>  SGX and Blockch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Optimization of Network Coding Based Communication and</text:p>
            <text:p>  Reliable Storage in Internet of Thing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detection of failures generated by storage simulato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arating Data via Block Invalidation Time Inference for Write</text:p>
            <text:p>  Amplification Reduction in Log-Structured Storag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ng and Optimization of Latency in Erasure-coded Storage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iHunter: Identifying Digital Evidence in the Permanent Storage of</text:p>
            <text:p>  Android Devices via Static Analys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word-Based Delegable Proofs of Storag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ACloud: A Potential Tool for storing Big Data on D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-Assisted Reliability Model for Carrier-Assisted Cold Data Storage</text:p>
            <text:p> 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eliminary Study on Pattern Reconstruction for Optimal Storage of</text:p>
            <text:p>  Wearable Sensor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Different Privacy Preserving Cloud Storage Frame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ng Distributed Tiered Storage Management in Cluster Comput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ffic Analysis for Storage Finding in Video on Demand Syste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BWU: Benefit Quantification for Data Access Function Offload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JPEG-based image coding solution for data storage on DN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mpirical Study on Android for Saving Non-shared Data on Public</text:p>
            <text:p>  Storag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 of Soft Viterbi Algorithm Decoder Enhanced With Non-Transmittable</text:p>
            <text:p>  Codewords for Storage Med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ML Data Integrity Based on Concatenated Hash Func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ema Integration on Massive Data Sourc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ed Data Integration with Conflic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-Demand Big Data Integration: A Hybrid ETL Approach for Reproducible</text:p>
            <text:p>  Scientific Resear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lic Data Integration with WebSmat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ule-based Language for Application Integ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Hodge embedding for PEL type integral models of Shimura varieti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Event Integration with StoryPivo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space architecture and manage its components class proje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-PCA: Integrative Analysis of Multi-group and Multi-view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MAS-Based ETL Approach for Complex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Integrity and Dynamic Storage Way in Cloud Comput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ilam Engineering College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gorical Data Integration for Computational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on of Probabilistic Uncertain Inform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 and Metadata Integration for Warehousing Complex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s from Data Integration for Augmented Language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ing the information-sharing dial: efficient inference from different</text:p>
            <text:p>  data sourc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LITE: Discover, Align and Integrate Open Data Tabl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DF-based Data Integration Framewor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l versions of input-to-state stability for dual-rate nonlinear</text:p>
            <text:p>  sampled-data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al models for metabolomics data integ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Integrated and Open COVID-19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lur: Data Integration Meets Machine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suring Data Integrity in Electronic Health Records: A Quality Health</text:p>
            <text:p>  Care Impl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ro knowledge proofs for cloud storage integrity check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On-chain and Off-chain Governance for Supply Chain</text:p>
            <text:p>  Transparency and Integri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ive the Schema Changes: Integration of Unmanaged Data Using Deep</text:p>
            <text:p> 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que Device Identification Based Linkage of Hierarchically Accessible</text:p>
            <text:p>  Data Domains in Prospective Hospital Data Eco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hnical Report on Data Integration and Prepa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Dynamic Integrity Rules with a Rules-Based Tool for Data</text:p>
            <text:p>  Quality Analyz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on of Unpaired Single-cell Chromatin Accessibility and Gene</text:p>
            <text:p>  Expression Data via Adversarial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casting the Integration of Immigra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rkov Model for Ontology Align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ative integrals on Dragonfly algebr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 Integration using the Typed Graph Mod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TEM: Toward an Automated and Efficient Data Integrity Verification</text:p>
            <text:p>  Model Using Blockch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integrated information from the decoding perspectiv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tology Based Information Integration: A Surve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deep learning approaches for data integration in autonomous</text:p>
            <text:p>  driving syste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ed Integrative Principal Component Analysis for Multi-Type Data</text:p>
            <text:p>  with Block-Wise Missing Struc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A: A Framework Of Data Integration Using Data Qualit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attering approach for the Camassa-Holm equ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ource Selection for Information Integration in Big Data Er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ska: A Flexible Benchmark for Data Integration Tas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ing Past the Minimum Information Partition: How To Quickly and</text:p>
            <text:p>  Accurately Calculate Integrated Inform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ed renormalization group computation of likelihood functions for</text:p>
            <text:p>  cosmological data se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Integration Via Analysis of Subspaces (DIVAS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hway toward prior knowledge-integrated machine learning in</text:p>
            <text:p>  engineer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arket Platforms: Trading Data Assets to Solve Data Probl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Integration by combining big data and survey sample data for finite</text:p>
            <text:p>  population infer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 zeta-star values and multiple integral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approach to solvability of some elliptic pde's with square</text:p>
            <text:p>  integrable boundary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CABA: a general Monte Carlo-Bayes procedure for improved predictions</text:p>
            <text:p>  of integral functions of nuclear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REVA GmbH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oring a smooth function from its noisy integral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ible Composition and Optimization of Integration Processes under</text:p>
            <text:p>  Correctness Preserving Guarante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ended Integrated Open Data: dados abertos públicos integrado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l Data Transformation Considered Harmf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ture Selection for Data Integration with Mixed Multi-view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 of Data Integrity Attacks and Mitigation Methods in Edge</text:p>
            <text:p> 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encoder-based integrative multi-omics data embedding that allows for</text:p>
            <text:p>  confounder adjustm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 of the Plan for Integrating Big Data Analytics Program for the</text:p>
            <text:p>  Electronic Marketing System and Customer Relationship Management: A Case</text:p>
            <text:p>  Study XYZ Institu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al Data Integration in Survey Sampling: A Re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 exponential-type integrators for the "good" Boussinesq equ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 Half-integrality for Uncrossable Cut Cover and its Application to</text:p>
            <text:p>  Maximum Half-Integral Flo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 the Root of Integrity Tree in Secure Non-Volatile Memory Systems</text:p>
            <text:p>  with Low Overhea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More Data-Aware Application Integration (extended versio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imm's method and density of wild data for the Euler system of gas</text:p>
            <text:p>  dynamic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ve Generalized Convex Clustering Optimization and Feature</text:p>
            <text:p>  Selection for Mixed Multi-View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LSA: Cross-omics Linked embedding with Contrastive Learning and Self</text:p>
            <text:p>  Attention for multi-omics integration with incomplete multi-omics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TEGRAL Science Data Cent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DC team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protection and efficiency of query answering in heterogenous</text:p>
            <text:p>  RDF data using blockcha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ig Data Driven Framework for Duplicate Device Detection from</text:p>
            <text:p>  Multi-sourced Mobile Device Location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p Growth Estimates for Modified Poisson Integrals in a Half Spac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tibility of certain integral models of Shimura varieties of abelian</text:p>
            <text:p>  typ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 and Integrity Preserving Training Using Trusted Hardwa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 Query Answering via ASP from Different Perspectives: Theory</text:p>
            <text:p>  and Practi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ed Principal Components Analys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Integration for Supporting Biomedical Knowledge Graph Creation at</text:p>
            <text:p>  Large-Sca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ing the Bias and Uncertainty of Free Energy Estimates by Using</text:p>
            <text:p>  Regression to Fit Thermodynamic Integration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model integrity checking mechanism using watermarking</text:p>
            <text:p>  techniqu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 the stage for data science: integration of data management</text:p>
            <text:p>  skills in introductory and second courses in statist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Big Data and Survey Data for Efficient Estimation of the</text:p>
            <text:p>  Medi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ethodology and Data Science Division, Australian Bureau of Statistics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Integrity Verification for High-Speed File Transfe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Portal Germany (OPAL) Projektergebnis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integration of tree tensor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lose Are Integrable and Non-integrable Models: A Parametric Case</text:p>
            <text:p>  Study Based on the Salerno Mode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 Model for Integrating Heterogeneous Medical Data in the</text:p>
            <text:p>  Health-e-Child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And Weighting Integration Hypotheses On Open Data Platform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for Integrating Data in Biology and Medicine:</text:p>
            <text:p>  Principles, Practice, and Opportunit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P: an Architecture for Selectively Approximate Wireless Commun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 tt* structures and their integral Stokes da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strial Big Data Analytics: Challenges, Methodologies, and</text:p>
            <text:p>  Applic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ig data intelligence marketplace and secure analytics experimentation</text:p>
            <text:p>  platform for the aviation indust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BITECH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-posed elliptic Neumann problems involving irregular data and</text:p>
            <text:p>  domai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tegrated Autoencoder-Based Filter for Sparse Big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uchy problem of the Ward equation with mixed scattering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multiple kernel principal component analysis for integrative</text:p>
            <text:p>  analysis of tumor sampl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tegration-Oriented Ontology to Govern Evolution in Big Data</text:p>
            <text:p>  Eco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inuous Fuzzy Transform as Integral Opera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odal Data Visualization and Denoising with Integrated Diffu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Inte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Machine Migration Enabled Cloud Resource Management: A</text:p>
            <text:p>  Challenging Ta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 Migrate or not to Migrate: An Analysis of Operator Migration in</text:p>
            <text:p>  Distributed Stream Process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Large-Scale Multiple Migration Planning and Scheduling in</text:p>
            <text:p>  SDN-enabled Edge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 of internal migration on population redistribution in Europe:</text:p>
            <text:p>  Urbanisation, counterurbanisation or spatial equilibrium?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on Networks: Applications of Network Analysis to Macroscale</text:p>
            <text:p>  Migration Patter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on between Dips of Prestack Time Migrated &amp; Unmigrated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-Aware Multiple Migration Planning and Scheduling in SDN-NFV-enabled</text:p>
            <text:p>  Clou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Network Migration on the GENI Wide-Area SDN-Enabled</text:p>
            <text:p>  Infrastructur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e and Dynamic of Global Population Migration Networ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management VMs live migration in wireless fog computing for 5G</text:p>
            <text:p> 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l migration and education: A cross-national comparis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ing Workload Cycles for Orchestration of Virtual Machine Live</text:p>
            <text:p>  Migrations in Clou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erating System Level Data Migration Scheme in Hybrid DRAM-NVM</text:p>
            <text:p>  Memory Architec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Operator State Migration for Elastic Data Stream Process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on patterns under different scenarios of sea level ri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ptimization and Application of The Propagated Riemannian Wavefield</text:p>
            <text:p>  Extrapolator in VTI Media- Pseudo-Depth Domain Least-Squares Reverse-Time</text:p>
            <text:p>  Mig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arly migration within Mexico: Analyzing internal migration among</text:p>
            <text:p>  researchers using Scopus longitudinal bibliometric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terns for Blockchain Data Mig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ing The Largest Seasonal Migration on Eart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ealing signatures of planets migrating in protoplanetary discs with</text:p>
            <text:p>  ALMA multi-wavelength observ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R: Checkpoint, Transfer, and Restore for Secure Enclav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elation between migration and FDI in the OECD from a complex</text:p>
            <text:p>  network perspectiv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of Live Migration Management in Cloud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Platform Migration Patterns between Twitter and Mastodon: A</text:p>
            <text:p>  User Behavior Stud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non Entropy for Time-Varying Persistence of Cell Mig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gration using Datalog Program Synthe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International Migration using Tensor Factoriz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itoring Chinese Population Migration in Consecutive Weekly Basis from</text:p>
            <text:p>  Intra-city scale to Inter-province scale by Didi's Big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ewable Energy-Aware Inter-datacenter Virtual Machine Migration over</text:p>
            <text:p>  Elastic Optical Network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migration of German-affiliated researchers: Analyzing departure</text:p>
            <text:p>  and return by gender, cohort, and discipline using Scopus bibliometric data</text:p>
            <text:p>  1996-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casting asylum-related migration flows with machine learning and</text:p>
            <text:p>  data at sca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Migration Corridors to Clusters: The Value of Google+ Data for</text:p>
            <text:p>  Migration Stud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objective, Decentralized Dynamic Virtual Machine Consolidation</text:p>
            <text:p>  using ACO Metaheuristic in Computing Clou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atures of radial migration in barred galaxies: Azimuthal variations</text:p>
            <text:p>  in the metallicity distribution of old sta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bservatoire de Paris, France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Machine Migration Planning in Software-Defined Network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ance of phonon contribution to the free migration energy of the O</text:p>
            <text:p>  vacancy in BaZrO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gorical Data Integration for Computational Scie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erning Exoplanet Migration Models Using Spin-Orbit Measuremen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Radial Orbit Migration in the Milky Way Di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chine Learning Approach to Modeling Human Migr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oceanic migration of dragonflies and branched optimal route</text:p>
            <text:p> 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epartment of Aerospace Engineering, Indian Institute of Technology Kharagpur, Kharagpur, West Bengal, India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ng SGX Enclaves with Persistent Stat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transportation of grain boundaries: A forward model for</text:p>
            <text:p>  predicting migration mechanis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metry adaptation of protrusion and polarity dynamics in confined cell</text:p>
            <text:p>  mig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ntaneous contractility--mediated cortical flow generates cell</text:p>
            <text:p>  migration in 3-dimensional environmen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igration among Different Clou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t of Virtual Machine Live Migration in Clouds: A Performance</text:p>
            <text:p>  Evalu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Page Migration on Ring Networks in Uniform Mod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set of Multi-aspect Integrated Migration Indicato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uter Science Department, University of Pisa, Pisa, Italy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DBLP: Geo-Tagging DBLP for Mining the Sociology of Computer Scien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 Contract Migration: Security Analysis and Recommendations from</text:p>
            <text:p>  Ethereum to Arbitru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Value of Job Migration in Online Makespan Minimiz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ants of a Successful Migration to Cloud Computing in Iranian</text:p>
            <text:p>  Telecommunication Industr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vering migration systems through spatio-temporal tensor</text:p>
            <text:p>  co-cluster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rt and Long Range Population Dynamics of the Monar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Strip Packing with Polynomial Migr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 analysis of international migr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pace migration for imaging of thin, curve-like electromagnetic</text:p>
            <text:p>  inhomogeneities without shape inform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atistical-inference approach to reconstruct inter-cellular</text:p>
            <text:p>  interactions in cell-migration experim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physical and Biochemical mechanisms underlying Collective Cell</text:p>
            <text:p>  Migration in Cancer Metasta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n stretching with migration on two hierarchical machin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quences of tidal interaction between disks and orbiting</text:p>
            <text:p>  protoplanets for the evolution of multi-planet systems with architecture</text:p>
            <text:p>  resembling that of Kepler 4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Mobile Phone Data for Migration Flow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on of data for iKnow application at EURM - a case stud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ets and trained neural networks for Cu migration barrie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CAL: A Learning-aided Cooperative Bandwidth Control Policy for</text:p>
            <text:p>  Hierarchical Storage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telligent Transaction Migration Scheme for RAFT-based Private</text:p>
            <text:p>  Blockchain in Internet of Things Applic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 migration patterns in large scale spatial with the resume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iners Placement and Migration on Cloud Syste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ing Large-Scale Transient Data in IoT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ismic Imaging: An Overview and Parallel Implementation of Poststack</text:p>
            <text:p>  Depth Mig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ov Chain Models of Refugee Migration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 Migration Degree Global migration flows in directed network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MigBench and PyMigTax: A Benchmark and Taxonomy for Python Library</text:p>
            <text:p>  Mig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 Reliable and Rapid Elasticity for Streaming Dataflows on Clou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porting Round-Trip Data Migration for Web APIs: A Henshin Solu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rared image pedestrian target detection based on Yolov3 and migration</text:p>
            <text:p> 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-aware Execution Migration Tool for Data Science Jupyter</text:p>
            <text:p>  Notebooks on Hybrid Clou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axonomy of grain boundary migration mechanisms via displacement</text:p>
            <text:p>  texture characteriz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on and kinematics in growing disc galaxies with thin and thick</text:p>
            <text:p>  dis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Bin Covering with Limited Mig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E Migration Strategies Towards 5G: Long-term Migration Plan and</text:p>
            <text:p>  Evolution Roadma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s in migrating legacy software systems to the cloud an</text:p>
            <text:p>  empirical stud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 differential equation-based inference of migration and</text:p>
            <text:p>  proliferation mechanisms in cancer cell popul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ng to Post-Quantum Cryptography: a Framework Using Security</text:p>
            <text:p>  Dependency Analy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seless Imaging by Reverse Time Migration: Acoustic Wav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on through Machine Learning Lens -- Predicting Sexual and</text:p>
            <text:p>  Reproductive Health Vulnerability of Young Migra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tition: Paradigm for the Load Balance of Virtual Machine</text:p>
            <text:p>  Allocation in Data Cente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 migration quantification method for scratch assay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Efficient Data Migration among Clou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ding the Spiral Waves: Implications of Stellar Migration for the</text:p>
            <text:p>  Properties of Galactic Disk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Analysis of Software to Hardware Task Migration in Codesig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croscopic Mathematical Model For Cell Migration Assays Using A</text:p>
            <text:p>  Real-Time Cell Analys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phone: Latency-conscious state migration for distributed streaming</text:p>
            <text:p>  dataflow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zation of small perfectly conducting cracks from far-field pattern</text:p>
            <text:p>  with unknown frequenc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Reliability of Service Function Chains with Combined VNF</text:p>
            <text:p>  Migrations and Replica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chine Learning-Based Migration Strategy for Virtual Network Function</text:p>
            <text:p>  Instan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ng CUDA to oneAPI: A Smith-Waterman Case Stud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ing the Migration of Virtual Network Functions with Replications</text:p>
            <text:p>  in Data Cente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ng emergent tissue organization involving high-speed migrating</text:p>
            <text:p>  cells in a flow equilibriu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Mig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Lakes: A Survey of Functions and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Schema Inference for Data Lak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Management and Analysis of Textual Documents and Tabular Data</text:p>
            <text:p>  within the AUDAL Data Lak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eometry of Large Tundra Lakes Observed in Historical Maps and</text:p>
            <text:p>  Satellite Imag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data lake architectures and metadata manage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Lake Organiz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chmarking Data Lakes Featuring Structured and Unstructured Data with</text:p>
            <text:p>  DLBen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ig Data Lake for Multilevel Streaming Analyt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 Ice Detection from Sentinel-1 SAR with Deep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 the water level of the Lake Mead for the next 30 years based on</text:p>
            <text:p>  ARIM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data Management for Textual Documents in Data Lak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data Systems for Data Lakes: Models and Featur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ment and analysis of a Bayesian water balance model for large</text:p>
            <text:p>  lake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 Monitoring in Swiss Lakes from Optical Satellites and Webcams using</text:p>
            <text:p>  Machin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modeling of lake surface water temperature using a</text:p>
            <text:p>  Bayesian spatio-temporal graph convolutional neural networ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-Fidelity Lake Extraction via Two-Stage Prompt Enhancement:</text:p>
            <text:p>  Establishing a Novel Baseline and Benchmar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-Tag: Tagging-Data-By-Example in Data Lak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ampling on MDS-resistant 10th Generation Intel Core (Ice Lak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ake: a Lakehouse for Deep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Water Temperature Dynamics of Unmonitored Lakes with Meta</text:p>
            <text:p>  Transfer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rly operation of a regulated lake via Model Predictive Contro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Architecture for Personalized Healthcare Service Recommendation</text:p>
            <text:p>  using Big Data Lak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Lakes for Digital Humanit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ed monitoring of ice in selected Swiss lakes. Final project</text:p>
            <text:p> 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tealing Attack on Medical Images: Is it Safe to Export Networks</text:p>
            <text:p>  from Data Lakes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nNet: Homograph Detection for Data Lake Disambigu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ing goldMEDAL: A New Contribution to Data Lake Generic Metadata</text:p>
            <text:p>  Model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zing Federated Queries Based on the Physical Design of a Data Lak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imate of drainage water behaviour in shallow lak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creasing level of Toshka Lakes seen from spa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set Discovery in Data Lak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 of the Sun in the Lake Baikal Neutrino Experimen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Lake Ingestion Manage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rainage of glacier and ice sheet surface lak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Lakes, Clouds and Commons: A Review of Platforms for Analyzing and</text:p>
            <text:p>  Sharing Genomic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: An Energy Efficient, Low Latency, Accelerated Key-Value Sto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logic context of the bright MARSIS reflectors in Ultimi Scopuli,</text:p>
            <text:p>  South Polar Layered Deposits, Ma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oDAL: A Data Lake for Archaeological Data Management and Analyt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Ice Trends in Swiss Mountain Lakes: 20-year Analysis of MODIS</text:p>
            <text:p>  Image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-dimensional seismic characterization and imaging of the Soda Lake</text:p>
            <text:p>  geothermal fiel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 of atmospheric pressure variations on methane ebullition and lake</text:p>
            <text:p>  turbidity during ice-cov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and Generic 1D Dilated Convolution Layer for Deep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a Joint Embedding of Multiple Satellite Sensors: A Case Study</text:p>
            <text:p>  for Lake Ice Monitor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 Ice Monitoring with Webcams and Crowd-Sourced Imag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a: Effective and Efficient Data Silo Federation Using Graph Neural</text:p>
            <text:p> 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Bench: Benchmarks for Data Discovery over Data Lak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 caching in a Data Lake for High Energy Physics analy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lon: Semantic Table Union Search in Data Lak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ng Data Lake Metadata with a Data Vaul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L2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aria elimination campaigns in the Lake Kariba region of Zambia: a</text:p>
            <text:p>  spatial dynamical mod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Joinable Table Discovery in Data Lakes: A High-Dimensional</text:p>
            <text:p>  Similarity-Based Approa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lly-Supervised Attribute Fusion for Data Lak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on of storage endpoints into a Rucio data lake, as an activity</text:p>
            <text:p>  to prototype a SKA Regional Centres Networ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urrence plots from altimetry data of some lakes i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ure model of pottery distributions from Lake Chad Basin</text:p>
            <text:p>  archaeological sites reveals ancient segregation patter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N-TR70 -- Utilizing NDN-DPDK for Kubernetes Genomics Data Lak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lisher References in Bibliographic Entity Descrip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weak Measurements at CDF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hysics at CDF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tics-aware Dataset Discovery from Data Lakes with Contextualized</text:p>
            <text:p>  Column-based Representation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developments of photodetectors for the Lake Baikal Neutrino</text:p>
            <text:p>  Experimen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tification Dynamics of Titan's Lakes via Methane Evap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ze distributions reveal regime transition of lake systems under</text:p>
            <text:p>  different dominant driving for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ystem for Sensing Human Sentiments to Augment a Model for Predicting</text:p>
            <text:p>  Rare Lake Ev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2.4 $μ$m Galaxy Luminosity Function as Measured Using WISE. II.</text:p>
            <text:p>  Sample Sele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Longitudinal Spin Asymmetry in Inclusive Jet Production in</text:p>
            <text:p>  Polarized p+p Collisions at Sqrt(s) = 200 GeV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or the STAR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ototype device for acoustic neutrino detection in Lake Baik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 of the angle alpha at BABA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BABAR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ent and sensible heat fluxes overestimated and net heat flux</text:p>
            <text:p>  underestimated in Lake Victor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 based functional clustering of varved lake sedime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Guided Architecture (PGA) of Neural Networks for Quantifying</text:p>
            <text:p>  Uncertainty in Lake Temperature Model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ntribution of Galaxies to the $3.4\,\mathrm{μm}$ Cosmic</text:p>
            <text:p>  Infrared Background as Measured Using WI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liminary Investigations on Uncertainty Analysis of Wind-Wave</text:p>
            <text:p>  Predictions in Lake Michig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ochastic Hydrological Model for Regulation of Lake Malawi Shire</text:p>
            <text:p>  River syste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n's lakes chemical composition: sources of uncertainties and</text:p>
            <text:p>  variabilit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Lake Erie Wave Heights using XGBoos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-Validate: Unsupervised Data Validation Using Data-Domain Patterns</text:p>
            <text:p>  Inferred from Data Lak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Kretschmann scalar for 5D Vacu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Clean: Retrieval-Based Data Cleaning Using Foundation Models and Data</text:p>
            <text:p>  Lak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graphy influence on the Lake equations in bounded domai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ulation extinction in an inhomogeneous host-pathogen mod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kowski dimension of the boundaries of the lakes of W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n Data Warehouse bis Data Mesh: Ein Wegweiser durch den Dschungel</text:p>
            <text:p>  analytischer Datenarchitekture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 Modal Data Discovery over Structured and Unstructured Data Lak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iodic outgassing as a result of unsteady convection in Ray Lava Lake,</text:p>
            <text:p>  Mount Erebus, Antarcti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-sea interactions on Titan: effect of radiative transfer on the lake</text:p>
            <text:p>  evaporation and atmospheric circul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sonal Variations in Relative Weight of Lake Trout (Salvelinus</text:p>
            <text:p>  namaycush), Kokanee Salmon (Oncorhynchus nerka), Rainbow Trout (Onocorhynchus</text:p>
            <text:p>  mykiss), and Brown Trout (Salmo trutta) in Blue Mesa Reservoir, Color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2.4 $μ$m Galaxy Luminosity Function as Measured Using WISE. III.</text:p>
            <text:p>  Measurement Resul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weak Physics at LEP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s from Upsilon(5S) at Belle: Strange Beauty and other Beast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vy Flavour Physics at CD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CDF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konia studies with early ATLAS da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the Relationship between Social Distancing Policies,</text:p>
            <text:p>  Traffic Volume, Air Quality, and the Prevalence of COVID-19 Outcomes in Urban</text:p>
            <text:p>  Neighborhood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partment of Atmospheric Sciences, University of Utah, Salt Lake City, Utah USA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onal Databases Ingestion into a NoSQL Data Warehou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ng the Data Lake with Datamaran: Automatically Extracting</text:p>
            <text:p>  Structure from Log Datase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Classification of Lake Zooplankt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OS: Relationship-based Semantic Table Union Sear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abundances of noble and biologically relevant gases in Lake</text:p>
            <text:p>  Vostok, Antarct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IKAL Experiment: main results obtained with the neutrino telescope</text:p>
            <text:p>  NT2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or the BAIKAL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 of direct CP violation by the NA48 experiment at CER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Y Searches at LE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CD and multiplicity scalin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uclear pions and quark distributions in deep inelastic scattering</text:p>
            <text:p>  on nucle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k non-mesonic decay of Hypernucle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s of CKM Angle Beta from BABA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or the BABAR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trino Physics with the IceCube Detect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or the IceCube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vy Flavour Production at the electron-proton collider HE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 Truths for the Humaniti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and characterizing extrapolation in multivariate response</text:p>
            <text:p> 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ing Your Way Through the Jungle of Big Data Architectur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desingularization of steady vortex in the lake equ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ctal Measures of Sea, Lake, Strait, and Dam-Reserve Shores:</text:p>
            <text:p>  Calculation, Differentiation, and Interpret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wave emissivity of fresh water ice--Lake ice and Antarctic ice</text:p>
            <text:p>  pack--Radiative transfer simulations versus satellite radianc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tronomical data organization, management and access in Scientific Data</text:p>
            <text:p>  Lak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n behalf of ESCAPE WP2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Performance of AMD EPYC Rome and Intel Cascade Lake SP Server</text:p>
            <text:p>  Processo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, Weight, and Yield in Channel Catfish, Lake Diane, M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astrophic ice lake collapse in Aram Chaos, Ma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ation without systematicity: On the compositional skills of</text:p>
            <text:p>  sequence-to-sequence recurrent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HPC Benchmark Performance on Intel Broadwell and Cascade</text:p>
            <text:p>  Lake Processo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igh-order well-balanced positivity-preserving moving mesh DG method</text:p>
            <text:p>  for the shallow water equations with non-flat bottom topograph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driven background determination for SUSY searches with ATL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 Hybrid Neuro-Fuzzy System to Infer Permeability in Wells on</text:p>
            <text:p>  Maracaibo Lake, Venezu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xploration of How Training Set Composition Bias in Machine Learning</text:p>
            <text:p>  Affects Identifying Rare Objec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 Titicaca - Physics of an Inherited Hydropower Macroproject Propos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ishing viscosity limits for the degenerate lake equations with Navier</text:p>
            <text:p>  boundary conditio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ngularization of a steady vortex pair in the lake equ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ig Data Architecture for Log Data Storage and Analys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 Quark Physics Results from D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C Riverside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omic Nucleus as a Laboratory for Fundamental Process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gnitive Model of an Epistemic Community: Mapping the Dynamics of</text:p>
            <text:p>  Shallow Lake Ecosystem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 further notes on the Kruskal - Szekeres comple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imentally Measured Field Effect Mobilities for Few Layer van der</text:p>
            <text:p>  Waals Materia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es a Nash theory of gravity make dark energy superfluous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erical simulation of BOD5 dynamics in Igapó I lake, Londrina,</text:p>
            <text:p>  Paraná, Brazil: Experimental measurement and mathematical model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hysics in B and K Decay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ER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s on Top Quark Physics at D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LAS Great Lakes Tier-2 Computing and Muon Calibration Center</text:p>
            <text:p>  Commissioni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K$-corrections: an Examination of their Contribution to the Uncertainty</text:p>
            <text:p>  of Luminosity Measuremen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 Guided Recurrent Neural Networks For Modeling Dynamical Systems:</text:p>
            <text:p>  Application to Monitoring Water Temperature And Quality In Lak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 Guided RNNs for Modeling Dynamical Systems: A Case Study in</text:p>
            <text:p>  Simulating Lake Temperature Profi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aints on Dissipative Non-Equilibrium Dark Energy Models from</text:p>
            <text:p>  Recent Supernova Da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alencia U., IF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ing the Forest for the Trees: Scaling Analysis of Energy in Great</text:p>
            <text:p>  Lakes Water Suppl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s of several point vortices for the lake equ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 experiments with distributed acoustic sensing and hydrophone arrays</text:p>
            <text:p>  for locating underwater sound sour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usive Jet $A_{LL}$ Measurements at ST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or the STAR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stimate of the chemical composition of Titan's lak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flows create potentially habitable conditions in Antarctic</text:p>
            <text:p>  subglacial lak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rieval-Based Transformer for Table Augment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Optimizing Storage Costs on the Clou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criticality and universal scaling of a quantum antiferromagne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itudinal Magnetic Dynamics and Dimensional Crossover in the</text:p>
            <text:p>  Quasi-One-Dimensional, Spin-1/2, Heisenberg Antiferromagnet KCuF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l Fluxes, Day-Night, and Spectrum Results from SNO's 391-Day Salt</text:p>
            <text:p>  Phas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or the SNO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 of the CKM angles alpha and gamma at the BaBar experimen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or the BABAR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ng Necklaces and Primordial Black Holes from Type IIB Strin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ing Spacetime Curvature via Gradient Flows I: Introdu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ng question asking using neural program gene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W-MARL: Multi-Agent Reinforcement Learning for Underwater Adaptive</text:p>
            <text:p>  Sampling using Autonomous Vehicl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C Physics and Cosmolog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ing's College Lond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ople infer recursive visual concepts from just a few exampl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ible Compositional Learning of Structured Visual Concep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ing symmetry of twisted bilayer graphene: a phenomenological</text:p>
            <text:p>  synthe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se space representation of sound field in the Lake Kinnere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jecting noise in Baikal-GVD data with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E: A Lightweight Authenticated Key Exchange Protocol for Power</text:p>
            <text:p>  Constrained Devic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netic excitation spectrum and Hamiltonian of the quantum spin chain</text:p>
            <text:p>  BaCuTe2O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performance on-demand de-identification of a petabyte-scale medical</text:p>
            <text:p>  imaging data lak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-Sea Interactions on Titan: Lake Evaporation, Atmospheric</text:p>
            <text:p>  Circulation, and Cloud Form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Learning and Planning for Environmental Samp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ping and Baryon Transport in Heavy Ion Reactio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ing ready for Physics at the LHC with the CMS Detecto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Cb commissioning and readiness for first da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LHCb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sy Asymptotic Equipartition Property For Geometric Networked Data</text:p>
            <text:p>  Structur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 Enrichment System for Machine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ata Station: Combining Data, Compute, and Market For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e bursts as a trigger for intermittent lake-forming climates on</text:p>
            <text:p>  post-Noachian Ma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ar Site Survey for the Advanced Technology Solar Telecope. I.</text:p>
            <text:p>  Analysis of the Seeing Da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ng modern and Pleistocene ENSO-like influences in NW Argentina</text:p>
            <text:p>  using nonlinear time series analysis method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galactic Synchrotron Sources at Low Frequenci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gs Searches at LEP2 with the ALEPH Detect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Univ. of Innsbruck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t Physics at HER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iversitaet Dortmund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cle rapidity density and collective phenomena in heavy ion</text:p>
            <text:p>  collisio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on ratios at RHIC and the coalescence predictions at mid-rapidit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um Effects of Low Energy Pion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ebrew U.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gs Boson Searches at CD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CMS Results with LHC B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CMS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the local dark matter densit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use scattering in ice I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ion Contour Analysis and Water body Extraction for Finding Water</text:p>
            <text:p>  Scarcity Locations using DE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MEDAL : une nouvelle contribution {à} la mod{é}lisation</text:p>
            <text:p>  g{é}n{é}rique des m{é}tadonn{é}es des lacs de donn{é}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cting JSON Schemas with Tagged Un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erring parameters of prey switching in a plankton 1 predator--2 prey</text:p>
            <text:p>  system with a linear preference tradeof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Deep Learning Pipelines for Accurate Cost Estimations Over</text:p>
            <text:p>  Large Scale Query Workloa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 symbols for island pars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ormation of Lake Sta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y of flow and dispersion of pollutants in the Igapó I Lak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acterization of the irregularity of a terrain using fractal</text:p>
            <text:p>  dimension of lakes' bounda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ction under internal waves in a mountain lak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red observations of turbulent mixing events in deep Lake Garda (I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ophysical assessment on the feasibility of basal melting in the</text:p>
            <text:p>  south polar region of Ma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ormer: A Hybrid CNN-Transformer Architecture for Accurate Lake</text:p>
            <text:p>  Extraction from Remote Sensing Imager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y of the fluvial activity on Mars through mapping, sediment</text:p>
            <text:p>  transport modelling and spectroscopic analys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s on Neutrino Masses from Large-Scale Structur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U.C. San Diego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ality in hadron production in electron-positron, lepton-hadron</text:p>
            <text:p>  and hadron-hadron reactio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0 Run II Detector and Physics Prospect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t Production at HERA and Measurements of the Strong Coupling Constan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nds on extra quark-lepton generations from precision measurement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nds on "charginos nearly degenerate with the lightest neutralino"</text:p>
            <text:p>  mass from precision measurement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Approach to Texture Analysis of Quark Mass Matric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rarchical Majorana Scales in the Seesaw Mode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-End electronics and integration of ATLAS pixel modul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or the ATLAS Pixel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nary Systems as Test-beds of Gravity Theori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mless Hadronic B Decays at BaBa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or the BaBar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konium production and polarisation with early data at ATL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PERA experiment: Preliminary results from the 2008 ru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Results of Point Source Searches with the IceCube Neutrino</text:p>
            <text:p>  Telescop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IceCube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 of gamma + c + X and gamma + b + X production cross sections</text:p>
            <text:p>  at sqrt(s) = 1.96 TeV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for neutral Higgs bosons decaying to tau pairs in association</text:p>
            <text:p>  with b-quarks at the D0 Detect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n Structure Measurements and the HERAPDF fi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H1 and the ZEUS Collaborations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gs search in H$\to$ZZ/WW decay channels with the CMS detect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CMS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rt calculations of antiproton-nucleus interact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for CP violation using T-odd correlations in D0 -&gt; K+K-pi+pi-</text:p>
            <text:p>  decays at BaB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or the BaBar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TAR W Program : New Results and Future Measuremen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for $ZH$ Production at D0 in $p\bar{p}\to\ell^+\ell^-b\bar{b}$</text:p>
            <text:p>  Events at $\sqrt{s}=1.96$ Te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es for New Physics Using H1 and ZEUS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SY, for the H1 and ZEUS collaborations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ron-hadron total cross sections and soft high-energy scattering on</text:p>
            <text:p>  the latti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xial vector form factors in Ds to phi semileptonic decays from lattice</text:p>
            <text:p>  QC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-wave meson-baryon potentials with strangeness from Lattice QC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s on the local density of dark matt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-lying Dirac operator eigenvalues, lattice effects and random matrix</text:p>
            <text:p>  theo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ening to Nois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clear symmetry energy and neutron skin thicknes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pectral mean for point sampled closed curv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machines that adapt and compute like brai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sion of SHN &amp; its hindrance: odd nuclei &amp; isome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us Topography and Boundary Conditions in 3D General Circulation</text:p>
            <text:p>  Mode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ervations of track-like neutrino events with Baikal-GV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or the Baikal-GVD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trino Telescope in Lake Baikal: Present and Futur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cal Spectroscopic Survey of High Latitude WISE Selected Sourc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tmospheric fragmentation of the 1908 Tunguska Cosmic Body:</text:p>
            <text:p>  reconsidering the possibility of a ground impac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Guided Machine Learning for Scientific Discovery: An Application</text:p>
            <text:p>  in Simulating Lake Temperature Profil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sis of primitive Hawaiian rejuvenated-stage lavas: Evidence for</text:p>
            <text:p>  carbonatite metasomatism and implications for ancient eclogite sour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Inductive Biases with Simple Neural Network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rili meteorite's fall and recovery from Kati Than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se Diagram for the Methane-Ethane System and its Implications for</text:p>
            <text:p>  Titan's Lak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s of group velocity of light in the lake Baikal wa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ally extended, explicit and regular coverings of the Schwarzschild</text:p>
            <text:p>  - de Sitter vacua in arbitrary dimens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enty-five Years of Lattice Gauge Theory: Consequences of the QCD</text:p>
            <text:p>  Lagrangi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 equations with an evanescent or emergent islan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l Data Transformation Considered Harmf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M: Goal-Oriented Data Discover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istence of ice-covered lakes during the Hesperian at Gale crater,</text:p>
            <text:p>  Ma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erical Simulation of Fecal Coliform Dynamics in Luruaco Lake,</text:p>
            <text:p>  Colomb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slide Tsunamis in Lak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sign of Data Acquisition System for EAST Technical Diagnostic</text:p>
            <text:p>  Syste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e Measurements of Atmospheric Muon Fluxes with the BESS</text:p>
            <text:p>  Spectromet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gnetic Field in the Convection Zon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et Propulsion Laboratory, California Institute of Technology, CA USA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ibration of the Transport Parameters of a Local Problem of Water</text:p>
            <text:p>  Quality in Igapó I Lak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Informative Sensing using Multiple Robo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-guided Neural Networks (PGNN): An Application in Lake</text:p>
            <text:p>  Temperature Mode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2.4 $μ$m Galaxy Luminosity Function as Measured Using WISE. I.</text:p>
            <text:p>  Measurement Techniqu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Time-Stamped Electronic Health Records Using Referenced Sequen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rthern California Institute for Research and Educ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ed order modeling of dynamical systems using artificial neural</text:p>
            <text:p>  networks applied to water circul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ing large-scale management of invasive species using network metr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eous Alteration on Asteroids Simplifies Soluble Organic Matter</text:p>
            <text:p>  Mixtur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ible Job Classification with Zero-Shot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itational Collapse of Dust with a Cosmological Consta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ending of light and the cosmological constan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ariants of the Kerr Vacuu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xplicit global covering of the Schwarzschild-Tangherlini black hol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r Polynomial Singularities in Power-Law Spacetim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pton Flavour Violating $τ$ decay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 Physics Results at CDF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or the CDF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s of Heavy Flavour at CDF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or the CDF Collaboration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ron Spectroscopy in electrons-protons Collisions at HER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onte Carlo Test of the Optimal Jet Defini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existence and uniqueness for the Lake equations with vanishing</text:p>
            <text:p>  topography : elliptic estimates for degenerate equatio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MC - IMAG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vistic Heavy Ion Physics in the New Millenniu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imental test of magnetic photo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ikal Neutrino Telescope: Status and plan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hysics and the LH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lusive diffractive final states in electron-proton collisi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labria U., Cosenza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for New Physics at CD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ogy between freezing lakes and the cosmic radiation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ishop's University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ngularization of steady vortex of perturbation type in the lake</text:p>
            <text:p>  equ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ched coverings of the sphere having a completely invariant continuum</text:p>
            <text:p>  with infinitely many Wada Lak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ffects of ENSO, climate change and human activities on the water</text:p>
            <text:p>  level of Lake Toba, Indonesia: a critical literature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ile data management in NAV: A Case Stud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with Apache SystemM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cipatory Ecosystem Management Planning at Tuzla Lake (Turkey) Using</text:p>
            <text:p>  Fuzzy Cognitive Mappi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mic Ray Velocity and Electric Charge Measurements in the AMS</text:p>
            <text:p>  experime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wave emissivity of freshwater ice, Part II: Modelling the Great</text:p>
            <text:p>  Bear and Great Slave Lak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 of lake-effect clouds on Ti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spatial-dynamic management to minimize the damages caused by</text:p>
            <text:p>  aquatic invasive spec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 Quality of Lake Mjøsa through Satellite Images: A Preliminary</text:p>
            <text:p>  Stud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erate lake equations: classical solutions and vanishing viscosity</text:p>
            <text:p>  limi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JLL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t-fingering in seasonally ice-covered lak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chastic Planning for ASV Navigation Using Satellite Imag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and Accurate Retrieval of Methane Concentration from Imaging</text:p>
            <text:p>  Spectrometer Data Using Sparsity Pri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ientific Computing and Imaging Institute, University of Utah, Salt Lake City, U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preserving Federated Brain Tumour Segment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nessing the power of Topological Data Analysis to detect change</text:p>
            <text:p>  points in time ser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mbleML: program the lakehouse with JSONiq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 serverless Data Lakehouse from spare par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n Data Warehouse bis Data Mesh: Ein Wegweiser durch den Dschungel</text:p>
            <text:p>  analytischer Datenarchitekture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ake: a Lakehouse for Deep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ake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ation of homogenized effective temperatures from stellar</text:p>
            <text:p>  catalog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inate Data and Stars Identification in Astrophysical Catalog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ernberg Astronomical Institute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aia DR2 Mock Stellar Catalo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Sloan Magnitudes for the Brightest Stars - Version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ypatia Catalog Database: A Web-Based Interface for Exploring</text:p>
            <text:p>  Stellar Abundanc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sponse to arXiv:1310.2791: A self-consistent public catalogue of</text:p>
            <text:p>  voids and superclusters in the SDSS Data Release 7 galaxy survey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OES: The Hawaii eROSITA Ecliptic Pole Survey Catalo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Optimized Discovery, Creation and Processing of Astronomical</text:p>
            <text:p>  Catalog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version of the OCARS catalog of Optical Characteristics of</text:p>
            <text:p>  Astrometric Radio Sourc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nearby accelerating star candidates in Gaia DR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tsMap: A Simple, Lightweight Tool For Displaying Interactive</text:p>
            <text:p>  Astronomical Image and Catalog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USBAD Catalog of Gamma-Ray Burst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-generated visual morphology catalog of ~3,000,000 SDSS galax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photometric redshift and the distribution of broad galaxy</text:p>
            <text:p>  morpholog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Metadata with the AMGA Metadata Catalo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Very High Energy source catalog at the ASI Science Data Cent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ck Northern Proper Motion Program. III. Lick NPM2 Catalo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Classification of Variable Stars in Catalogs with missing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talog of short periods stars from the ''Pi of the Sky''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iled catalog of rotation measures of radio point sourc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OC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adio catalog of Galactic HII regions for applications from decimeter</text:p>
            <text:p>  to millimeter wavelength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Northern Stars With Annual Proper Motions Larger Than 0.15</text:p>
            <text:p>  Seconds of Arc (LSPM catalog - North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rfelde Schmidt CCD Catalog (BSCC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NO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-calibration of SDF/SXDS Photometric Catalogs of Suprime-Cam with SDSS</text:p>
            <text:p>  Data Release 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th Occultation Imaging Applied to BATSE -- Application to a Combined</text:p>
            <text:p>  BATSE-GBM Survey of the Hard X-Ray Sk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LAMOST Variable Sources Based on Time-domain Photometry of</text:p>
            <text:p>  ZT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24 Micron Point Source Catalog of the Galactic Plane from</text:p>
            <text:p>  Spitzer/MIPSG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 catalog of 132,684 galaxy clusters and evolution of brightest</text:p>
            <text:p>  cluster galax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imating the galaxy two-point correlation function using a split</text:p>
            <text:p>  random catalo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mi Large Area Telescope Second Source Catalo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ization of Biases in Galaxy Peculiar Velocity Catalog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ittsburgh Sloan Digital Sky Survey MgII Quasar Absorption-Line</text:p>
            <text:p>  Survey Catalo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AT Parallax Catalog (UPC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SE AGN Catalo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hensive and Comprehensible Data Catalogs: The What, Who, Where,</text:p>
            <text:p>  When, Why, and How of Metadata Managemen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2MASS-selected Flat Galaxy Catalo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newly identified star clusters in GAIA DR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-performance automatic categorization and attribution of inventory</text:p>
            <text:p>  catalog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FHT Legacy Survey: stacked images and catalog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picture of OAI-PMH repositories through the analysis of 6 key</text:p>
            <text:p>  open archive meta-catalog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plashback radius of halos from particle dynamics: III. Halo</text:p>
            <text:p>  catalogs, merger trees, and host-subhalo rel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optical/near-infrared data on GRB afterglows in the</text:p>
            <text:p>  pre-Swift era. I. Light curve informa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alactic O-Star Catalo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ScI, USA;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IT binary black hole simulations catalo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RG-RI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econdary Standards programme for OmegaCAM at the VS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irst Fermi-LAT Catalog of Sources Above 10 Ge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pectroscopic Survey of the Fields of 28 Strong Gravitational Lenses:</text:p>
            <text:p>  The Redshift Catalo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Radio Catalog of Compact HII Regions in the Milky Way II. The 1.4</text:p>
            <text:p>  GHz Da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Cat, The Chandra Transmission Grating Catalog and Archive: Systems,</text:p>
            <text:p>  Design and Accessibilit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mithsonian Astrophysical Observator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tical Catalog of Galaxy Clusters Obtained from an Adaptive Matched</text:p>
            <text:p>  Filter Finder Applied to SDSS DR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ublic void catalog from the SDSS DR7 Galaxy Redshift Surveys based on</text:p>
            <text:p>  the watershed transfo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SE Catalog of Galactic HII Regio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ilation of optical polarization catalog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BE DIRBE Point Source Catalo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ast Tennessee State Universit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SS AGNs with X-ray Emission from ROSAT PSPC Pointed Observatio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K2-TESS Stellar Properties Catalo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actic Kinematics Derived from Data in the RAVE5, UCAC4, PPMXL, and</text:p>
            <text:p>  Gaia TGAS Catalog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ability Correction is Key for Robust Kepler Occurrence Rat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 Binaries in OGLE-I Databa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Warsaw University Observator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us catalog of short GRB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offe Physico-Technical Institute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er Motion Catalog From SDSS \intersect USNO-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axBCG Catalog of 13,823 Galaxy Clusters from the Sloan Digital Sky</text:p>
            <text:p>  Surv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the RC catalog sample in the region overlapping with the</text:p>
            <text:p>  regions of the FIRST and SDSS surveys: I. Identification of sources with the</text:p>
            <text:p>  VLSS, TXS, NVSS, FIRST, and GB6 catalo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r-UV Sources in the Hubble Ultra Deep Field: The Catal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he Catholic University of Americ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Quasar Properties from SDSS DR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on Verified Red Stars (MoVeRS): A Catalog of Proper Motion Selected</text:p>
            <text:p>  Low-mass Stars from WISE, SDSS, and 2MAS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Etudes in Astrophysics: Selection Functions for Mock</text:p>
            <text:p>  Cluster Catalog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alog of averaged magnetic phase curves of sta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undamental Plane in X-ray Binary Activity of External Galaxi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NO Bright Star Catalog, version 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yCats II: An Updated Catalog of NuSTAR Stray Light Observ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D: Catalog Extraction from Docume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smic Void Catalog of SDSS DR12 BOSS Galax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tical Catalog of Galaxy Clusters Obtained from an Adaptive Matched</text:p>
            <text:p>  Filter Finder Applied to SDSS DR9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EP2 Galaxy Redshift Survey: The Voronoi-Delaunay Method catalog of</text:p>
            <text:p>  galaxy group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PSF photometric catalog of the VVV survey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orthern Sky Optical Cluster Survey III: A Cluster Catalog Covering</text:p>
            <text:p>  Pi Steradia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ds in the SDSS DR9: observations, simulations, and the impact of the</text:p>
            <text:p>  survey ma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OODS-MUSIC sample: a multicolour catalog of near-IR selected</text:p>
            <text:p>  galaxies in the GOODS-South fiel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AF - Osservatorio Astronomico di Rom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en Catalog for Supernova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arvard ITC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ARI Infrared Camera Survey of the Large Magellanic Cloud. I. Point</text:p>
            <text:p>  Source Catalo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FF-DeepSpace Photometric Catalogs of the Twelve Hubble Frontier Fields,</text:p>
            <text:p>  Clusters and Parallels: Photometry, Photometric Redshifts, and Stellar Mass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alaxy Cluster Merger Catalog: An Online Repository of Mock</text:p>
            <text:p>  Observations from Simulated Galaxy Cluster Merg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hotometric Redshift Galaxy Catalog from the Red-Sequence Cluster</text:p>
            <text:p>  Surv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AC3: Astrometric Reduct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cking catalog sources in WMAP da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Updated Version of the Unified Radio Catalog: A Multi-Wavelength</text:p>
            <text:p>  Radio and Optical Catalog of Quasars and Radio Galax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irst U.S. Naval Observatory Robotic Astrometric Telescope Catalog</text:p>
            <text:p>  (URAT1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WorldCat Identities as an altmetric information source: A</text:p>
            <text:p>  library catalog analysis experiment in the field of Scientometric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SS Standard Star Catalog for Stripe 82: the Dawn of Industrial 1%</text:p>
            <text:p>  Optical Photomet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VLA-COSMOS Survey. IV. Deep Data and Joint Catalo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r Infrared Photometric properties of 130,000 Quasars: An SDSS-UKIDSS</text:p>
            <text:p>  matched catalo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SS DR7 White Dwarf Catalo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metric Selection of a Massive Galaxy Catalog with $z\geq0.55$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MU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band Probabilistic Cataloging: A Joint Fitting Approach to Point</text:p>
            <text:p>  Source Detection and Deblend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Data Release of the All-sky NOAO Source Catalo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Photometric Selection of Quasars from the Sloan Digital Sky</text:p>
            <text:p>  Survey: II. ~1,000,000 Quasars from Data Release Six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rexel Universit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 galactic nuclei catalog from the AKARI NEP Wide fiel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ptical Gravitational Lensing Experiment. The New Catalog of</text:p>
            <text:p>  Eclipsing Binary Stars in the Small Magellanic Clo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and Atlas of Cataclysmic Variables: The Final Edi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ScI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alactic O Star Catalog V.2.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Local E+A(post-starburst) Galaxies selected from the Sloan</text:p>
            <text:p>  Digital Sky Survey Data Release 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AS/Jax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n Optimal Census of the Solar Neighborhood with Pan-STARRS</text:p>
            <text:p> 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Astrophysical Neutrino Candidates for IceCub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or the IceCube Collaboration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 to Automatically Determine the Quality of Open Data Catalog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o-Optical Reference Catalog, version 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Very Isolated Galaxies from the SDSS Data Release 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ence Image Analysis of the OGLE-II Bulge Data. III. Catalog of</text:p>
            <text:p>  200,000 Candidate Variable Star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rinceton University Observator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onal databases for data management in PHENIX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AN-600 7.6-cm Deep Sky Strip Surveys at the Declination of the SS433</text:p>
            <text:p>  Source During the 1980-1999 Period. Data Reduction and the Catalog of Radio</text:p>
            <text:p>  Sources in the Right-Ascension Interval 7h &lt; R.A. &lt; 17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elf-Calibrating Halo-Based Group Finder: Application to SDS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Catalog of Asymptotic Giant Branch Stars in Our Galax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nt Object Detection in Multi-Epoch Observations via Catalog Data</text:p>
            <text:p>  Fus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YU-VAGC: a galaxy catalog based on new public survey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ublic Ks-selected Catalog in the COSMOS/UltraVISTA Field: Photometry,</text:p>
            <text:p>  Photometric Redshifts and Stellar Population Paramete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ecision Multi-Band Two-Epoch Photometric Catalog of 44 Million</text:p>
            <text:p>  Sources in the Northern Sky from Combination of the USNO-B and Sloan Digital</text:p>
            <text:p>  Sky Survey Catalog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structing the ZOA from Galaxy Peculiar Velociti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All-Sky Catalog of Stars with Large Proper Moti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ll-sky Atlas of Radio/X-ray Associatio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GALEX Ultraviolet Emission from Spectroscopically Confirmed</text:p>
            <text:p>  M Dwarf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irst MAXI/SSC Catalog of X-ray Sources in 0.7--7.0~ke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ue Straggler Star Populations in Globular Clusters: II. Proper-Motion</text:p>
            <text:p>  Cleaned HST Catalogs of BSSs in 38 Galactic GC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A-PUC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aia-WISE Extragalactic Astrometric Catalo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variate analysis of cosmic void characteris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 on graviton mass using stacked galaxy cluster catalogs from</text:p>
            <text:p>  SPT-SZ, Planck-SZ and SDSS-redMaPP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thquake catalog-based machine learning identification of laboratory</text:p>
            <text:p>  fault states and the effects of magnitude of completenes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nt, high proper motion star candidates selected from the SDSS and PS1</text:p>
            <text:p>  catalog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I regions in the CALIFA survey: I. Catalog present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o Counterpart Candidates to 4FGL-DR2 Unassociated Sourc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for High-Energy Neutrino Emission from Radio-Bright AG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alog of One-side Head-Tail Galaxies in the FIRST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 void catalogs of the SDSS DR7 main sampl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Visually Classified Spectroscopic Object Catalog for SDSS-IV MaNG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ubaru/XMM-Newton Deep Survey (SXDS) - II. Optical Imaging and</text:p>
            <text:p>  Photometric Catalog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loan Digital Sky Survey Quasar Catalog I. Early Data Relea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: A new method for the detection of galaxy clusters based on CFHTLS</text:p>
            <text:p>  multicolor imag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UVic, Victoria, Canad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Data Lineage to Infer Logical Relationships between</text:p>
            <text:p>  Astronomical Catalog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mi Large Area Telescope Fourth Source Catalo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Quasar Properties from Sloan Digital Sky Survey Data</text:p>
            <text:p>  Release 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sation of earthquake location distributions: Optimal spatial</text:p>
            <text:p>  information encoding and application to multifractal analysis of South</text:p>
            <text:p>  Californian seismicit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ia, the Gaia-unWISE Quasar Catalog: An All-Sky Spectroscopic Quasar</text:p>
            <text:p>  Sampl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ubble Space Telescope Catalog of 449 Galaxies Seen Through the Disk</text:p>
            <text:p>  of M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ation of Music Catalog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on and estimation of spacecraft maneuvers for catalog maintena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dded Spectroscopic Stellar Parameters and Abundances from the LAMOST</text:p>
            <text:p>  Low Resolution Surv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variable stars in the Kepler field of view found in the</text:p>
            <text:p>  ASAS3-North da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automatically detected ring galaxy candidates in PanSTAR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aia early DR3 mock stellar catalog: Galactic prior and selection</text:p>
            <text:p>  fun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t Cluster Hunting II: A comparison of X-ray and optical cluster</text:p>
            <text:p>  detection techniques and catalogs from the ROX Surve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Reconstruction of Fault Networks from Seismicity Catalogs: 3D</text:p>
            <text:p>  Optimal Anisotropic Dynamic Cluster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IMPLE survey: observations, reduction, and catalo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 Nearby Galaxy Catalo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PFS Shear Estimator: Systematic Tests on the Hyper Suprime-Cam Survey</text:p>
            <text:p>  First Year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SXPS: A deep Swift X-ray Telescope point source catalog with light</text:p>
            <text:p>  curves and spect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MTable2023 and PolSpectra2023: standards for reporting polarization and</text:p>
            <text:p>  Faraday rotation measurements of radio sour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ikelihood function for the Gaia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YU, MPIA, Flatiron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 1 of the Hubble Source Catalo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ScI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aining f(Q) Cosmology with Standard Sire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 Driven Visualization of Astronomical Catalog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ed Geostationary Solar Energetic Particle Events Catalog: GSE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sing the sky through the ASI Science Data Centre Data Explorer Too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loan Digital Sky Survey Quasar Catalog IV. Fifth Data Releas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loan Digital Sky Survey Quasar Catalog: twelfth data releas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37-month MAXI/GSC source catalog in the high Galactic-latitude sk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ALEX Ultraviolet Virgo Cluster Survey (GUViCS) III. The Ultraviolet</text:p>
            <text:p>  Source Catalog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2 Ms Chandra Deep Field-North Survey and the 250 ks Extended Chandra</text:p>
            <text:p>  Deep Field-South Survey: Improved Point-Source Catalog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cal characterization of WISE selected blazar candidat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econd AGILE Catalog of Gamma-Ray Sourc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Candidate Intermediate-luminosity X-ray Object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HU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Catalog of Radio Compact HII Regions in the Milky Wa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Catalogs of Compact Radio Sources in the Galactic Plan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ractal Omori Law for Earthquake Triggering: New Tests on the</text:p>
            <text:p>  California, Japan and Worldwide Catalog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zing exoplanet transit searches around low-mass stars with</text:p>
            <text:p>  inclination constrain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llar Abundances in the Solar Neighborhood: The Hypatia Catalo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ing the small-scale structure in strongly lensed systems via</text:p>
            <text:p>  transdimensional infer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u*- and g-band Imaging of the Spitzer Space Telescope First Look</text:p>
            <text:p>  Survey Field : Observations and Source Catalog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ness-based masses of rich and famous galaxy clust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AF-OABrer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ipparcos-Gaia Catalog of Acceler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of Broad Absorption Line Quasars with a Convolutional</text:p>
            <text:p>  Neural Netwo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Timely: a Full-sky, Time-Domain unWISE Catalo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DELS: A full-sky X-ray selected galaxy cluster catalo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-consistent Combined HST, K-band, and Spitzer Photometric Catalogs</text:p>
            <text:p>  of the BUFFALO Survey Fie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ll Sky Automated Survey. A Catalog of almost 3900 variable star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gellanic Clouds Photometric Survey: The Small Magellanic Cloud</text:p>
            <text:p>  Stellar Catalog and Extinction Map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. of Arizon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xtragalactic Distance Database: All Digital HI Profile Catal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lanco Cosmology Survey: An Optically-Selected Galaxy Cluster</text:p>
            <text:p>  Catalog and a Public Release of Optical Data Produc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METRYPIPELINE: An Automated Pipeline for Calibrated Photome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 of membership and mean proper motion of open clusters from UCAC5</text:p>
            <text:p>  catalo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broad morphology of Pan-STARRS galaxies based on deep</text:p>
            <text:p> 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 on Testing the Isotropy of the Properties of Gamma-Ray Burs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bble Frontier Field Clusters and their Parallel Fields: Photometric</text:p>
            <text:p>  and Photometric Redshift Catalog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ptical Gravitational Lensing Experiment. Difference Image Analysis</text:p>
            <text:p>  of LMC and SMC data. The Catalo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ublic, K-Selected, Optical-to-Near-Infrared Catalog of the Extended</text:p>
            <text:p>  Chandra Deep Field South (ECDFS) from the MUltiwavelength Survey by</text:p>
            <text:p>  Yale-Chile (MUSYC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Management in Time-Domain Astronomy: Requirements and Challen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tWISE2020 Catalo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PL, USA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gating the Kinematics of Coronal Mass Ejections with the</text:p>
            <text:p>  Automated CORIMP Catalo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531 White Dwarf Candidates in the Local Galactic Halo from</text:p>
            <text:p>  Gaia Data Release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Kepler IRIS Catalog: Image subtraction light curves for 9,150 stars</text:p>
            <text:p>  in and around the open clusters NGC 6791 and NGC 68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mi Large Area Telescope First Source Catalo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handra Deep Field-South Survey: 4 Ms Source Catalog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ata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-- from local towards global and adaptiv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Dictionary Learning Meets Deep Learning: Deep Dictionary Learning</text:p>
            <text:p>  and Coding Network for Image Recognition with Limited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Stable Multilevel Dictionaries for Sparse Representatio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 Dictionary Learning in Sparse Representation Based Classifi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computationally efficient dictionaries and their implementation</text:p>
            <text:p>  as fast transfor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RIA - IRISA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with Convex Update (ROMD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nted Dictionaries: Efficient Functional Ordered Sets and Map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x Lower Bounds on Dictionary Learning for Tensor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Z-Compressed String Dictiona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Micro-Dictionary Learning and Coding Netwo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ual Dictionary Induction for Bantu Langua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matching in a strea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with BLOTLESS Updat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Invariant Subspaces of Koopman Operators--Part 2: Heterogeneous</text:p>
            <text:p>  Dictionary Mixing to Approximate Subspace Invaria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relation and Class Based Block Formation for Improved Structured</text:p>
            <text:p>  Dictionary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T1 and T2 Mapping with Tiny Dictionaries and Subspace-Constrained</text:p>
            <text:p>  Reconstru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-negative representation based discriminative dictionary learning for</text:p>
            <text:p>  face recogni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-biasing Distantly Supervised Named Entity Recognition via Causal</text:p>
            <text:p>  Interven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Orthogonal Dictionary Learning Based on Frank-Wolfe Metho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parametric dictionaries for graph signal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a collaborative multiscale dictionary based on robust empirical</text:p>
            <text:p>  mode decomposi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ing Incoherent Dictionaries for Compressed Sensing: Algorithm</text:p>
            <text:p>  Comparis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over Distributed Model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riminative Dictionary Learning based on Statistical Metho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with Almost Sure Error Constrain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Seismic Data Denoising and Interpolation with Double-Sparsity</text:p>
            <text:p>  Dictionary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greedy algorithms for dictionary selection with generalized</text:p>
            <text:p>  sparsity constrain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ctionary-based Approach to Racism Detection in Dutch Social Med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o, Love, and God: Making Sense of Urban Dictionary, a Crowd-Sourced</text:p>
            <text:p>  Online Dictiona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cidence Geometry approach to Dictionary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Invariance of Dictionary Learning and Sparse Representation to</text:p>
            <text:p>  Projecting Data to a Discriminative Spa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riminative Bayesian Dictionary Learning for Classif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2D Dictionary Matching in Small Spac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: Lossless Data Compresso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x Lower Bounds for Kronecker-Structured Dictionary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chastic Learning of Multi-Instance Dictionary for Earth Mover's</text:p>
            <text:p>  Distance based Histogram Comparis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of Chinese Handwritten Numbers with Labeled Projective</text:p>
            <text:p>  Dictionary Pair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blind Hyperspectral Unmixing in the Presence of Spectral Library</text:p>
            <text:p>  Mismatch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jorization Minimization Technique for Optimally Solving Deep</text:p>
            <text:p>  Dictionary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ghted Hierarchical Sparse Representation for Hyperspectral Target</text:p>
            <text:p>  Dete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ultilingual on-line Dictionary of Astronomical Concept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Size of the Online Kernel Sparsification Dictionar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DSIA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-based Tensor Canonical Polyadic Decomposi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Dictionaries without QRA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Multi-Domain Dictionary Learning with GA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Using Rank-One Atomic Decomposition (ROAD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Dictionaries with Bounded Self-Coherenc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Deep Analysis Dictionaries for Image Super-Resolu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metric Sparse Coding in Wasserstein Spa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variate Temporal Dictionary Learning for EE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Projection and Dictionary Learning using Low-rank Regularization</text:p>
            <text:p>  and Graph Constrain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ssed Dictionary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uniqueness and stability of dictionaries for sparse</text:p>
            <text:p>  representation of noisy signa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Mixtures of Separable Dictionaries for Tensor Data: Analysis</text:p>
            <text:p>  and Algorith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Optimality in Separable Dictionary Learning with Applications to</text:p>
            <text:p>  the Analysis of Diffusion M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cale Geometric Methods for Data Sets II: Geometric</text:p>
            <text:p>  Multi-Resolution Analysi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 on the Greedy Parsing Optimality for Dictionary-Based Text</text:p>
            <text:p>  Compress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plit-and-Merge Dictionary Learning Algorithm for Sparse</text:p>
            <text:p>  Represent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n Transfer Multi-Instance Dictionary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Using Rank-One Projection (ROP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ability of Kronecker-structured Dictionaries for Tensor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eme-to-Phoneme Transformer Model for Transfer Learning Dialec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ed Time Warping Invariant Dictionary Learning for Time Series</text:p>
            <text:p>  Classification and Cluster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tronomical Image Denoising Using Dictionary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um of Outer Products Dictionary Learning (SOUP-DIL) and Its</text:p>
            <text:p>  Application to Inverse Probl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genesis-Inspired Dictionary Learning: Online Model Adaption in a</text:p>
            <text:p>  Changing Worl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DL: Provable Online Dictionary Learning and Sparse Cod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Optimization for Block-Sparse Representat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Nonparametric Dictionary Learning for Compressed Sensing MR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-lingual Transfer for Text Classification with Dictionary-based</text:p>
            <text:p>  Heterogeneous Grap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 visual dictionaries generalizable?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gence analysis of kernel LMS algorithm with pre-tuned dictionar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Sample Complexity of Sparse Dictionary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e Bayesian Dictionary Learning with a Gaussian Hierarchical Mod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Update for NMF-based Voice Conversion Using an</text:p>
            <text:p>  Encoder-Decoder Networ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lete characterization of optimal dictionaries for least squares</text:p>
            <text:p>  represent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ed Dictionary Matching under Substring Consistent Equivalence</text:p>
            <text:p>  Rel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ensor-Based Dictionary Learning Approach to Tomographic Image</text:p>
            <text:p>  Reconstruc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Sensing Matrix and Sparsifying Dictionary Optimization for Tensor</text:p>
            <text:p>  Compressive Sens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Discriminative Multilevel Structured Dictionaries for</text:p>
            <text:p>  Supervised Image Classif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Mind Dictionary: An Open-Source Online Dictiona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 Invariant Dictionary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entralized Complete Dictionary Learning via $\ell^{4}$-Norm</text:p>
            <text:p>  Maxim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struction of Compressively Sensed Images using Convex Tikhonov</text:p>
            <text:p>  Sparse Dictionary Learning and Adaptive Spectral Filte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struction of Delay Differential Equation via Learning Parameterized</text:p>
            <text:p>  Dictiona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vel Approach to Compress Centralized Text Data using Indexed</text:p>
            <text:p>  Diction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translation using a bilingual dictionary and n-gram data: A case</text:p>
            <text:p>  study from Vietnamese to Englis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ree-based Dictionary Learning Framewo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Path-Decomposed Tr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atorial rigidity of Incidence systems and Application to</text:p>
            <text:p>  Dictionary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-Domain Visual Recognition via Domain Adaptive Dictionary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ing GEMS: Multi-Scale Dictionaries for High-Dimensional Graph</text:p>
            <text:p>  Signa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-negative Tensor Patch Dictionary Approaches for Image Compression</text:p>
            <text:p>  and Deblurring Applic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approach to monitoring of wind turbine drivetrain</text:p>
            <text:p>  bearing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ing Data Helps: On the Benefits of Masking for Sparse Cod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DDLE: Proximal Algorithm for Dual Dictionaries LEarn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GPU Implementation for Single Block Orthogonal Dictionary</text:p>
            <text:p> 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Dictionaries for Zero-Shot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ized LU decomposition: An Algorithm for Dictionaries Construc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-rank and Adaptive Sparse Signal (LASSI) Models for Highly</text:p>
            <text:p>  Accelerated Dynamic Imag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ual Sparse Decomposition Method for Image Denois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velet Based Dictionaries for Piecewise Dimensionality Reduction of ECG</text:p>
            <text:p>  Signa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ulse Denoising From Hyper-Spectral Images: A Blind Compressed Sensing</text:p>
            <text:p>  Approa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and Parallel Separable Dictionary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Dictionary Learning with Sparseness-Enforcing Projec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nelized Supervised Dictionary Learn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y-Dynamic Space-Efficient Dictionaries and Filters with Constant</text:p>
            <text:p>  Number of Memory Access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ty Constrained Analysis Dictionary Learning via K-SVD Algorith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gence of alternating minimisation algorithms for dictionary</text:p>
            <text:p> 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Discriminative Dictionary Learning for Image Classification Based</text:p>
            <text:p>  on Block-Coordinate Descent Metho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odal Task-Driven Dictionary Learning for Image Classif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ll Uncolored and Colored Choice Dictionar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Chall: Addressing Password Guessing Attack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Computational Intractability of Exact and Approximate Dictionary</text:p>
            <text:p> 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nel Task-Driven Dictionary Learning for Hyperspectral Image</text:p>
            <text:p>  Classif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Strategies for Compressed Fiber Sensing Using a</text:p>
            <text:p>  Probabilistic Sparse Mod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-label Suppression: A Discriminative and Fast Dictionary Learning</text:p>
            <text:p>  with Group Regulariz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ow-rank Tensor Dictionary Learning Method for Multi-spectral Images</text:p>
            <text:p>  Denois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 for Monolingual and Cross-Lingual Reverse Dictiona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ssive hyperspectral imaging via adaptive sampling and dictionary</text:p>
            <text:p> 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ave losses for robust dictionary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channel Reverse Dictionary Mod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based dictionary learning and tomographic image</text:p>
            <text:p>  reconstru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-NMT: Bilingual Dictionary based NMT for Extremely Low Resource</text:p>
            <text:p>  Languag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Alternating Minimization Provably Solves Complete Dictionary</text:p>
            <text:p> 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-Assisted Supervised Contrastive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olving Dictionary Representation for Few-shot Class-incremental</text:p>
            <text:p> 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under global sparsity constrai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upervised domain adaption dictionary learning for visual recogni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-supervised Dictionary Learning Based on Hilbert-Schmidt</text:p>
            <text:p>  Independence Criter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kly-supervised Dictionary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L-QALAS: Self-Supervised Learning for Rapid Multiparameter Estimation</text:p>
            <text:p>  in Quantitative MRI Using 3D-QALA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ed Adaptive Dictionary Learning via Domain Shift Minimiz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entropy-bounded string dictionary look-up with mismatch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ising and Completion of 3D Data via Multidimensional Dictionary</text:p>
            <text:p> 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ed Dictionary Learning for Classifi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modal Sparse Bayesian Dictionary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K: Structured Dictionary Learning Through Rank-one Tensor Recove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llel Learning of Koopman Eigenfunctions and Invariant Subspaces For</text:p>
            <text:p>  Accurate Long-Term Predi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ssian Process Convolutional Dictionary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Dictionary based Data Represent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ve dictionary based approach for background noise and speaker</text:p>
            <text:p>  classification and subsequent source separ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ded dynamic mode decomposition with dictionary learning: a</text:p>
            <text:p>  data-driven adaptive spectral decomposition of the Koopman operato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ly Learning Structured Analysis Discriminative Dictionary and</text:p>
            <text:p>  Analysis Multiclass Classifi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Algorithms for Learning Incoherent and Overcomplete Dictiona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tial-Aware Dictionary Learning for Hyperspectral Image Class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Dictionary Learning via Very Sparse Random Projectio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e-Aware Classification using Supervised Dictionary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DL: Dynamic Label Dictionary Learning via Hypergraph Regulariz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nergy-Efficient Compressive Sensing Framework Incorporating Online</text:p>
            <text:p>  Dictionary Learning for Long-term Wireless Health Monitor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Orthonormal Sparsifying Transforms Based on Householder Reflecto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timal Choice Dictiona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nel Transform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under Symmetries via Group Representa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lative information approach to financial time series analysis using</text:p>
            <text:p>  binary $N$-grams dictiona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r handling of clinical concepts in R with clinconcep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on of FuzzyFind Dictionary using Golay Coding Transformation</text:p>
            <text:p>  for Searching Applicatio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che-Oblivious Implicit Predecessor Dictionaries with the Working Set</text:p>
            <text:p>  Propert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lets: Dictionary Learning in High Dimens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ulti-class structured dictionary learning method using discriminant</text:p>
            <text:p>  atom sele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Convolutional Dictionary Learning off the Gri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ind Compressed Sensing Over a Structured Union of Subspac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Integration using 3D Morphable Face Models for Pose-invariant</text:p>
            <text:p>  Collaborative-representation-based Classif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sserstein Dictionaries of Persistence Diagra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for Deblurring and Digital Zoo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dictionary learning for kernel LMS. Analysis and forward-backward</text:p>
            <text:p>  splitting algorith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Learning Sparsely Used Dictionaries from Incomplete Samp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query/update tradeoffs in versioned dictionari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of gravitational-wave glitches via dictionary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tly Supervised Named Entity Recognition using Positive-Unlabeled</text:p>
            <text:p> 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Learning Sparsely Used Dictionaries with Arbitrary Suppor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ed Sparsity Thresholds Through Dictionary Splitti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Deep Analysis Dictionaries -- Part II: Convolutional</text:p>
            <text:p>  Dictiona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ing Distinct Patterns in Internal Dictionary Mat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iting Similarities among Languages for Machine Transl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rporating Bilingual Dictionaries for Low Resource Semi-Supervised</text:p>
            <text:p>  Neural Machine Transl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nel Density Estimation by Stagewise Algorithm with a Simple</text:p>
            <text:p>  Dictiona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ble and Interpretable Unrolled Dictionary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ssed Sensing with Coherent and Redundant Dictionari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obabilistic Framework for Discriminative Dictionary Lear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tter-Adaptive Dictionary Learning - Application to Multi-Trial</text:p>
            <text:p>  Neuroelectric Signa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Generic Framework for the Development of Unicode Based Digital</text:p>
            <text:p>  Sindhi Dictiona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àMot project: conversion of a French-Khmer published dictionary for</text:p>
            <text:p>  building a multilingual lexical syste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3D Liver Segmentation Using Sparse Representation of Global</text:p>
            <text:p>  and Local Image Information via Level Set Formul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-scale predictive dictiona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-expressive Dictionary Learning for Dynamic 3D Reconstru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ressed Sampling and Dictionary Learning Framework for WDM-Based</text:p>
            <text:p>  Distributed Fiber Sens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dging Neural Machine Translation and Bilingual Dictiona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ising Poisson Phaseless Measurements via Orthogonal Dictionary</text:p>
            <text:p> 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pled Dictionary Learning for Multi-contrast MRI Reconstru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ty Constraint Dictionary Learning with Support Vector for Pattern</text:p>
            <text:p>  Classif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semble Sparse Models for Image Analysi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Sparsity in Kernel Adaptive Filters Using a Unit-Norm</text:p>
            <text:p>  Dictiona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ctionary Based Generalization of Robust P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ctionary-Based Generalization of Robust PCA with Applications to</text:p>
            <text:p>  Target Localization in Hyperspectral Imag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w-Sparse Discriminative Deep Dictionary Learning for Hyperspectral</text:p>
            <text:p>  Image Classific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olution for the Greedy Approximation of a Step Function with a</text:p>
            <text:p>  Waveform Dictiona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Multi-class Dictionaries Learning with Geometrical Directions in</text:p>
            <text:p>  MRI Reconstruc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ising of gravitational wave signals via dictionary learning</text:p>
            <text:p>  algorith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Fast Sparsifying Transfor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Block-Diagonal Locality-Constrained Projective Dictionary</text:p>
            <text:p> 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ing Autism Spectrum Disorder Functional Networks from RS-FMRI Data</text:p>
            <text:p>  using Group ICA and Dictionary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very of Coherent Data via Low-Rank Dictionary Pursui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ting abbreviations using Google Books libr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vised Convolutional Sparse Cod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Multiplication-free Linear Transform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tional Brain Networks Discovery Using Dictionary Learning with</text:p>
            <text:p>  Correlated Sparsit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Fast Alternating Minimization for Structured Dictionary</text:p>
            <text:p> 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lustering Analysis of Tweet Length and its Relation to Senti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parse Coding using Hierarchical Riemannian Pursui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um of Outer Products Dictionary Learning (SOUP-DIL) - The</text:p>
            <text:p>  $\ell_0$ Metho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ugmented Linear Mixing Model to Address Spectral Variability for</text:p>
            <text:p>  Hyperspectral Unmix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Practices for Learning Domain-Specific Cross-Lingual Embedding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-specific Dictionary Learning-based Low-dose Thoracic CT</text:p>
            <text:p>  Reconstru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e Dictionary Learning via $\ell^4$-Norm Maximization over the</text:p>
            <text:p>  Orthogonal Grou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ing Dynamic Mode Decomposition: Balancing Accuracy and</text:p>
            <text:p>  Expressiveness in Koopman Approxim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nvex model for non-negative matrix factorization and dimensionality</text:p>
            <text:p>  reduction on physical spa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can dictionary learning uniquely recover sparse data from</text:p>
            <text:p>  subsamples?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saicing and Superresolution for Color Filter Array via Residual</text:p>
            <text:p>  Image Reconstruction and Sparse Represent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PEL: Extracting Neurons from Calcium Imaging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cale Dictionary Learning: Non-Asymptotic Bounds and Robustnes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Matching with One G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le-and Dictionary-based Solution for Variations in Written Arabic</text:p>
            <text:p>  Names in Social Networks, Big Data, Accounting Systems and Large Databas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er Orientation Estimation Guided by a Deep Networ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riminative Local Sparse Representation by Robust Adaptive Dictionary</text:p>
            <text:p>  Pair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G Beats Fast Classification Base on Sparse Dictiona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wiss German Dictionary: Variation in Speech and Wri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niversity of Zurich: URPP Language and Space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ID-19 Time-series Prediction by Joint Dictionary Learning and Online</text:p>
            <text:p>  NM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negative-Constrained Joint Collaborative Representation with Union</text:p>
            <text:p>  Dictionary for Hyperspectral Anomaly Dete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for the Almost-Linear Sparsity Regi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 performance of the sparsest approximation using a general</text:p>
            <text:p>  dictionar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GA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ed Compressed String Dictionar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mannian Dictionary Learning and Sparse Coding for Positive Definite</text:p>
            <text:p>  Matric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dent Kernel Sparse Coding and Dictionary Learn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ssed String Dictionari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ineering Small Space Dictionary Match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ized Compression Dictionary Distance as Universal Similarity</text:p>
            <text:p>  Measu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or-Dictionary Learning with Deep Kruskal-Factor Analys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resolution Representations for Piecewise-Smooth Signals on Graph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l Dictionary Match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r image despeckling based on nonlocal similarity sparse decomposi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Reconstruction Risk of Convolutional Sparse Dictionary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ising Dictionary Learning Against Adversarial Perturb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FTag: A Scalable Visual Fiducial System with Low Spatial Frequenc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oral Forward-Backward Consistency, Not Residual Error, Measures the</text:p>
            <text:p>  Prediction Accuracy of Extended Dynamic Mode Decomposi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timal Bloom Filter Replacement Based on Matrix Solvi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Local Correctness of L^1 Minimization for Dictionary Lear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Better Encoding for Approximate Nearest Neighbor Search with</text:p>
            <text:p>  Dictionary Anneal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thquake Detection in 1-D Time Series Data with Feature Selection and</text:p>
            <text:p>  Dictionary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, compact and robust approximate string dictionar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construction method for binary limited-data tomography using a</text:p>
            <text:p>  dictionary-based sparse shape recove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ization of Clustering for Clustering-based Image Denois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y-Sensitive Dictionary Learning for Unsupervised Diagnostics of</text:p>
            <text:p>  Solid Me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 $K$-Mea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Representation and Compression Using Linear-Programming</text:p>
            <text:p>  Approximatio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F-ZOOM: A Fast Dictionary Searching Algorithm for Magnetic Resonance</text:p>
            <text:p>  Fingerprint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and Second Order Methods for Online Convolutional Dictionary</text:p>
            <text:p> 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spatially-correlated temporal dictionaries for calcium imag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MNER: Headword Amplified Multi-span Distantly Supervised Method for</text:p>
            <text:p>  Domain Specific Named Entity Recogni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Graph Dictionary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-based Low-Rank Approximations and the Mixed Sparse Coding</text:p>
            <text:p>  proble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Results of Energy Disaggregation with Behind-the-Meter Solar</text:p>
            <text:p>  Gene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Source Domain Adaptation through Dataset Dictionary Learning in</text:p>
            <text:p>  Wasserstein Spa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-Deep Simplex: Deep Manifold Learning via Local Dictionar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ardizing Paediatric Clinical Data: The Development of the</text:p>
            <text:p>  conect4children (c4c) Cross Cutting Paediatric Data Dictionar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Dissipativity Analysis of Linear Parameter-Varying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k-Driven Dictionary Learn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RIA Paris - Rocquencourt, LIENS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udy on Clustering for Clustering Based Image De-Nois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D-EDMD: Analytical Construction for Dictionaries of Lifting Functions</text:p>
            <text:p>  in Koopman Operator-based Nonlinear Robotic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or-bounded Approximate Time Series Joins using Compact Dictionary</text:p>
            <text:p>  Representations of Time Seri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to Optimal Compression of Genomic Dictionaries, with or without</text:p>
            <text:p>  Random Access in Main Memo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 K-SVD: A Collaborative Dictionary Learning Algorithm for Big,</text:p>
            <text:p>  Distributed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based methods for information extrac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tatistical Inefficiency of Sparse Coding for Images (or, One Gabor</text:p>
            <text:p>  to Rule them All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e Image Representation with Epitom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RIA Paris - Rocquencourt, LIENS, INRIA Paris - Rocquencour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 on RIP-based Co-sparse Analys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ast HRRP Synthesis Algorithm with Sensing Dictionary in GTD Mod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and Sparse Coding on Grassmann Manifolds: An</text:p>
            <text:p>  Extrinsic Solu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hancing Dictionary Based Preprocessing For Better Text Compress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of sound speed profil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e Signal Subspace Decomposition Based on Adaptive Over-complete</text:p>
            <text:p>  Diction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Convolutional Sparse Coding with Sample-Dependent Dictiona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ke Sorting by Convolutional Dictionary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Learning Phase Retrieval from Noisy Diffraction Patter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gradient Descent Learns Orthogonal Dictionar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-Partitioned Bloom Filte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-supervised dictionary learning with graph regularization and active</text:p>
            <text:p>  poin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ing dictionary matching with mismatch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Named Entity Tagger using Domain-Specific Dictiona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rse Recovery and Dictionary Learning from Nonlinear Compressive</text:p>
            <text:p>  Measuremen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es in Microsoft SQL Serv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Co-Sparse Coding for Energy Disaggreg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e Dictionary Learning via $\ell_p$-norm Maximiz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ise-Robust Adaptation Control for Supervised Acoustic System</text:p>
            <text:p>  Identification Exploiting A Noise Dictionar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ind Primed Supervised (BLIPS) Learning for MR Image Reconstru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 K-SVD for Image Denois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imating Joint Probability Distribution With Low-Rank Tensor</text:p>
            <text:p>  Decomposition, Radon Transforms and Dictionari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nstrained-Dictionary version of LZ78 asymptotically achieves the</text:p>
            <text:p>  Finite-State Compressibility for any Individual Sequence with a Distortion</text:p>
            <text:p>  measu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al Inference of a canonical dictionary of protein substructural</text:p>
            <text:p>  fragm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\ell_1$-K-SVD: A Robust Dictionary Learning Algorithm With Simultaneous</text:p>
            <text:p>  Updat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Dictio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: Fine-grained Lineage at Interactive Spee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ge EM Algorithm for Inferring Latent States from Cellular Lineage</text:p>
            <text:p>  Tre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Lineage Reconstruction from High-Dimensional Single-Cell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arge deviation principle linking lineage statistics to fitness in</text:p>
            <text:p>  microbial popul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Programming for Malware Analys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al Lineage Trac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ing Cells and their Lineages via Labeled Random Finite Se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ates of Mutant Lineages and the Distribution of Fitness Effects of</text:p>
            <text:p>  Beneficial Mutations in Laboratory Budding Yeast Population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tical cell size distribution: lineage-population bias and parameter</text:p>
            <text:p>  infere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lineage statistics with incomplete population tre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Line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ark Matter Profiles in the Milky Wa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Fake Profiles in Linked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te on Temperature Profiles of rich Clusters of Galaxi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AF-OA Brera, I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do they know about me? Contents and Concerns of Online Behavioral</text:p>
            <text:p>  Profil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 Your Cybercriminal: Evaluating Attacker Preferences by Measuring</text:p>
            <text:p>  Profile Sales on an Active, Leading Criminal Market for User Impersonation at</text:p>
            <text:p>  Scal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Sampling and Profiling over Big Data (Technical Report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sis of High-Resolution Load Profiles with Minimal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iner Profiler: Profiling Resource Utilization of Containerized Big</text:p>
            <text:p>  Data Pipelin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 profiling for determining pluripotent genes in a time course</text:p>
            <text:p>  microarray experime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ntration profiles for fine and coarse sediments suspended by waves</text:p>
            <text:p>  over ripples: An analytical study with the 1-DV gradient diffusion mod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BI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on-sky results of the CO-SLIDAR Cn2 profil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isation Electromagnetique in-Situ De Sols En Bande L.</text:p>
            <text:p>  Application a L'Identification De Profils Geologiqu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MS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eling Waves for Conservation Laws with Nonlocal Flux for Traffic</text:p>
            <text:p>  Flow on Rough Roa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tion of Automatic and Realistic Artificial Profi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eter: A Fast and Energy-Efficient Food Profiler using</text:p>
            <text:p>  Hyperdimensional Computing in Memor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ing filaments: comparing near-infrared extinction and</text:p>
            <text:p>  submillimetre data in TMC-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HI Properties of Galaxies via Super-profile Analy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ular velocity profiles of dark matter halo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AP, MPA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sentative optical turbulence profiles for ESO Paranal by</text:p>
            <text:p>  hierarchical cluste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ized Load Profiles Synthesis for Electricity Customers Based on</text:p>
            <text:p>  Conditional Diffusion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cation of Pediatric Sepsis Subphenotypes for Enhanced Machine</text:p>
            <text:p>  Learning Predictive Performance: A Latent Profile Analys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Community Detection to Community Profi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Unreported-Profile-is-Negative Assumption for Predictive</text:p>
            <text:p>  Cheminforma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eak into Devil's Colony- A study of Fake Profiles in Online Social</text:p>
            <text:p>  Networks and the Cyber La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d or Alive: Continuous Data Profiling for Interactive Data Sc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ethod to construct refracting profil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 Popularity in a Business-oriented Online Social Networ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es of DNA Sequence Profiles for Practical Values of Read Length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NeII] emission line profiles from photoevaporative disc wind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ty-based Profiling for Energy Harvesting Estim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endence of Galaxy Shape on Environment in the Sloan Digital Sky</text:p>
            <text:p>  Surv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H-VLT: The inner slope of the MACS J1206.2-0847 mass density profil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ar Magnetic Fields Profile: A Natural Consequence of RSFP Scenari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matter distribution in dwarf spheroidal galaxie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hasic profiles for voltage-dependent K+ channels: Reanalysis of</text:p>
            <text:p>  data of MacKinnon and cowork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'Perfectly' curvilinear profiles for binding as determined by ITC may in</text:p>
            <text:p>  fact be multiphas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 of axisymmetric mass models for dwarf spheroidal galaxies on</text:p>
            <text:p>  indirect dark matter search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B Cell Receptor Substitution Profiles Using Public Repertoire</text:p>
            <text:p> 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 Matching for the Generalization and Personalization of Causal</text:p>
            <text:p>  Inferenc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-Kernel likelihood inference with diverging number of parame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axy cluster outskirts: a universal entropy profile for relaxed</text:p>
            <text:p>  clusters?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hape of broad-line profiles in AG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Analytic Galactic Luminosity Profile Func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-charge distortion of transverse profiles measured by</text:p>
            <text:p>  electron-based Ionization Profile Monitors and correction metho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ID-19 infectivity profile corre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Near Universal Time Series Data Mining Tool: Introducing the</text:p>
            <text:p>  Matrix Prof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ation of the pre-stellar core L1689B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CL; DIAS Ireland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mproved deprojection and PSF-deconvolution technique for</text:p>
            <text:p>  galaxy-cluster X-ray surface-brightness profile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llar Density Profiles of Dwarf Spheroidal Galaxi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alactic Isotropic $γ$-ray Background and Implications for Dark</text:p>
            <text:p>  Matt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Synthetic Speaker Profiles in Text-to-Speech Syste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on rail profiles match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ite Gap Conditions and Small Dispersion Asymptotics for the Classical</text:p>
            <text:p>  Periodic Benjamin-Ono Equ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 Profile-Driven Data Warehouse Summary for Adaptive OLAP Que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Modeling Profiles instead of Valu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Profile Measurements During Heat Treatment of BSCCO 2212</text:p>
            <text:p>  Coil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face Brightness Profiles of Seyfert Galax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ular extinction profiles of solutions to some fast diffusion</text:p>
            <text:p>  equ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 Gradients and Surface Brightness Profiles of Galaxies in the</text:p>
            <text:p>  Hubble Deep Field-Nort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ange of Jupiter's flow structures fitting the Juno asymmetric</text:p>
            <text:p>  gravity measuremen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 resolution optimized sputter depth profiling of a polycrystalline</text:p>
            <text:p>  Al lay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rehensive analysis using 9 dark matter halo models on the spiral</text:p>
            <text:p>  galaxy NGC 432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s of Stratigraphy on Response of Energy Pil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hasic profiles for the ion activities of NaBr and KB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e-specific Deep Learning Path Loss Models based on the Method of</text:p>
            <text:p>  Mome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uter Disks of Early-Type Galaxies. I. Surface-Brightness Profiles</text:p>
            <text:p>  of Barred Galaxi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-Planck-Institut fuer extraterrestrische Physik, Garching, Germany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mptotic Profiles for wave equations with strong damp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phenomenological and theoretical models of dark matter density</text:p>
            <text:p>  profiles with galaxy cluste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lat entropy profile at the outskirts of the Abell 2244 galaxy</text:p>
            <text:p>  cluste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nparametric Bayesian Methodology for Synthesizing Residential Solar</text:p>
            <text:p>  Generation and Demand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hasic pH profiles for the reaction of</text:p>
            <text:p>  tris-(hydroxymethyl)-aminomethane with phenyl este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in-based vehicle localization using an active suspension syst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entive-weighted Anomaly Detection for False Data Injection Attacks</text:p>
            <text:p>  Against Smart Meter Load Profil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shProfile: A Framework for Synthesizing Data Profil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 profiles and the geometric exploration of random objects through</text:p>
            <text:p>  optimal trans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enalized profile sampl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sation Des Effets De la Rugosite Sur L'Etude De L'Humidite Des</text:p>
            <text:p>  Sols Par Radiometrie Micro-Ondes. Application a la Mission Spatiale Smo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MS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component He I 10830 Å profiles in an active filame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e-Robust Face Recognition via Deep Residual Equivariant Mapp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SP: A Multi-lingual Multi-accent Dataset for Speaker Profil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 Guided Optimization without Profiles: A Machine Learning</text:p>
            <text:p>  Approac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Galaxy Mergers Have Distinctive Global HI Profil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 Optical Turbulence and Wind Profiles for Single Conjugate and</text:p>
            <text:p>  Extreme Adaptive Op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FGRS and SDSS Galaxy Group Density Profil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ATE, Observatorio Astronomico de Cordoba, Argentina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Profiler$ - A Fast and Versatile New Program for Decomposing Galaxy</text:p>
            <text:p>  Light Profil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rofiles of Bars in Spiral Galaxi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ax-Planck-Institut fuer extraterrestrische Physik, Garching, Germany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ray Measurements of the Gravitational Potential Profile in the Central</text:p>
            <text:p>  Region of the Abell 1060 Cluster of Galaxi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stitute of Space and Astronautical Science,Japan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 Stochasticity in PSR J1909-37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ing of time-course gene expression profiles using normal mixture</text:p>
            <text:p>  models with AR(1) random effec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variable screening for regression using factor profi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ations of the Universal Temperature Profile for Galaxy Cluster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vering the mass profile and orbit anisotropy of mock dwarf galaxies</text:p>
            <text:p>  with Schwarzschild model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al deconvolution with deep learning: removing the effects of</text:p>
            <text:p>  spectral PSF broade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segmentation of many aCGH profiles using fast group LAR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BIO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ve contribution of the magnetic field barrier and solar wind speed</text:p>
            <text:p>  in ICME-associated Forbush decreas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SP: Across-Stack Profiling and Analysis of Machine Learning Models on</text:p>
            <text:p>  GP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s from the SuperModel Analysis of the X-COP Galaxy Clusters Samp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rehensive Study of the Spectral Variation and the Brightness</text:p>
            <text:p>  Profile of Young Pulsar Wind Nebula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ark matter profile of the Milky Way inferred from its circular</text:p>
            <text:p>  velocity curv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Profiles from Different Accretion Engine Geometrie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Univ. of Rochester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entangling instrumental broadeni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odular technology of development of the CAD expansions: profiles of</text:p>
            <text:p>  outside networks of water supply and water dr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tative and Qualitative Study of Gaussian Beam Visualization</text:p>
            <text:p>  Technique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isolated dwarf galaxies: from cuspy to flat dark matter density</text:p>
            <text:p>  profiles and metallicity gradien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ity Profiles in Open Superdiffusive System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ing global ocean profiles according to temperature-salinity</text:p>
            <text:p>  structu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mptotic profiles of zero points of solutions to the heat equ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sation to Explain Personal Health Trends in Smart Hom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utionary Note on the Thermal Boundary Layer Similarity Scaling for</text:p>
            <text:p>  the Turbulent Boundary Lay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-flare Formation of the Accretion Stream and a Dip in Pulse Profiles</text:p>
            <text:p>  of LMC X-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tron star pulse profiles in scalar-tensor theories of grav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Model Predictions in the Outskirts of the Galaxy Cluster Zwicky</text:p>
            <text:p>  31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Social Profile Based Overlay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da-CDM and the WMAP power spectrum beam profile sensitivit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s for voltage-activated currents are multiphasic, not curviline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 of silicon oxynitride refractive-index profile retrieval using</text:p>
            <text:p>  optical characteriz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Binary Models are Promising for Distinguishing Temporally</text:p>
            <text:p>  Consistent Computer Usage Profil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 measurement of the galaxy cluster pressure profile with Planck and</text:p>
            <text:p>  SPT-SZ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2KG: Semantic Table Interpretation with Lightweight Semantic Profil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osoul: ethical profiling in the digital worl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bted households profiling: a knowledge discovery from database</text:p>
            <text:p>  approac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ient Profile Estimation Using Exponential Cubic Spline Smoothing in</text:p>
            <text:p>  a Bayesian Framewo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standardised strategy to collect and distribute application</text:p>
            <text:p>  software artifac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atures of transition region explosive events in hydrogen Ly-beta</text:p>
            <text:p>  profil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son of simulated longitudinal profiles of hadronic air showers</text:p>
            <text:p>  with MASS2 balloon dat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boratoire de Physique Nucleaire et des Hautes Energies, IN2P3-CNRS et Universites de Paris 6-7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Range Resolution Profiling in Missing Data Case: A New Approac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rse spectral theory for perturbed tor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ospheric ozone columns and ozone profiles for Kiev in 20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nstructing the radial velocity profile of cosmic voids with</text:p>
            <text:p>  kinematic Sunyaev-Zeldovich Effec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f-Darshan: Understanding Fine-grained I/O Performance in Machine</text:p>
            <text:p>  Learning Workload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nyaev-Zel'dovich-Measured Pressure Profiles from the Bolocam X-ray/SZ</text:p>
            <text:p>  Galaxy Cluster Samp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umstellar envelopes of semi-regular long-period variables: mass-loss</text:p>
            <text:p>  rate estimates and general model-fitting of the molecular ga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generation of 4D velocity profiles in the aneurysmal</text:p>
            <text:p>  ascending aor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aining f(R) gravity with PLANCK data on galaxy cluster profil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profile reconstruction of Euler-Bernoulli beams by means of an energy</text:p>
            <text:p>  based genetic algorith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reduction procedure for correction of geometrical factors in the</text:p>
            <text:p>  analysis of specular x-ray reflectivity of small samp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imation of temperature-dependent growth profiles for the assessment</text:p>
            <text:p>  of time of hatching in forensic entomolog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 Carlo modified profile likelihood in models for clustered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-Preserving Distributed Clustering for Electrical Load Profil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drock reconstruction from free surface data for unidirectional glacier</text:p>
            <text:p>  flow with basal sli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VI Surface Photometry of the Spiral Galaxy NGC 300 in the Sculptor</text:p>
            <text:p>  Grou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Korea Astronomy Observatory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ation of the Dark Matter profile from the EGRET excess of</text:p>
            <text:p>  diffuse Galactic gamma radia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iv. of Karlsruhe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es in surface-brightness profiles of LMC and SMC star clusters:</text:p>
            <text:p>  evidence of mergers?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Measuring Accurate 21-cm Line Profiles with the Robert C. Byrd Green</text:p>
            <text:p>  Bank Telescop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ation of the X-ray reflection emissivity profile of 1H 0707-4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sage in a Sealed Bottle: Privacy Preserving Friending in Social</text:p>
            <text:p>  Networ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sholded Multivariate Principal Component Analysis for Multi-channel</text:p>
            <text:p>  Profile Monitor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nomic information from Smart Meter: Nexus Between Demand Profile and</text:p>
            <text:p>  Electricity Retail Price Between Demand Profile and Electricity Retail Pri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mptotic stability of viscous shock profiles for the 1D compressible</text:p>
            <text:p>  Navier-Stokes-Korteweg system with boundary effec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ing personality/identity to a chatting machine for coherent</text:p>
            <text:p>  conversation gener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rofiling Machine: Active Generalization over Knowledg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mechanics at high redshift -- Modelling Damped Lyman-$α$</text:p>
            <text:p>  absorption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Do Users Change Their Profile Information on Twitter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ybrid Profile-Gradient Approach for the Estimation of Surface Flux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 liquid surface tension by fitting lying droplet profi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hool of Mechanical Engineering, Shanghai Jiao Tong University, Shanghai, PR China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E: A population-based approach to model spatial structure of</text:p>
            <text:p>  astronomical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ing segregation characteristics of industrially relevant granular</text:p>
            <text:p>  mixtures: Part I -- A continuum model approac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ospheric turbulence profiling with multi-aperture scintillation of a</text:p>
            <text:p>  Shack-Hartmann senso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ing Students and Inferring Skill Set Profiles with Skill</text:p>
            <text:p>  Hierarchi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profile regression for clustering analysis involving a</text:p>
            <text:p>  longitudinal response and explanatory variabl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 likelihoods for parameters in Gaussian geostatistical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ing for Systematics in Forward Modeling Sunyaev-Zeldovich Profil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omatic infrared bands as seen by ISO-SWS: probing the PAH mode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pendence of Galaxy Shape on Luminosity and Surface Brightness</text:p>
            <text:p>  Profi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tructural and scaling properties of nearby galaxy clusters: I - The</text:p>
            <text:p>  universal mass profi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alaxy halo formation in the absence of violent relaxation and a</text:p>
            <text:p>  universal density profile of the halo cent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ynamically Driven, Universal Thermal Profile of Galaxy Groups and</text:p>
            <text:p>  Cluste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d spectral lines of Keplerian rings orbiting in the regular</text:p>
            <text:p>  Bardeen black hole spacetim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to Reconstruct Crack Profiles for Eddy Current Nondestructive</text:p>
            <text:p>  Test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ling of functional profiles and explainable shape shifts detection:</text:p>
            <text:p>  An approach combining the notion of the Fréchet mean with the shape</text:p>
            <text:p>  invariant model}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ing the geometry and motion of AGN coronae through accretion disc</text:p>
            <text:p>  emissivity profil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al and magnetic investigation of the interfaces of</text:p>
            <text:p>  $\mathrm{Fe_3O_4/MgO(001)}$ with and without NiO interlay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eutsches Elektronen-Synchrotron DESY, Hamburg, Germany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ynamics-based density profile for dark haloes -- II. Fitting fun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-Oriented Contextual Scholar Profiling using Self-Citation Graph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ing a Temporal Bibliographic Data Set for Entity Resol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unyaev-Zel'dovich Array: Constraining a new pressure profile for</text:p>
            <text:p>  fitting SZE observations of galaxy clus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ye-2-I: Eye-tracking for just-in-time implicit user profil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CA-Based HVAC Load Disaggregation Method Using Smart Meter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ulating Data Access Profiles of Computational Jobs in Data Grid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ray exploration of the outskirts of the nearby Centaurus cluster using</text:p>
            <text:p>  Suzaku and Chand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son of theoretical and observed Ca~{\sc ii}~8542 Stokes profiles</text:p>
            <text:p>  in quiet regions at the centre of the solar dis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longitudinal study of the top 1% toxic Twitter profil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oming Threat of Fake and LLM-generated LinkedIn Profiles:</text:p>
            <text:p>  Challenges and Opportunities for Detection and Preven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M in LSB Galaxies: Toward the Optimal Halo Profi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ardiff University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ical Issues Regarding the Use of AI Profiling Services for</text:p>
            <text:p>  Recruiting: The Japanese Rikunabi Data Scand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clical Electromechanical Error Denial System Using Matrix Profi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niversal galaxy cluster pressure profile from a representative</text:p>
            <text:p>  sample of nearby systems (REXCESS) and the Y_SZ-M_500 rela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rvice d'Astrophysique CEA-Saclay, France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Far-UV Data of Central Stars of Planetary Nebulae:</text:p>
            <text:p>  Occurrence and Variability of Stellar Win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AA-CSIC, Spain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planetary Lyman $α$ line profiles: variations with solar</text:p>
            <text:p>  activity cycl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neak into the Devil's Colony - Fake Profiles in Online Social</text:p>
            <text:p> 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-cluster density profiles derived using a kernel estimat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 Slice Profile Estimation by Learning to Match Internal Patch</text:p>
            <text:p>  Distribu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oral profile of biphotons generated from a hot atomic vapor and</text:p>
            <text:p>  spectrum of electromagnetically induced transparenc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heterogeneity of urban expansion profiles in Europ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Simpler Data Does Not Imply Less Information: A Study of User</text:p>
            <text:p>  Profiling Scenarios with Constrained View of Mobile HTTP(S) Traffi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I&amp;M Procedure for Learning from Incomplete Da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use of machine learning algorithms in the measurement of stellar</text:p>
            <text:p>  magnetic fiel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havioral and Population Data Driven Distribution System Load Model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UMER Lyman-alpha line profile in quiescent prominenc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ulating Tariff Impact in Electrical Energy Consumption Profiles with</text:p>
            <text:p>  Conditional Variational Autoencode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of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ontext Informed Data Wrangl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onent-Based Approach to Traffic Data Wrangl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 Scraps: An Actionable Framework for Multi-Table Data Wrangling</text:p>
            <text:p>  From An Artifact Study of Computational Journalis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Assistants: A Framework for Semi-Automated Data Wrangl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graph: Interactive Network Wrangl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list Data Wrangling with Pyth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ealing the Semantics of Data Wrangling Scripts With COMAN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-purpose Declarative Inductive Programming with Domain-Specific</text:p>
            <text:p>  Background Knowledge for Data Wrangling Autom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 Data Wrangling with Associative Array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raping, ingestation, and modeling: bringing data from cars.com</text:p>
            <text:p>  into the intro stats clas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S: A Dataset File System for Data Discovering Use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rieval-Based Transformer for Table Augment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ble: An R Package for Organizing and Wrangling Multivariate</text:p>
            <text:p>  Spatio-temporal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 by Examp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set Discovery in Data Lak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R Programm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bu: A historical linguistic database for South Asian languag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rporating Open Data into Introductory Courses in Statistic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Data in the Statistics Classro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Assist: A Machine Learning Approach to Data Cleaning and Prepa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Twirl: A Python library for summarizing event data into</text:p>
            <text:p>  multivariate categorical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Machine Collaboration for Democratizing Data Scie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Data Cleaning Methods for Improved Machine Learning Model</text:p>
            <text:p>  Performan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otse: a speech data representation library for the modern deep</text:p>
            <text:p>  learning ecosyste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mells in Public Datase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Foundation Models Wrangle Your Data?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ing the Scripts of Data Wrangling with SOMNU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als, Process, and Challenges of Exploratory Data Analysis: An</text:p>
            <text:p>  Interview Stu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with Vadalog: Bridging Machine Learning and Reaso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AL: COde RepresentAtion Learning with Weakly-Supervised Transformers</text:p>
            <text:p>  for Analyzing Data Ana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ified Data Wrangling with ir_datase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 Language to Code Generation in Interactive Data Science</text:p>
            <text:p>  Noteboo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hs Explored, Paths Omitted, Paths Obscured: Decision Points &amp;</text:p>
            <text:p>  Selective Reporting in End-to-End Data Analys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rammar for Reproducible and Painless Extract-Transform-Load</text:p>
            <text:p>  Operations on Medium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ansion of Cyber Attack Data From Unbalanced Datasets Using Generative</text:p>
            <text:p>  Techniqu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 in Astrophysics: Developing New Methods, Discovering Our</text:p>
            <text:p>  Universe, and Educating the Eart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xtended Dawid-Skene Model: Fusing Information from Multiple Data</text:p>
            <text:p>  Schema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ech Decoupl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Approaches for Traffic Volume Forecasting: A Case Study</text:p>
            <text:p>  of the Moroccan Highway Networ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berg Sensemaking: A Process Model for Critical Data Analysis and</text:p>
            <text:p>  Visual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angling Rogues: Managing Experimental Post-Moore Architectur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 Synthesis using Conflict-Driven Learn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-Directed Program Synthesis for RESTful AP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in an Agent-Based Simulation Wor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angling Messy CSV Files by Detecting Row and Type Patter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Analytics for Network Level Short-Term Travel Time Prediction</text:p>
            <text:p>  with Hierarchical LSTM and Atten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dStream Maker: A Lightweight End-to-end Visualization Platform for</text:p>
            <text:p>  Qualitative Time-series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with 2-D Convolutional Neural Networks for breast cancer</text:p>
            <text:p>  diagno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upervised String Transformation Learning for Entity Consolid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al data wrangling with sequential variational autoencod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ducator's perspective of the tidyver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More with Less: Conditional PGGAN-based Data Augmentation for</text:p>
            <text:p>  Brain Metastases Detection Using Highly-Rough Annotation on MR Imag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mbleML: program the lakehouse with JSONiq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IWEAR: An end-to-end, data-driven framework for intelligent physical</text:p>
            <text:p>  activity prediction to empower mHealth interven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-Guided Deductive Search for Real-Time Program Synthesis from</text:p>
            <text:p>  Exampl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anding the scope of statistical computing: Training statisticians to</text:p>
            <text:p>  be software enginee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Typer: Automated Pipeline from Raw scRNA-Seq Data to Cell Type</text:p>
            <text:p>  Identific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trinsic degree of freedom for quasiparticle in thermodynamics with</text:p>
            <text:p>  medium effect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vine: A Visualization Approach for Large-scale Quantum Circuit</text:p>
            <text:p>  Representation and Analy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X: Towards verifiable PBE data transform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Interactive, Adaptive and Result-aware Big Data Analy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AR: A Synthesis Approach for Data Science API Refactor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Should Data Science Education Do with Large Language Models?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ve Imaging Informatics for Cancer Research: Workflow Automation</text:p>
            <text:p>  for Neuro-oncology (I3CR-WANO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4DSTEM: a software package for multimodal analysis of four-dimensional</text:p>
            <text:p>  scanning transmission electron microscopy datas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derations on how to investigate planes of satellite galaxi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Word on Machine Ethics: A Response to Jiang et al. (2021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tch Transformers: Scaling to Trillion Parameter Models with Simple</text:p>
            <text:p>  and Efficient Sparsi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icial Concepts of Artificial Intelligence: Institutional Compliance</text:p>
            <text:p>  and Resistance in AI Startup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Wrang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 Cleansing Method for Clustering Large-scale Transaction Databas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t Cleansing: Pileup Removal at High Luminosit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s Cleansing CNMF for Spatiotemporal Neural Signals Extraction of</text:p>
            <text:p>  Miniscope Imaging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ing Big Data Networks: The Impact of Veracit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hold Electricity Consumption Data Cleans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Measures and Data Cleansing for Research Information</text:p>
            <text:p> 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leansing with Contrastive Learning for Vocal Note Event</text:p>
            <text:p>  Annot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leansing for Deep Neural Networks with Storage-efficient</text:p>
            <text:p>  Approximation of Influence Func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leansing for Models Trained with SG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 cleansing of star-forming gas I: Did radiation from bright stars</text:p>
            <text:p>  affect the chemical composition of the Sun and of M67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 curve data cleansing and imputation via sparsity and low ran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NC: A New Server-side Data Cleansing Framework for Cellular Trajectory</text:p>
            <text:p>  Servic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L-Cleanse: Trojan Detection and Mitigation in Self-Supervised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Nonparametric Regression via Sparsity Control with Application to</text:p>
            <text:p>  Load Curve Data Cleans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leansing for Indoor Positioning Wi-Fi Fingerprinting Datase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r Observations of two TW Hydrae Association Brown Dwarf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riminating Human-authored from ChatGPT-Generated Code Via</text:p>
            <text:p>  Discernable Feature Analy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 cleansing of star-forming gas: II. Did late accretion flows change</text:p>
            <text:p>  the chemical composition of the solar atmosphere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aker recognition with two-step multi-modal deep cleans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E Samples for Learning with Noisy Labe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door Cleansing with Unlabeled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 set cleansing of backdoor poisoning by self-supervised</text:p>
            <text:p>  representation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 Generalization on COVID-19 Fake News Dete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of Macro-Scale Molecular Communications with Sensor Cleanse</text:p>
            <text:p>  Tim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 Warehouse Design for a Typical University Information Syste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ating Social Media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Landscape to Portrait: A New Approach for Outlier Detection in Load</text:p>
            <text:p>  Curve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Assist: A Machine Learning Approach to Data Cleaning and Prepa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tising data items for business analytics: Framework and</text:p>
            <text:p>  application to human resour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er Data Clustering using Data Mining Techniq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ent &amp; Valuate : A Data Enhancement Pipeline for Data-Centric A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 self-healing prediction model for high dimensional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 End Data Cleaning And Transformation In Standard Printed Form</text:p>
            <text:p>  Using Neural Model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Series Classification: Lessons Learned in the (Literal) Field while</text:p>
            <text:p>  Studying Chicken Behavio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cy Adhering Machine Un-learning in NL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isible Backdoor Attacks Using Data Poisoning in the Frequency Dom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etection pipeline for galactic binaries in LISA da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use of charged-track information to subtract neutral pileu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Expressive Linkage Rules using Genetic Programm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ing Graph Entities with Multiplicity and Provenan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or Detection in a Large-Scale Lexical Taxonom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acterization of particle removal in an airlift pump with a U-ben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Feasibility of Generic Deep Disaggregation for Single-Load</text:p>
            <text:p>  Extra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urn modeling of life insurance policies via statistical and machine</text:p>
            <text:p>  learning methods -- Analysis of important featur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ally Debugging AutoML Pipelines using Maro: ML Automated</text:p>
            <text:p>  Remediation Oracle (Extended Version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sing Jewel: A Neural Spelling Correction Model Built On Google</text:p>
            <text:p>  OCR-ed Tibetan Manuscrip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Data Quality Measurement and Monitoring Too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frequency intrinsic modes in El Niño Southern Oscillation Index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Developers' IDE Commands with Machine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Semantic Noise Cleansing of Categorical Data based on Semantic</text:p>
            <text:p>  Infus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shOut: Effective Phishing Detection Using Selected Featur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-Defined Functions for HDF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Backdoors with Global Average Pool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ment stages of the "rope" human intestinal parasi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 Rate Tracking using Wrist-Type Photoplethysmographic (PPG) Signals</text:p>
            <text:p>  during Physical Exercise with Simultaneous Acceleromet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the Performance of Trickle-Based Data Dissemination in</text:p>
            <text:p>  Low-Power Network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rative training of neural networks for intra predi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Open source Implementation of ITU-T Recommendation P.808 with</text:p>
            <text:p>  Valid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-Algebra: Towards Interactive Interpretability of Deep Neur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WNet: a two-module probabilistic Convolutional Neural Network with</text:p>
            <text:p>  embedded data cleansing functionali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Indian Supreme Court Judgments, Decisions, Or Appea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LL: A Semi-supervised Approach For Continual Noisy Label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erceptible Sample-Specific Backdoor to DNN with Denoising Autoencod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culating Great Britains half-hourly electrical demand from publicly</text:p>
            <text:p>  available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janPuzzle: Covertly Poisoning Code-Suggestion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ed Data Science Powered by Knowledge Graph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β$-Cores: Robust Large-Scale Bayesian Data Summarization in the</text:p>
            <text:p>  Presence of Outlie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tecture of Text Mining Application in Analyzing Public Sentiments</text:p>
            <text:p>  of West Java Governor Election using Naive Bayes Classific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kly Supervised Change Detection Using Guided Anisotropic Difus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TNU Taiwanese ASR System for Formosa Speech Recognition Challenge</text:p>
            <text:p>  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Comparison Between A Simple Full-Duplex Multi-Antenna Relay</text:p>
            <text:p>  And A Passive Intelligent Reflecting Surfac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sted shells reveal the rejuvenation of the Orion-Eridanus superbubb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TNU System at the Interspeech 2020 Non-Native Children's Speech ASR</text:p>
            <text:p>  Challen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-to-End Learning from Noisy Crowd to Supervised Machine Learning</text:p>
            <text:p>  Mode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iper Backdoor: Single Client Targeted Backdoor Attack in Federated</text:p>
            <text:p> 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Backdoor Attacks Against Machine Learning Mode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erse Engineering Imperceptible Backdoor Attacks on Deep Neural</text:p>
            <text:p>  Networks for Detection and Training Set Cleans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GOS++: Integrated Gradient Optimized Saliency by Bilateral</text:p>
            <text:p>  Perturb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Encoder: Backdoor Attacks to Pre-trained Encoders in Self-Supervised</text:p>
            <text:p> 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vor Pairing in Medieval European Cuisine: A Study in Cooking with</text:p>
            <text:p>  Dirty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: On-line Anomaly Detection for Highly Unreliable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hancing Robustness of On-line Learning Models on Highly Noisy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Driven Prediction of Route-Level Energy Use for Mixed-Vehicle</text:p>
            <text:p>  Transit Flee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emantic Knowledge Graph: A compact, auto-generated model for</text:p>
            <text:p>  real-time traversal and ranking of any relationship within a dom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fying changes in the British cattle movement networ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-RDBMS Hardware Acceleration of Advanced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er Algorithm of String Comparis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 of load forecasting studies by forecasting problem to</text:p>
            <text:p>  select load forecasting techniques and methodologi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Det: Backdoor Attacks on Object Dete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 Properties of Graphene Encapsulated with Different</text:p>
            <text:p>  Two-Dimensional Atomic Crystal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tic extinction maps around intermediate-mass black holes in</text:p>
            <text:p>  Galactic globular clust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EING: A pioneer work of encoding human gaze for autonomous driv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ational velocities of A-type stars. III. Velocity distributio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PI - Observatoire de Paris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omic-Scale Dynamics of the Formation and Dissolution of Carbon</text:p>
            <text:p>  Clusters in SiO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did the Universe Start from a Low Entropy State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nomics of Resilient Cloud Servic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ality Implies Inflationary Back-Rea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P-CNN: Visual Phrase Guided Convolutional Neural Networ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nInspect: Detecting Backdoors in Neural Networks via Output</text:p>
            <text:p>  Explanat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ojAI Software Framework: An OpenSource tool for Embedding Trojans</text:p>
            <text:p>  into Deep Learning Mode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vel Scheduling Framework Leveraging Hardware Cache Partitioning for</text:p>
            <text:p>  Cache-Side-Channel Elimination in Clou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niversity of Illinois Urbana-Champaign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sustainable exploitation of the geosynchronous orbital reg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lse contrast enhancement via non-collinear sum-frequency generation</text:p>
            <text:p>  with the signal and idler of an optical parametric amplifi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ataset and Baselines for Visual Question Answering on A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-Supervised Cleansing of Web Argument Corpo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Estimation of Influence of a Training Inst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ntology and Semantics of Quantum Theory for Quantum Gravit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leading Deep-Fake Detection with GAN Fingerprin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Weighted Monte Carlo: A hybrid option pricing framework using</text:p>
            <text:p> 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ch Experiences Are Influential for Your Agent? Policy Iteration with</text:p>
            <text:p>  Turn-over Dropo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results from SAPAC: towards a 3D-picture of the Fornax cluster</text:p>
            <text:p>  cor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talog of Calibrator Stars for Next-Generation Optical</text:p>
            <text:p>  Interferomet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biting of bacteria around micrometer-sized particles entrapping</text:p>
            <text:p>  shallow tents of flui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isible Backdoor Attacks on Deep Neural Networks via Steganography and</text:p>
            <text:p>  Regulariz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issimilar chemical composition of the planet-hosting stars of the</text:p>
            <text:p>  XO-2 binary syst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 know or not to know? How looking at payoffs signals selfish behavi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spectral Image Classification in the Presence of Noisy Labe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able postprocessing improvement of van der Waals heterostructur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drocarbon Contamination in Angstrom-scale Channel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Visual Domain Transfer Learning Approach for Heartbeat Sound</text:p>
            <text:p>  Classifi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modulators in food ingredients: insights from network</text:p>
            <text:p>  pharmacological evaluation of Ayurvedic herb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istic Endoscopic Image Generation Method Using Virtual-to-real</text:p>
            <text:p>  Image-domain Transl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erceptible and Multi-channel Backdoor Attack against Deep Neural</text:p>
            <text:p> 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Critical Evaluation of Robustness for Deep Learning Backdoor</text:p>
            <text:p>  Countermeasur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67-1194, an unusually Sun-like solar twin in M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ythms of Memory and Bits on Edge: Symbol Recognition as a Physical</text:p>
            <text:p>  Phenomen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arvard School of Engineering and Applied Sciences, Cambridge, MA, U.S.A.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undances and possible diffusion of elements in M67 sta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tnessing the transformation of a quasar host galaxy at z=1.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stituto de Astrofísica e Ciências do Espaço, Universidade do Porto, Portugal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Erase: Weakly Supervised Ink Artifact Removal in Document Text</text:p>
            <text:p>  Imag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med: Efficient Self-Healing Network of Low-End Devi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chemical Runaway in Exoplanet Atmospheres: Implications for</text:p>
            <text:p>  Biosignatur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-Net: LAB Color-Space Oriented Lightweight Network for Shadow Remov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Clean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uit implementation of bucket brigade qRAM for quantum state</text:p>
            <text:p>  prepa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ulating Module Assessment for Improved Academic Performance</text:p>
            <text:p>  Predictability in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well-posedness of 3-D inhomogeneous Navier-Stokes equations with</text:p>
            <text:p>  ill-prepared initial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algorithms for enumerating maximal common subsequences of two</text:p>
            <text:p>  string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Preparation for Software Vulnerability Prediction: A Systematic</text:p>
            <text:p>  Literature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ment of the Preparation Session Observational Tool (PSOT) for</text:p>
            <text:p>  Quantitative Analysis by Probing the Underlying Behaviors that Contribute to</text:p>
            <text:p>  Various Learning Assistant-Faculty Relationsh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Deterministic Preparation of Quantum States Using Decision</text:p>
            <text:p>  Diagra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raging Data Preparation, HBase NoSQL Storage, and HiveQL Querying</text:p>
            <text:p>  for COVID-19 Big Data Analytics Project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e preparation based on quantum phase estim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tate Preparation for Quantum Amplitude Estim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 Method for Classicality Certification in the Prepare and Measure</text:p>
            <text:p>  Scenari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usive Wave in the Low Mach Limit for Compressible Navier-Stokes</text:p>
            <text:p>  Equa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us of ATLAS and Preparation for the Pb-Pb Ru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or the ATLAS Collaboration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per dispersive estimates and asymptotics for a Boussinesq-type</text:p>
            <text:p>  system with larger ill-prepared initial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mptotics for the rotating fluids and primitive systems with large</text:p>
            <text:p>  ill-prepared initial data in critical spac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ining Student Marks based on Enrolled Modules Assessment Methods</text:p>
            <text:p>  using Data Mining Techniqu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tPipe: Orchestrating Data Preparation Program by Optimizing</text:p>
            <text:p>  Human-ChatGPT Interaction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: Relational Pre-trained Transformer Is Almost All You Need towards</text:p>
            <text:p>  Democratizing Data Prepa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ly reproducible low temperature scanning tunnelling microscopy and</text:p>
            <text:p>  spectroscopy with in situ prepared tip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-based state preparation of Kerr parametric oscillator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lScheme: A level scheme drawing and scientific figure preparation</text:p>
            <text:p>  system for Mathemati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ing Many Copies of a Quantum State in the Black-Box Mode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hnical Report on Data Integration and Prepa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ssing the association between pre-course metrics of student</text:p>
            <text:p>  preparation and student performance in introductory statistics: Results from</text:p>
            <text:p>  early data on simulation-based inference vs. nonsimulation based inferen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Assist: A Machine Learning Approach to Data Cleaning and Prepa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for classification and quantification of monoclonal</text:p>
            <text:p>  antibody preparations for cancer therap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3: Accelerator-Friendly Lossless Image Format for High-Resolution,</text:p>
            <text:p>  High-Throughput DNN Trai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preparation for asteroseismology with TES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ding classical data into a quantum compu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-guaranteed quantum tomograph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al quantum state preparation via quantum data bus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ing fMRI Data for Statistical Analysi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Quality Over Quantity: Pitfalls and Guidelines for Process</text:p>
            <text:p>  Analyti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Pilot: Utilizing Quality and Usage Information for Subset Selection</text:p>
            <text:p>  during Visual Data Prepa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ive field theory approach to LHC Higgs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S RPC data taking during the LHC Run-2 and activities during Long</text:p>
            <text:p>  Shutdown 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n behalf of CMS Collaboration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mpressible limit of the compressible magnetohydrodynamic equations</text:p>
            <text:p>  with periodic boundary condit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ro Mach Number Limit of the Compressible Primitive Equations Part I:</text:p>
            <text:p>  Well-prepared Initial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y of thickness dependent density in ultrathin water soluble polymer</text:p>
            <text:p>  film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itivity of the stress response function to packing prepar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ally rigorous mitigation of multiqubit measurement erro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-Box Quantum State Preparation with Inverse Coefficien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-selection-free preparation of high-quality physical qubi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llow quantum circuits for efficient preparation of Slater</text:p>
            <text:p>  determinants and correlated states on a quantum comput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versatile and reproducible cryo-sample preparation methodology for</text:p>
            <text:p>  atom probe studi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y-based Fault-tolerant Preparation of Quantum Polar Codes Encoding</text:p>
            <text:p>  One logical Qubi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Regularity for the Navier-Stokes equations with large, slowly</text:p>
            <text:p>  varying initial data in the vertical direc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M-Orsay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ugmented Translation Technique for low Resource language pair:</text:p>
            <text:p>  Sanskrit to Hindi transl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ing Bengali-English Code-Mixed Corpus for Sentiment Analysis of</text:p>
            <text:p>  Indian Langua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 Analysis on Jester Dataset: A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-Enhanced Variational Monte Carlo Simulations for Rydberg Atom</text:p>
            <text:p>  Array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morphic Testing and Debugging of Tax Preparation Softwa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-I Transition in a-Conducting Carbon Films Induced by Boron Dopi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rt-Depth Circuits for Dicke State Prepa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agnetic centers in graphene nanoribbons prepared from longitudinal</text:p>
            <text:p>  unzipping of carbon nanotub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Experiences with LHC Grid Computing and Distributed Analysi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ing Korean Data for the Shared Task on Parsing Morphologically</text:p>
            <text:p>  Rich Languag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ayer and Relaxation Limit of Non-Isentropic Compressible Euler</text:p>
            <text:p>  Equations with Damp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Interesting Plots in Production Yield Data Analytic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a singular limit for the compressible rotating Euler syste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singular limits arising in the scale analysis of stratified fluid</text:p>
            <text:p>  flow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form regularity for the compressible Navier-Stokes system with low</text:p>
            <text:p>  Mach number in bounded domai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limit for nu_(e)-&gt;nu_(tau) oscillation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/psi suppress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. Fermi Centre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ations of Higgs data for the electroweak chiral Lagrangi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utinizing single-qubit quantum channels: Theory and experiment with</text:p>
            <text:p>  trapped io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nt-Miner : An Ensemble Ant-Miner to Improve the ACO Classifi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principal component analysis only achieves an exponential</text:p>
            <text:p>  speedup because of its state preparation assump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gorous justification of the hydrostatic approximation limit of viscous</text:p>
            <text:p>  compressible flow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ure: Automated Tabular Data Curation Technique for ML Pipelin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TASTREAM: A Streaming Approach to Machine Translation Trai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form and optimal error estimates of an exponential wave integrator</text:p>
            <text:p>  sine pseudospectral method for the nonlinear Schrodinger equation with wave</text:p>
            <text:p>  operat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the noncontextuality inequalities for arbitrary prepare-and-measure</text:p>
            <text:p>  experiments with respect to any fixed sets of operational equivalenc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ally Prepare Training Data for YOLO Using Robotic In-Hand</text:p>
            <text:p>  Observation and Synthe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ve filtering techniques for interferometric data preparation:</text:p>
            <text:p>  removal of long-term sinusoidal signals and oscillatory transient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lbert-Einstein-Institu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ed data validation: an industrial experience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 of control power in controlled remote state preparation schem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 and marginal isotope effects in cuprate superconducto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low Mach number limit for the compressible Euler syste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P-II SSR2 Cavities Fabrication and Processing Exper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ermilab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VIMOS Mask Preparation Softwar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lty-Prepared Few-Shot Classif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take on measuring relative nutritional density: The feasibility of</text:p>
            <text:p>  using a deep neural network to assess commercially-prepared pureed food</text:p>
            <text:p>  concentra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Scale Training for Object Dete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-rank quantum state prepa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ness for Text Classification Tasks with Identity Information Data</text:p>
            <text:p>  Augmentation Method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cryptography with classical communication: parallel remote state</text:p>
            <text:p>  preparation for copy-protection, verification, and mo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 the stage for data science: integration of data management</text:p>
            <text:p>  skills in introductory and second courses in statist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with Apache SystemM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yPl: Python Monadic Pipeline Library for Complex Functional Data</text:p>
            <text:p>  Process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álisis de Canasta de mercado en supermercados mediante mapas</text:p>
            <text:p>  auto-organizado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ture Selection: A Data Perspectiv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sues in the Extraction of m_s and V_us from Hadronic Tau Decay Da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trino mass constraint from CMB and its degeneracy with other</text:p>
            <text:p>  cosmological parame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 the modern tools and methods of scientific research conducting in</text:p>
            <text:p>  the field of the history of Mathemati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ing data for pathological artificial intelligence with</text:p>
            <text:p>  clinical-grade performanc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epartment of Biomedical Engineering, School of Basic Medical Sciences, Central South University, Changsha, China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 for Infusing Authentic Data Experiences Within Statistics</text:p>
            <text:p>  Cours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ing Scientometrics: Dimensions as a route to broadening context</text:p>
            <text:p>  for analys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ormat for GRAND data storage and related Python interfac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insic inhomogeneity effects in magnetic, transport and</text:p>
            <text:p>  magnetoresistive properties of La_{1-x}Ca_{x}MnO_{3} (x\approx 0.33) crystal</text:p>
            <text:p>  prepared by the floating zone metho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preparation of graph stat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-entaglement shows that individual quantum systems do not possess</text:p>
            <text:p> 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ora Preparation and Stopword List Generation for Arabic data in</text:p>
            <text:p>  Social Networ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Waste-Efficient Algorithm for Single-Droplet Sample Preparation on</text:p>
            <text:p>  Microfluidic Ch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orn rule as a parallel transport equation: Detecting multiqudit</text:p>
            <text:p>  state-preparation and measurement correla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eneral bound for the dimension of quantum behaviours in the</text:p>
            <text:p>  prepare-and-measure scenar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istic Preparation of Dicke Stat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ver Mixers for QAOA: Shifting Complexity from Mixer Design to State</text:p>
            <text:p>  Prepa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ational Discovery Cloud: Preparing the US for Global Competitiveness</text:p>
            <text:p>  in the New Era of 21st Century Digital Transform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on Broad Ion beam sectioning and high resolution scanning electron</text:p>
            <text:p>  microscopy imaging of hydrated alit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sparse quantum state prepa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earning the Difference: Preparing Large Language Models for</text:p>
            <text:p>  Efficient Adapt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-wise quantum grayscale image representation and compression scheme</text:p>
            <text:p>  using state connec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e the Chair for the Bear! Robot Imagination of Sitting Affordance</text:p>
            <text:p>  to Reorient Previously Unseen Chair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AR-based drone navigation with reinforcement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ing the bound instance of quantum entangleme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Route to Fluorescent SWNT/Silica Nanocomposites: Balancing</text:p>
            <text:p>  Fluorescence Intensity and Environmental Sensitivit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D thesis - 'Electronic Processes at the Interface of Organic</text:p>
            <text:p>  Semiconductors'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ation, Characterization and electronic structure of Ti-doped</text:p>
            <text:p>  Bi$_2$Se$_3$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-independent certification of Hilbert space dimension using a</text:p>
            <text:p>  family of Bell express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tion and verification of 27-qubit Greenberger-Horne-Zeilinger</text:p>
            <text:p>  states in a superconducting quantum compu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able Experimental Bounds for Entangled Quantum State Fideliti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-pressure synthesis and the enhancement of the superconducting</text:p>
            <text:p>  properties of FeSe0.5Te0.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Learning and Crystal Plasticity: A Preconditioning Approach for</text:p>
            <text:p>  Accurate Orientation Evolution Predi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tible deep neural network framework with financial time series</text:p>
            <text:p>  data, including data preprocessor, neural network model and trading strateg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 Transformation of EFL Teaching and Learning Approach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mpact of Data Preparation on the Fairness of Software System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ation to the CMB PLANCK data analysis, estimation of the</text:p>
            <text:p>  contamination due to the galactic polarized emiss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PSC Grenoble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sources to initial data and back again: on bulk singularities in</text:p>
            <text:p>  Euclidean AdS/C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sensor integrated drone for weather indices: a prototype for</text:p>
            <text:p>  pre-flight prepa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self-Kerr scheme for optical Schrödinger-cat state prepar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inguishing two preparations for same pure state leads to signall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mal deterministic remote state preparation via a non-maximally</text:p>
            <text:p>  entangled channel without additional quantum resourc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rieval-Based Transformer for Table Augment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Statistics at Google Sca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 caso de big data punta a punta: análisis de datos de transporte y</text:p>
            <text:p>  su uso en el negoc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ng CFD Rules on Big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Simple Features to Moving Features and Beyond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llelism detection using graph labell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ture Map for Quantum Data: Probabilistic Manipul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communication games manifest preparation contextualit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ATLAS results and preparations for Run 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ed preparation of Kepler time series of planet hosts for</text:p>
            <text:p>  asteroseismic analysi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treat: a data.frame Processor for Predictive Model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ing and Tracking Solar Magnetic Flux Elements with Deep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Net: Imperceptible and blackbox-undetectable backdoors in compiled</text:p>
            <text:p>  neural network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-circuit measurements on a neutral atom quantum process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 Comparison of Pre-trained Models for Speech-to-Text in</text:p>
            <text:p>  Turkish: Whisper-Small and Wav2Vec2-XLS-R-300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Preparation of Large Block Code Ancilla States for</text:p>
            <text:p>  Fault-tolerant Quantum Comput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aplace project: an integrated suite for correlative atom probe</text:p>
            <text:p>  tomography and electron microscopy under cryogenic and UHV condi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oth input preparation for quantum and quantum-inspired machine</text:p>
            <text:p> 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angling Messy CSV Files by Detecting Row and Type Patter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EP Testimony: Exotic Searches and Studie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weak symmetry breaking and precision da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imuthal Correlations in p-p collisio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onential approximations for the primitive equations of the oce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lk Observables in pp, dA and AA Collisions at RHI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or the PHOBOS collaboration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Gravity Phenomenolog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ew Algorithm for Building Alphabetic Minimax Tre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ly virtual Compton scattering and generalized parton distributi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labria U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man Science Center for the Solar Dynamics Observator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ference Model for Anomalously Interacting Bos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edictive phenomenological tool at small Bjorken-x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us of Air Shower Simulation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CE status and highligh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or the ALICE Collaboration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heno-analysis of B-&gt; K(*) mu^+ mu^- decays in 2011 pl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62 Orion: Updated Amplitude and Period Vari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gence of the one-dimensional Cahn-Hilliard equ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tem adjustment for targeted performance combining symbolic regression</text:p>
            <text:p>  and set invers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iscid incompressible limits of the full Navier-Stokes-Fourier syste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iscid incompressible limits under mild stratification: A rigorous</text:p>
            <text:p>  derivation of the Euler-Boussinesq syste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introduction to spectral data for Higgs bundl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tures and implications of the plateau inflationary potentia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clear parton distribution func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a singular limit for stratified compressible flui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string comparison metho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The Top 10 OWASP Vulnerabiliti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rge Times Existence for Thin Vibrating Rod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en non-standard models coupling quantum matter and grav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gorous derivation of the compressible Navier-Stokes equations from the</text:p>
            <text:p>  two-fluid Navier-Stokes-Maxwell equatio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and Preparing Data of Industrial Processes for Machine</text:p>
            <text:p>  Learning Applica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dowoodo: Contrastive Self-supervised Learning for Multi-purpose Data</text:p>
            <text:p>  Integration and Prepa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data modeling for integration in data warehous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ontext Informed Data Wrangl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and Offline Computing systems in the PHENIX experimen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or the PHENIX collaboration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 regularity for some classes of large solutions to the</text:p>
            <text:p>  Navier-Stokes equati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JLL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Process Estimation via Generic Two-Body Correlatio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PGA based data acquisition system for COMPASS experi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xamination of the Effectiveness of Teaching Data Modelling Concep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- English Speech Statistical Machine Translation Systems for the</text:p>
            <text:p>  IWSLT 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nent-based Synthesis of Table Consolidation and Transformation</text:p>
            <text:p>  Tasks from Exampl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al training of neural network approximations of solution maps</text:p>
            <text:p>  for physical model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statistical techniques and replication samples for imputation of</text:p>
            <text:p>  metabolite missing valu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Mach and low Froude number limit for vacuum free boundary problem of</text:p>
            <text:p>  all-time classical solutions of 1-D compressible Navier-Stokes equ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ng time to graduation at a large enrollment American univers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upervised Pixel-wise Hyperspectral Anomaly Detection via Autoencoding</text:p>
            <text:p>  Adversarial Network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 Deep Networks from Zero to Hero: avoiding pitfalls and going</text:p>
            <text:p>  beyon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rotation and inviscid limits for the SQG equation with general</text:p>
            <text:p>  ill-prepared initial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strial Big Data Analytics: Challenges, Methodologies, and</text:p>
            <text:p>  Applic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Leading ORder Hadronic Contribution to (g-2)_m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Prepa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 to Explore: on Bootstrapping Interactive Data Exploration with</text:p>
            <text:p>  Meta-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he Importance of Exploration for Real Life Learned Algorith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nstration of InsightPilot: An LLM-Empowered Automated Data</text:p>
            <text:p>  Exploration System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e-Bench: Data Sets, Metrics and Evaluations for Frontier-based and</text:p>
            <text:p>  Deep-reinforcement-learning-based Autonomous Explo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for Mars Explo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Slicer: Task-Based Data Selection for Visual Data Explor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-Dependent Upper-Confidence Bounds for Directed Explor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and Exploiting Data Heterogeneity in Recommend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CLICHEV: Exploring the History of Climate Change in Latin America</text:p>
            <text:p>  within Newspapers Digital Collection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DE: An Automated Sample-based Approach for Interactive Data</text:p>
            <text:p>  Explor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ation of User Groups in VEX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sing the sky through the ASI Science Data Centre Data Explorer Too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ximal Policy Optimization via Enhanced Exploration Efficienc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witter Explorer: a Framework for Observing Twitter through</text:p>
            <text:p>  Interactive Network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Guided Data Explor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@Hand: Fostering Visual Exploration of Personal Data on Smartphones</text:p>
            <text:p>  Leveraging Speech and Touch Intera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-analysis Framework for Exploring Multivariate Scientific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arallel Coordinates Plot Revisited: Visual Extensions from Hive</text:p>
            <text:p>  Plots, Heterogeneous Correlations, and an Exploration of Covid-19 Data in the</text:p>
            <text:p>  United Stat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ng best practices in the management of geothermal exploration 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RGM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on of Explore-Exploit Policies in Multi-result Ranking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Graph Exploration with Binocula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ation of Faulty Hamiltonian Graph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upled Exploration and Exploitation Policies for Sample-Efficient</text:p>
            <text:p>  Reinforcement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tial learning and control: Targeted exploration for robust</text:p>
            <text:p>  perform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e-Before-Talk: Multichannel Selection Diversity for Uplink</text:p>
            <text:p>  Transmissions in Machine-Type Commun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line Meta Learning of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herical Panoramas for Astrophysical Data Visualiz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 Intelligence Requires Rethinking Explo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Narratives: Data Tours for Visual Network Exploration and</text:p>
            <text:p>  Analy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nut Palm: Static and Streaming Data Series Exploration Now in your</text:p>
            <text:p>  Pal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Data Augmentation Methods on Social Media Corpo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ing through Things: Exploring the Design Space of Privacy-Aware</text:p>
            <text:p>  Data-Enabled Objec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f Exploration Methods in Reinforcement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king Open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EWARE - Data Mining &amp; Exploration Web Application Resour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ed archive and single access system for accelerometric event</text:p>
            <text:p>  data : a NERIES initiativ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Terre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ing Interactivity on Displays of Multivariate Time Series and</text:p>
            <text:p>  Longitudinal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st: A Platform for Benchmarking and Exploring Data Matching Resul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ndations of a live data exploration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niversity of Kent, United Kingdom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rsarial Gradient Driven Exploration for Deep Click-Through Rate</text:p>
            <text:p>  Predi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able families of graph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 Exploration for Learning Symbolic Representa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mpson Sampling on Asymmetric $α$-Stable Bandi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it Generative Modeling for Efficient Explo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tic Curiosity for Active Visual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formly Conservative Exploration in Reinforcement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ogeneity in Regress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Exploration-Exploitation Trade-Off in Active Learning Regression</text:p>
            <text:p>  with Bayesian Hierarchical Model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 Data Visualization: Keeping Traces of the Exploration Proces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el Visualization and Exploration in I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ly Spaced Data Points and Radial Basis Functio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a comprehensive visualization of structure in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Visualization Too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Ex: Accuracy-Aware Differentially Private Data Explor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galaxy evolution with generative model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T Flow Explorer: Extract, Query, and Visualize Human Mobilit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ive Data Debiasing through Bounded Explo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ierarchical Aggregation Framework for Efficient Multilevel Visual</text:p>
            <text:p>  Exploration and Analysi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tractive Summarization for Low Resource Data using Domain Transfer</text:p>
            <text:p>  and Data Synthe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Excel: A Web-Based Framework for Exploring Big Data in Social</text:p>
            <text:p>  Scienc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ight: Rapid Data Exploration Through Guidepos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ve data exploration for high-performance fluid flow</text:p>
            <text:p>  computations through porous med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echnische Universität München, Munich, Germany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d Visual Exploration of Relations in Data Se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-Policy Evaluation with Online Adaptation for Robot Exploration in</text:p>
            <text:p>  Challenging Environment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crumbs to the Goal: Goal-Conditioned Exploration from</text:p>
            <text:p>  Human-in-the-Loop Feedbac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A-RAW: Scalable Exploration over Raw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: Challenges and Direc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oing Seamlessness: Exploring Seams for Critical Visual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rix: Interactive Visual Data Exploration at Sca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kAxis: Towards a Systematic Combination of Projection and Ranking in</text:p>
            <text:p>  Multi-Attribute Data Explo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 of GTD from Flat File Format to OLAP for Data Mi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xploration of Embodied Visual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o Scholar: Interactive Visual Exploration of Literature in Brows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tic OcTree Mapping and Shannon Mutual Information Computation for</text:p>
            <text:p>  Robot Explo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DE: Scalable Value-Decomposition Exploration for Cooperative</text:p>
            <text:p>  Multi-Agent Reinforcement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and Distilling Posterior and Prior Knowledge for Radiology</text:p>
            <text:p>  Report Gene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ation of Heterogeneous Data Using Robust Similarit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als, Process, and Challenges of Exploratory Data Analysis: An</text:p>
            <text:p>  Interview Stud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Word Embeddings for Visual Data Exploration with Ontodia and</text:p>
            <text:p>  Wikidat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eted Search of Heterogeneous Geographic Information for Dynamic Map</text:p>
            <text:p>  Proje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al Online Graph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al Challenges of Big Brain Network Da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ime Flexibility in Wireless Data Pla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Shapley Value in Data Assemblage Under Independent Utilit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Offline Measures for Exploration in Reinforcement Learning</text:p>
            <text:p>  behave?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umetric Spanners: an Efficient Exploration Basis for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strapped Thompson Sampling and Deep Explor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iosity-driven Exploration in Sparse-reward Multi-agent Reinforcement</text:p>
            <text:p> 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Exploration with Examples for Scalable Robotic Reinforcement</text:p>
            <text:p>  Learn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ania: Visualizing Data Analysis Pipelines for Natural Language-Based</text:p>
            <text:p>  Data Explo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tial Design of Experiments via Linear Programmi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raph Exploration Problem with Advi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oral Difference Uncertainties as a Signal for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ustness-Driven Exploration with Probabilistic Metric Temporal Log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mpirical Analysis on Transparent Algorithmic Exploration in</text:p>
            <text:p>  Recommender System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 Efficient Deep Reinforcement Learning through Preference-Guided</text:p>
            <text:p>  Stochastic Explo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stic Counterexample Guidance for Safer Reinforcement Learning</text:p>
            <text:p>  (Extended Version)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Multi-Resolution Frontier-Based Planner for Autonomous 3D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ing Online Learning and Offline Learning for Contextual Bandits</text:p>
            <text:p>  with Deficient Sup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oral Graph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mpirical Network Analysis of Website Visito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larative Data Analytics: a Surve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ens University of Economics and Business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he Relationship Between Road Infrastructure and Crimes in</text:p>
            <text:p>  Memphis, Tennesse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augmentation enhanced speaker enrollment for text-dependent speaker</text:p>
            <text:p>  verif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Self-Supervised Data Collection for Offline Robot Learn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esian Adaptive Explor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from Logged Implicit Exploration D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ling False Discoveries During Interactive Data Explor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kViser:A Visual Explorer of Blockchain-based Cryptocurrency</text:p>
            <text:p>  Transaction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ation and Visualization in the Web of Big Linked Data: A Survey of</text:p>
            <text:p>  the State of the Ar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Scale-Measures of Data Se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ystem for exploring big data: an iterative k-means searchlight for</text:p>
            <text:p>  outlier detection on open health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RUS: Foundation Models for Unified Data Discovery and Explor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ed Data Integration with Conflic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hallenges of Exploration for Offline Reinforcement Learn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PView: Differentially Private Materialized View for Exploring High</text:p>
            <text:p>  Dimensional Relational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 Explore What Isn't There -- Glyph-based Visualization for Analysis of</text:p>
            <text:p>  Missing Valu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ng Data Scie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Data Formats for Big Bioinformatics Data Analyt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Big Data technologies to optimize operations in Upstream</text:p>
            <text:p>  Petroleum Indust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ation of scale-free network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pid Posterior Exploration in Bayesian Non-negative Matrix</text:p>
            <text:p>  Factoriz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kidata-lite for Knowledge Extraction and Explor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Users Explore Ontologies on the Web: A Study of NCBO's BioPortal</text:p>
            <text:p>  Usage Log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Vista: Interactive Exploration Of Large Graph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-Constrained Trajectory Optimization for Safe Exploration and</text:p>
            <text:p>  Learning of Nonlinear Syste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ic surface exploration with vision and tactile sensing for cracks</text:p>
            <text:p>  detection and characterisa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-guided data exploration using randomis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htBi: Exploring Cross-View Data Relationships with Bicluste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he Personal Informatics Analysis Gap: "There's a Lot of</text:p>
            <text:p>  Bacon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Scholarly Data by Semantic Query on Knowledge Graph Embedding</text:p>
            <text:p>  Spac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Spectrum Chat: Data Exploration in Public Health Using Large Language</text:p>
            <text:p> 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roViz: Visual Analysis of Public Transportation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ight: Recommending Visual Insigh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iprocity-gap misfit functional for Distributed Acoustic Sensing,</text:p>
            <text:p>  combining data from passive and active sourc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rade-offs in Dynamic Task Triggering for Loosely Coupled</text:p>
            <text:p>  Scientific Workflow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 We Achieve More with Less? Exploring Data Augmentation for Toxic</text:p>
            <text:p>  Comment Classifi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ebook AI's WMT20 News Translation Task Submiss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pretable, predictive spatio-temporal models via enhanced Pairwise</text:p>
            <text:p>  Directions Estim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fe Exploration in Markov Decision Processes with Time-Variant Safety</text:p>
            <text:p>  using Spatio-Temporal Gaussian Proces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earning for Contextual Bandit Explo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ual Overfit Method of Explo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tematic design space exploration by learning the explored space using</text:p>
            <text:p>  Machine 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QLite: Communication-Efficient Multi-Robot Exploration Using</text:p>
            <text:p>  Coverage-biased Distributed Q-Learnin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Robot Multi-Room Exploration with Geometric Cue Extraction and</text:p>
            <text:p>  Spherical Decomposi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s of Dirty Data: and Experimental Evalua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df:SynopsViz - A Framework for Hierarchical Linked Data Visual</text:p>
            <text:p>  Exploration and Analysi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Soil Compaction Mapping through Kriging-based Exploration with a</text:p>
            <text:p>  Mobile Robo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Themis: Interactive Mining and Exploration of Suspicious Tax Evasion</text:p>
            <text:p>  Grou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ation of object recognition from 3D point clou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Model Investigative Exploration of Social Media Data with</text:p>
            <text:p>  boutique: A Case Study in Public Healt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weaving Multimodal Interaction with Flexible Unit Visualizations</text:p>
            <text:p>  for Data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aVIE-v: immersive Data Visualisation Interactive Explorer for</text:p>
            <text:p>  volumetric rend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Unified Comparison of User Modeling Techniques for Predicting Data</text:p>
            <text:p>  Interaction and Detecting Exploration Bi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HRDiff: Exploring Realistic EHR Synthesis with Diffusion Model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Data Mining of Genomic Databases by Immersive Graph-Based</text:p>
            <text:p>  Explora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MSI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 button machine for automating feature engineering in relational</text:p>
            <text:p>  databas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Tenets of Data Democratiz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BRA: Z-order Curve-based Event Retrieval Approach to Efficiently</text:p>
            <text:p>  Explore Automotive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hints for dark energy density evolution in light of recent</text:p>
            <text:p> 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undamental Incompatibility of Hamiltonian Monte Carlo and Data</text:p>
            <text:p>  Subsampl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ramework to Explore the Knowledge Structure of Multidisciplinary</text:p>
            <text:p>  Research Fiel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urvey on Knowledge integration techniques with Artificial Neural</text:p>
            <text:p>  Networks for seq-2-seq/time series mode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Urban Form Through Openstreetmap Data: A Visual Introduc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Data Augmentation for Code Generation Task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Xenophobic Events through GDELT Data Analysi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y Finetuning in Reinforcement Learning via Design of Experiments</text:p>
            <text:p>  using Offline Da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el-Guided Graph Exploration with Adjustable Ratio of Label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Reward-Free RL with Kernel and Neural Function Approximations:</text:p>
            <text:p>  Single-Agent MDP and Markov Ga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ro-Memory Graph Exploration with Unknown Inpor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E: Personalized Interest Exploration for Large-Scale Recommender</text:p>
            <text:p>  System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in embodied action-perception loops through explor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ing Curiosity in a Mobile Robot for Long-Term Autonomous</text:p>
            <text:p>  Exploration and Monitor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to Gather Information via Imit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line Reinforcement Learning as Anti-Explor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Schema Inference for Data Lak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machine learning to reduce ensembles of geological models for oil</text:p>
            <text:p>  and gas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ortless Data Exploration with zenvisage: An Expressive and</text:p>
            <text:p>  Interactive Visual Analytics Syste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ht bounds for undirected graph exploration with pebbles and multiple</text:p>
            <text:p>  agen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llel Data Compression Techniqu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dership and Participation in NASA's Explorer-Class Miss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VISE: An Interactive Visual Analytics Tool to Explore Evolution of</text:p>
            <text:p>  Keywords' Relations in Tweet D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nstration-Guided Reinforcement Learning with Efficient Exploration</text:p>
            <text:p>  for Task Automation of Surgical Robo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anding tidy data principles to facilitate missing data exploration,</text:p>
            <text:p>  visualization and assessment of imput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rials Informatics Reveals Unexplored Structure Space in Cuprate</text:p>
            <text:p>  Superconducto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t Online Estimation of Causal Effects by Deciding What to</text:p>
            <text:p>  Observ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V-Linker: Supporting Linked Exploration of Phone Usage Log Data and</text:p>
            <text:p>  Screen Video Da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lishing Life Science Data as Linked Open Data: the Case Study of</text:p>
            <text:p>  miRBas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operties of the Data Distillation Method When Working With Tabular</text:p>
            <text:p>  Da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list Data Wrangling with Pyth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HAP: Interactive visualization of genotype and phased haplotype d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EX: Galaxy Evolution Explor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ing novel computer music techniques by exploring the space of</text:p>
            <text:p>  short computer program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Exploring Temporal Graphs of Small Pathwidt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people explore virtual environments?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-Box Decision based Adversarial Attack with Symmetric</text:p>
            <text:p>  $α$-stable Distribu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rgodic Measure for Active Learning From Equilibriu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Examination of Grouping and Spatial Organization Tasks for</text:p>
            <text:p>  High-Dimensional Data Explor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o Lite: Open-Source Interactive Graph Exploration and Visualization</text:p>
            <text:p>  in Browse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NeRF: Training Implicit Scene Representations with Autonomous Age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Data Exploration</text:p>
          </table:table-cell>
          <table:table-cell table:number-columns-repeated="1020"/>
        </table:table-row>
        <table:table-row table:style-name="ro1" table:number-rows-repeated="10440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7:06:39</meta:creation-date>
    <meta:initial-creator>openpyxl</meta:initial-creator>
    <dc:date>2023-08-21T13:14:37.199417845</dc:date>
    <meta:generator>LibreOffice/7.3.7.2$Linux_X86_64 LibreOffice_project/30$Build-2</meta:generator>
    <meta:editing-duration>PT1M23S</meta:editing-duration>
    <meta:editing-cycles>1</meta:editing-cycles>
    <meta:document-statistic meta:table-count="1" meta:cell-count="18060" meta:object-count="0"/>
    <meta:user-defined meta:name="AppVersion">3.0</meta:user-defined>
  </office:meta>
</office:document-meta>
</file>